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4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2.185cm"/>
    </style:style>
    <style:style style:name="co5" style:family="table-column">
      <style:table-column-properties fo:break-before="auto" style:column-width="2.706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021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1.94cm"/>
    </style:style>
    <style:style style:name="co10" style:family="table-column">
      <style:table-column-properties fo:break-before="auto" style:column-width="2.131cm"/>
    </style:style>
    <style:style style:name="co11" style:family="table-column">
      <style:table-column-properties fo:break-before="auto" style:column-width="2.0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6600"/>
    </style:style>
    <style:style style:name="ce16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AR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Default"/>
        <table:table-column table:style-name="co1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Test image:</text:p>
          </table:table-cell>
          <table:table-cell office:value-type="string">
            <text:p>lena_secret.bmp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Image size:</text:p>
          </table:table-cell>
          <table:table-cell office:value-type="string">
            <text:p>512x512x3 byte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Threshold:</text:p>
          </table:table-cell>
          <table:table-cell office:value-type="float" office:value="50">
            <text:p>50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Sigma</text:p>
          </table:table-cell>
          <table:table-cell office:value-type="string">
            <text:p>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Gblur mask size</text:p>
          </table:table-cell>
          <table:table-cell office:value-type="string">
            <text:p>NG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Canny (Sobel) mask size</text:p>
          </table:table-cell>
          <table:table-cell office:value-type="string">
            <text:p>NC</text:p>
          </table:table-cell>
          <table:table-cell/>
          <table:table-cell table:style-name="Default" table:number-columns-repeated="6"/>
          <table:table-cell table:number-columns-repeated="15"/>
          <table:table-cell table:formula="of:=666/1000" office:value-type="float" office:value="0.666">
            <text:p>0,666</text:p>
          </table:table-cell>
          <table:table-cell table:number-columns-repeated="998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3">
          <table:table-cell/>
          <table:table-cell office:value-type="string">
            <text:p>ARM running at <text:span text:style-name="T1">666 Mhz</text:span></text:p>
          </table:table-cell>
          <table:table-cell table:number-columns-repeated="2"/>
          <table:table-cell table:style-name="Default" table:number-columns-repeated="6"/>
          <table:table-cell table:number-columns-repeated="15"/>
          <table:table-cell table:style-name="ce4" office:value-type="string">
            <text:p>Normalized at 1GHz</text:p>
          </table:table-cell>
          <table:table-cell table:number-columns-repeated="998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table:style-name="ce3" table:number-columns-repeated="20"/>
          <table:table-cell table:number-columns-repeated="4"/>
          <table:table-cell table:style-name="ce3" table:number-columns-repeated="20"/>
          <table:table-cell table:number-columns-repeated="979"/>
        </table:table-row>
        <table:table-row table:style-name="ro1">
          <table:table-cell/>
          <table:table-cell table:style-name="ce4" office:value-type="string">
            <text:p>ARM</text:p>
          </table:table-cell>
          <table:table-cell table:number-columns-repeated="2"/>
          <table:table-cell table:style-name="Default" table:number-columns-repeated="6"/>
          <table:table-cell table:number-columns-repeated="15"/>
          <table:table-cell table:style-name="ce4" office:value-type="string">
            <text:p>ARM</text:p>
          </table:table-cell>
          <table:table-cell table:number-columns-repeated="998"/>
        </table:table-row>
        <table:table-row table:style-name="ro3">
          <table:table-cell table:number-columns-repeated="3"/>
          <table:table-cell table:style-name="ce4" office:value-type="string" table:number-columns-spanned="6" table:number-rows-spanned="1">
            <text:p>0: Everything done in CPU, OpenCV standard functions</text:p>
          </table:table-cell>
          <table:covered-table-cell table:number-columns-repeated="5" table:style-name="Default"/>
          <table:table-cell table:style-name="Default"/>
          <table:table-cell table:number-columns-repeated="17"/>
          <table:table-cell table:style-name="ce4" office:value-type="string" table:number-columns-spanned="6" table:number-rows-spanned="1">
            <text:p>0: Everything done in CPU, OpenCV standard functions</text:p>
          </table:table-cell>
          <table:covered-table-cell table:number-columns-repeated="5"/>
          <table:table-cell table:number-columns-repeated="991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5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979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5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979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1" table:number-columns-repeated="5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1" table:number-columns-repeated="979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 office:value-type="float" office:value="5.62">
            <text:p>5,62</text:p>
          </table:table-cell>
          <table:table-cell table:style-name="Default" office:value-type="float" office:value="5.75">
            <text:p>5,75</text:p>
          </table:table-cell>
          <table:table-cell table:number-columns-repeated="2" table:style-name="Default" office:value-type="float" office:value="5.6">
            <text:p>5,6</text:p>
          </table:table-cell>
          <table:table-cell table:style-name="Default" office:value-type="float" office:value="5.5">
            <text:p>5,5</text:p>
          </table:table-cell>
          <table:table-cell table:number-columns-repeated="2" table:style-name="Default" office:value-type="float" office:value="5.7">
            <text:p>5,7</text:p>
          </table:table-cell>
          <table:table-cell office:value-type="float" office:value="5.5">
            <text:p>5,5</text:p>
          </table:table-cell>
          <table:table-cell office:value-type="float" office:value="5.4">
            <text:p>5,4</text:p>
          </table:table-cell>
          <table:table-cell table:number-columns-repeated="2" office:value-type="float" office:value="5.5">
            <text:p>5,5</text:p>
          </table:table-cell>
          <table:table-cell office:value-type="float" office:value="5.6">
            <text:p>5,6</text:p>
          </table:table-cell>
          <table:table-cell office:value-type="float" office:value="5.7">
            <text:p>5,7</text:p>
          </table:table-cell>
          <table:table-cell office:value-type="float" office:value="5.5">
            <text:p>5,5</text:p>
          </table:table-cell>
          <table:table-cell table:number-columns-repeated="4" office:value-type="float" office:value="5.6">
            <text:p>5,6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 table:formula="of:=[.D20]*[.$Z$8]" office:value-type="float" office:value="3.74292">
            <text:p>3,74292</text:p>
          </table:table-cell>
          <table:table-cell table:formula="of:=[.E20]*[.$Z$8]" office:value-type="float" office:value="3.8295">
            <text:p>3,8295</text:p>
          </table:table-cell>
          <table:table-cell table:formula="of:=[.F20]*[.$Z$8]" office:value-type="float" office:value="3.7296">
            <text:p>3,7296</text:p>
          </table:table-cell>
          <table:table-cell table:formula="of:=[.G20]*[.$Z$8]" office:value-type="float" office:value="3.7296">
            <text:p>3,7296</text:p>
          </table:table-cell>
          <table:table-cell table:formula="of:=[.H20]*[.$Z$8]" office:value-type="float" office:value="3.663">
            <text:p>3,663</text:p>
          </table:table-cell>
          <table:table-cell table:formula="of:=[.I20]*[.$Z$8]" office:value-type="float" office:value="3.7962">
            <text:p>3,7962</text:p>
          </table:table-cell>
          <table:table-cell table:formula="of:=[.J20]*[.$Z$8]" office:value-type="float" office:value="3.7962">
            <text:p>3,7962</text:p>
          </table:table-cell>
          <table:table-cell table:formula="of:=[.K20]*[.$Z$8]" office:value-type="float" office:value="3.663">
            <text:p>3,663</text:p>
          </table:table-cell>
          <table:table-cell table:formula="of:=[.L20]*[.$Z$8]" office:value-type="float" office:value="3.5964">
            <text:p>3,5964</text:p>
          </table:table-cell>
          <table:table-cell table:formula="of:=[.M20]*[.$Z$8]" office:value-type="float" office:value="3.663">
            <text:p>3,663</text:p>
          </table:table-cell>
          <table:table-cell table:formula="of:=[.N20]*[.$Z$8]" office:value-type="float" office:value="3.663">
            <text:p>3,663</text:p>
          </table:table-cell>
          <table:table-cell table:formula="of:=[.O20]*[.$Z$8]" office:value-type="float" office:value="3.7296">
            <text:p>3,7296</text:p>
          </table:table-cell>
          <table:table-cell table:formula="of:=[.P20]*[.$Z$8]" office:value-type="float" office:value="3.7962">
            <text:p>3,7962</text:p>
          </table:table-cell>
          <table:table-cell table:formula="of:=[.Q20]*[.$Z$8]" office:value-type="float" office:value="3.663">
            <text:p>3,663</text:p>
          </table:table-cell>
          <table:table-cell table:formula="of:=[.R20]*[.$Z$8]" office:value-type="float" office:value="3.7296">
            <text:p>3,7296</text:p>
          </table:table-cell>
          <table:table-cell table:formula="of:=[.S20]*[.$Z$8]" office:value-type="float" office:value="3.7296">
            <text:p>3,7296</text:p>
          </table:table-cell>
          <table:table-cell table:formula="of:=[.T20]*[.$Z$8]" office:value-type="float" office:value="3.7296">
            <text:p>3,7296</text:p>
          </table:table-cell>
          <table:table-cell table:formula="of:=[.U20]*[.$Z$8]" office:value-type="float" office:value="3.7296">
            <text:p>3,7296</text:p>
          </table:table-cell>
          <table:table-cell table:number-columns-repeated="97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 office:value-type="float" office:value="4.94">
            <text:p>4,94</text:p>
          </table:table-cell>
          <table:table-cell table:style-name="Default" office:value-type="float" office:value="4.8">
            <text:p>4,8</text:p>
          </table:table-cell>
          <table:table-cell table:style-name="Default" office:value-type="float" office:value="5.01">
            <text:p>5,01</text:p>
          </table:table-cell>
          <table:table-cell table:style-name="Default" office:value-type="float" office:value="4.99">
            <text:p>4,99</text:p>
          </table:table-cell>
          <table:table-cell table:number-columns-repeated="3" table:style-name="Default" office:value-type="float" office:value="4.9">
            <text:p>4,9</text:p>
          </table:table-cell>
          <table:table-cell table:number-columns-repeated="2" office:value-type="float" office:value="5.1">
            <text:p>5,1</text:p>
          </table:table-cell>
          <table:table-cell office:value-type="float" office:value="5">
            <text:p>5</text:p>
          </table:table-cell>
          <table:table-cell office:value-type="float" office:value="5.1">
            <text:p>5,1</text:p>
          </table:table-cell>
          <table:table-cell office:value-type="float" office:value="4.9">
            <text:p>4,9</text:p>
          </table:table-cell>
          <table:table-cell office:value-type="float" office:value="5.01">
            <text:p>5,01</text:p>
          </table:table-cell>
          <table:table-cell office:value-type="float" office:value="4.9">
            <text:p>4,9</text:p>
          </table:table-cell>
          <table:table-cell office:value-type="float" office:value="5">
            <text:p>5</text:p>
          </table:table-cell>
          <table:table-cell office:value-type="float" office:value="5.1">
            <text:p>5,1</text:p>
          </table:table-cell>
          <table:table-cell office:value-type="float" office:value="4.9">
            <text:p>4,9</text:p>
          </table:table-cell>
          <table:table-cell office:value-type="float" office:value="4.8">
            <text:p>4,8</text:p>
          </table:table-cell>
          <table:table-cell table:number-columns-repeated="3"/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 table:formula="of:=[.D21]*[.$Z$8]" office:value-type="float" office:value="3.29004">
            <text:p>3,29004</text:p>
          </table:table-cell>
          <table:table-cell table:formula="of:=[.E21]*[.$Z$8]" office:value-type="float" office:value="3.1968">
            <text:p>3,1968</text:p>
          </table:table-cell>
          <table:table-cell table:formula="of:=[.F21]*[.$Z$8]" office:value-type="float" office:value="3.33666">
            <text:p>3,33666</text:p>
          </table:table-cell>
          <table:table-cell table:formula="of:=[.G21]*[.$Z$8]" office:value-type="float" office:value="3.32334">
            <text:p>3,32334</text:p>
          </table:table-cell>
          <table:table-cell table:formula="of:=[.H21]*[.$Z$8]" office:value-type="float" office:value="3.2634">
            <text:p>3,2634</text:p>
          </table:table-cell>
          <table:table-cell table:formula="of:=[.I21]*[.$Z$8]" office:value-type="float" office:value="3.2634">
            <text:p>3,2634</text:p>
          </table:table-cell>
          <table:table-cell table:formula="of:=[.J21]*[.$Z$8]" office:value-type="float" office:value="3.2634">
            <text:p>3,2634</text:p>
          </table:table-cell>
          <table:table-cell table:formula="of:=[.K21]*[.$Z$8]" office:value-type="float" office:value="3.3966">
            <text:p>3,3966</text:p>
          </table:table-cell>
          <table:table-cell table:formula="of:=[.L21]*[.$Z$8]" office:value-type="float" office:value="3.3966">
            <text:p>3,3966</text:p>
          </table:table-cell>
          <table:table-cell table:formula="of:=[.M21]*[.$Z$8]" office:value-type="float" office:value="3.33">
            <text:p>3,33</text:p>
          </table:table-cell>
          <table:table-cell table:formula="of:=[.N21]*[.$Z$8]" office:value-type="float" office:value="3.3966">
            <text:p>3,3966</text:p>
          </table:table-cell>
          <table:table-cell table:formula="of:=[.O21]*[.$Z$8]" office:value-type="float" office:value="3.2634">
            <text:p>3,2634</text:p>
          </table:table-cell>
          <table:table-cell table:formula="of:=[.P21]*[.$Z$8]" office:value-type="float" office:value="3.33666">
            <text:p>3,33666</text:p>
          </table:table-cell>
          <table:table-cell table:formula="of:=[.Q21]*[.$Z$8]" office:value-type="float" office:value="3.2634">
            <text:p>3,2634</text:p>
          </table:table-cell>
          <table:table-cell table:formula="of:=[.R21]*[.$Z$8]" office:value-type="float" office:value="3.33">
            <text:p>3,33</text:p>
          </table:table-cell>
          <table:table-cell table:formula="of:=[.S21]*[.$Z$8]" office:value-type="float" office:value="3.3966">
            <text:p>3,3966</text:p>
          </table:table-cell>
          <table:table-cell table:formula="of:=[.T21]*[.$Z$8]" office:value-type="float" office:value="3.2634">
            <text:p>3,2634</text:p>
          </table:table-cell>
          <table:table-cell table:formula="of:=[.U21]*[.$Z$8]" office:value-type="float" office:value="3.1968">
            <text:p>3,1968</text:p>
          </table:table-cell>
          <table:table-cell table:number-columns-repeated="979"/>
        </table:table-row>
        <table:table-row table:style-name="ro2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/>
          <table:table-cell table:style-name="ce7" office:value-type="float" office:value="11.8">
            <text:p>11,8</text:p>
          </table:table-cell>
          <table:table-cell office:value-type="float" office:value="11.8">
            <text:p>11,8</text:p>
          </table:table-cell>
          <table:table-cell office:value-type="float" office:value="14.03">
            <text:p>14,03</text:p>
          </table:table-cell>
          <table:table-cell office:value-type="float" office:value="14.13">
            <text:p>14,13</text:p>
          </table:table-cell>
          <table:table-cell office:value-type="float" office:value="24.93">
            <text:p>24,93</text:p>
          </table:table-cell>
          <table:table-cell office:value-type="float" office:value="25.05">
            <text:p>25,05</text:p>
          </table:table-cell>
          <table:table-cell office:value-type="float" office:value="11.5">
            <text:p>11,5</text:p>
          </table:table-cell>
          <table:table-cell table:style-name="ce7" office:value-type="float" office:value="11.9">
            <text:p>11,9</text:p>
          </table:table-cell>
          <table:table-cell table:style-name="ce7" office:value-type="float" office:value="13.9">
            <text:p>13,9</text:p>
          </table:table-cell>
          <table:table-cell table:style-name="ce7" office:value-type="float" office:value="14.1">
            <text:p>14,1</text:p>
          </table:table-cell>
          <table:table-cell table:style-name="ce7" office:value-type="float" office:value="24.96">
            <text:p>24,96</text:p>
          </table:table-cell>
          <table:table-cell table:style-name="ce7" office:value-type="float" office:value="25.12">
            <text:p>25,12</text:p>
          </table:table-cell>
          <table:table-cell table:style-name="ce7" office:value-type="float" office:value="11.57">
            <text:p>11,57</text:p>
          </table:table-cell>
          <table:table-cell table:style-name="ce7" office:value-type="float" office:value="11.8">
            <text:p>11,8</text:p>
          </table:table-cell>
          <table:table-cell table:number-columns-repeated="2" table:style-name="ce7" office:value-type="float" office:value="13.9">
            <text:p>13,9</text:p>
          </table:table-cell>
          <table:table-cell table:style-name="ce7" office:value-type="float" office:value="25.3">
            <text:p>25,3</text:p>
          </table:table-cell>
          <table:table-cell table:style-name="ce7" office:value-type="float" office:value="25.25">
            <text:p>25,25</text:p>
          </table:table-cell>
          <table:table-cell table:style-name="ce7" table:number-columns-repeated="3"/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/>
          <table:table-cell table:formula="of:=[.D22]*[.$Z$8]" office:value-type="float" office:value="7.8588">
            <text:p>7,8588</text:p>
          </table:table-cell>
          <table:table-cell table:formula="of:=[.E22]*[.$Z$8]" office:value-type="float" office:value="7.8588">
            <text:p>7,8588</text:p>
          </table:table-cell>
          <table:table-cell table:formula="of:=[.F22]*[.$Z$8]" office:value-type="float" office:value="9.34398">
            <text:p>9,34398</text:p>
          </table:table-cell>
          <table:table-cell table:formula="of:=[.G22]*[.$Z$8]" office:value-type="float" office:value="9.41058">
            <text:p>9,41058</text:p>
          </table:table-cell>
          <table:table-cell table:formula="of:=[.H22]*[.$Z$8]" office:value-type="float" office:value="16.60338">
            <text:p>16,60338</text:p>
          </table:table-cell>
          <table:table-cell table:formula="of:=[.I22]*[.$Z$8]" office:value-type="float" office:value="16.6833">
            <text:p>16,6833</text:p>
          </table:table-cell>
          <table:table-cell table:formula="of:=[.J22]*[.$Z$8]" office:value-type="float" office:value="7.659">
            <text:p>7,659</text:p>
          </table:table-cell>
          <table:table-cell table:formula="of:=[.K22]*[.$Z$8]" office:value-type="float" office:value="7.9254">
            <text:p>7,9254</text:p>
          </table:table-cell>
          <table:table-cell table:formula="of:=[.L22]*[.$Z$8]" office:value-type="float" office:value="9.2574">
            <text:p>9,2574</text:p>
          </table:table-cell>
          <table:table-cell table:formula="of:=[.M22]*[.$Z$8]" office:value-type="float" office:value="9.3906">
            <text:p>9,3906</text:p>
          </table:table-cell>
          <table:table-cell table:formula="of:=[.N22]*[.$Z$8]" office:value-type="float" office:value="16.62336">
            <text:p>16,62336</text:p>
          </table:table-cell>
          <table:table-cell table:formula="of:=[.O22]*[.$Z$8]" office:value-type="float" office:value="16.72992">
            <text:p>16,72992</text:p>
          </table:table-cell>
          <table:table-cell table:formula="of:=[.P22]*[.$Z$8]" office:value-type="float" office:value="7.70562">
            <text:p>7,70562</text:p>
          </table:table-cell>
          <table:table-cell table:formula="of:=[.Q22]*[.$Z$8]" office:value-type="float" office:value="7.8588">
            <text:p>7,8588</text:p>
          </table:table-cell>
          <table:table-cell table:formula="of:=[.R22]*[.$Z$8]" office:value-type="float" office:value="9.2574">
            <text:p>9,2574</text:p>
          </table:table-cell>
          <table:table-cell table:formula="of:=[.S22]*[.$Z$8]" office:value-type="float" office:value="9.2574">
            <text:p>9,2574</text:p>
          </table:table-cell>
          <table:table-cell table:formula="of:=[.T22]*[.$Z$8]" office:value-type="float" office:value="16.8498">
            <text:p>16,8498</text:p>
          </table:table-cell>
          <table:table-cell table:formula="of:=[.U22]*[.$Z$8]" office:value-type="float" office:value="16.8165">
            <text:p>16,8165</text:p>
          </table:table-cell>
          <table:table-cell table:style-name="ce7" table:number-columns-repeated="979"/>
        </table:table-row>
        <table:table-row table:style-name="ro2"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/>
          <table:table-cell table:style-name="ce5" office:value-type="float" office:value="10.1">
            <text:p>10,1</text:p>
          </table:table-cell>
          <table:table-cell table:style-name="ce5" office:value-type="float" office:value="10.08">
            <text:p>10,08</text:p>
          </table:table-cell>
          <table:table-cell table:style-name="ce5" office:value-type="float" office:value="10.12">
            <text:p>10,12</text:p>
          </table:table-cell>
          <table:table-cell table:style-name="ce5" office:value-type="float" office:value="10.41">
            <text:p>10,41</text:p>
          </table:table-cell>
          <table:table-cell table:style-name="ce5" office:value-type="float" office:value="10.17">
            <text:p>10,17</text:p>
          </table:table-cell>
          <table:table-cell table:style-name="ce5" office:value-type="float" office:value="10.64">
            <text:p>10,64</text:p>
          </table:table-cell>
          <table:table-cell table:number-columns-repeated="2" table:style-name="ce5" office:value-type="float" office:value="28.82">
            <text:p>28,82</text:p>
          </table:table-cell>
          <table:table-cell table:style-name="ce5" office:value-type="float" office:value="28.2">
            <text:p>28,2</text:p>
          </table:table-cell>
          <table:table-cell table:style-name="ce5" office:value-type="float" office:value="29.3">
            <text:p>29,3</text:p>
          </table:table-cell>
          <table:table-cell table:number-columns-repeated="2" table:style-name="ce5" office:value-type="float" office:value="28.2">
            <text:p>28,2</text:p>
          </table:table-cell>
          <table:table-cell table:style-name="ce5" office:value-type="float" office:value="51.7">
            <text:p>51,7</text:p>
          </table:table-cell>
          <table:table-cell table:style-name="ce5" office:value-type="float" office:value="50.5">
            <text:p>50,5</text:p>
          </table:table-cell>
          <table:table-cell table:style-name="ce5" office:value-type="float" office:value="50.4">
            <text:p>50,4</text:p>
          </table:table-cell>
          <table:table-cell table:style-name="ce5" office:value-type="float" office:value="51.5">
            <text:p>51,5</text:p>
          </table:table-cell>
          <table:table-cell table:style-name="ce5" office:value-type="float" office:value="51.7">
            <text:p>51,7</text:p>
          </table:table-cell>
          <table:table-cell table:style-name="ce5" office:value-type="float" office:value="50.57">
            <text:p>50,57</text:p>
          </table:table-cell>
          <table:table-cell table:style-name="ce5" table:number-columns-repeated="3"/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/>
          <table:table-cell table:formula="of:=[.D23]*[.$Z$8]" office:value-type="float" office:value="6.7266">
            <text:p>6,7266</text:p>
          </table:table-cell>
          <table:table-cell table:formula="of:=[.E23]*[.$Z$8]" office:value-type="float" office:value="6.71328">
            <text:p>6,71328</text:p>
          </table:table-cell>
          <table:table-cell table:formula="of:=[.F23]*[.$Z$8]" office:value-type="float" office:value="6.73992">
            <text:p>6,73992</text:p>
          </table:table-cell>
          <table:table-cell table:formula="of:=[.G23]*[.$Z$8]" office:value-type="float" office:value="6.93306">
            <text:p>6,93306</text:p>
          </table:table-cell>
          <table:table-cell table:formula="of:=[.H23]*[.$Z$8]" office:value-type="float" office:value="6.77322">
            <text:p>6,77322</text:p>
          </table:table-cell>
          <table:table-cell table:formula="of:=[.I23]*[.$Z$8]" office:value-type="float" office:value="7.08624">
            <text:p>7,08624</text:p>
          </table:table-cell>
          <table:table-cell table:formula="of:=[.J23]*[.$Z$8]" office:value-type="float" office:value="19.19412">
            <text:p>19,19412</text:p>
          </table:table-cell>
          <table:table-cell table:formula="of:=[.K23]*[.$Z$8]" office:value-type="float" office:value="19.19412">
            <text:p>19,19412</text:p>
          </table:table-cell>
          <table:table-cell table:formula="of:=[.L23]*[.$Z$8]" office:value-type="float" office:value="18.7812">
            <text:p>18,7812</text:p>
          </table:table-cell>
          <table:table-cell table:formula="of:=[.M23]*[.$Z$8]" office:value-type="float" office:value="19.5138">
            <text:p>19,5138</text:p>
          </table:table-cell>
          <table:table-cell table:formula="of:=[.N23]*[.$Z$8]" office:value-type="float" office:value="18.7812">
            <text:p>18,7812</text:p>
          </table:table-cell>
          <table:table-cell table:formula="of:=[.O23]*[.$Z$8]" office:value-type="float" office:value="18.7812">
            <text:p>18,7812</text:p>
          </table:table-cell>
          <table:table-cell table:formula="of:=[.P23]*[.$Z$8]" office:value-type="float" office:value="34.4322">
            <text:p>34,4322</text:p>
          </table:table-cell>
          <table:table-cell table:formula="of:=[.Q23]*[.$Z$8]" office:value-type="float" office:value="33.633">
            <text:p>33,633</text:p>
          </table:table-cell>
          <table:table-cell table:formula="of:=[.R23]*[.$Z$8]" office:value-type="float" office:value="33.5664">
            <text:p>33,5664</text:p>
          </table:table-cell>
          <table:table-cell table:formula="of:=[.S23]*[.$Z$8]" office:value-type="float" office:value="34.299">
            <text:p>34,299</text:p>
          </table:table-cell>
          <table:table-cell table:formula="of:=[.T23]*[.$Z$8]" office:value-type="float" office:value="34.4322">
            <text:p>34,4322</text:p>
          </table:table-cell>
          <table:table-cell table:formula="of:=[.U23]*[.$Z$8]" office:value-type="float" office:value="33.67962">
            <text:p>33,67962</text:p>
          </table:table-cell>
          <table:table-cell table:style-name="ce5" table:number-columns-repeated="979"/>
        </table:table-row>
        <table:table-row table:style-name="ro2"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/>
          <table:table-cell table:style-name="ce5" office:value-type="float" office:value="40.1">
            <text:p>40,1</text:p>
          </table:table-cell>
          <table:table-cell table:style-name="ce5" office:value-type="float" office:value="36.72">
            <text:p>36,72</text:p>
          </table:table-cell>
          <table:table-cell table:style-name="ce5" office:value-type="float" office:value="36.68">
            <text:p>36,68</text:p>
          </table:table-cell>
          <table:table-cell table:style-name="ce5" office:value-type="float" office:value="35.5">
            <text:p>35,5</text:p>
          </table:table-cell>
          <table:table-cell table:style-name="ce5" office:value-type="float" office:value="35.76">
            <text:p>35,76</text:p>
          </table:table-cell>
          <table:table-cell table:style-name="ce5" office:value-type="float" office:value="34.04">
            <text:p>34,04</text:p>
          </table:table-cell>
          <table:table-cell table:style-name="ce5" office:value-type="float" office:value="62.69">
            <text:p>62,69</text:p>
          </table:table-cell>
          <table:table-cell table:style-name="ce5" office:value-type="float" office:value="60.99">
            <text:p>60,99</text:p>
          </table:table-cell>
          <table:table-cell table:style-name="ce5" office:value-type="float" office:value="60.2">
            <text:p>60,2</text:p>
          </table:table-cell>
          <table:table-cell table:style-name="ce5" office:value-type="float" office:value="58.35">
            <text:p>58,35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55.92">
            <text:p>55,92</text:p>
          </table:table-cell>
          <table:table-cell table:style-name="ce5" office:value-type="float" office:value="61.9">
            <text:p>61,9</text:p>
          </table:table-cell>
          <table:table-cell table:style-name="ce5" office:value-type="float" office:value="60.3">
            <text:p>60,3</text:p>
          </table:table-cell>
          <table:table-cell table:style-name="ce5" office:value-type="float" office:value="60.1">
            <text:p>60,1</text:p>
          </table:table-cell>
          <table:table-cell table:style-name="ce5" office:value-type="float" office:value="59.7">
            <text:p>59,7</text:p>
          </table:table-cell>
          <table:table-cell table:style-name="ce5" office:value-type="float" office:value="60.5">
            <text:p>60,5</text:p>
          </table:table-cell>
          <table:table-cell table:style-name="ce5" office:value-type="float" office:value="58.2">
            <text:p>58,2</text:p>
          </table:table-cell>
          <table:table-cell table:style-name="ce5" table:number-columns-repeated="3"/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/>
          <table:table-cell table:formula="of:=[.D24]*[.$Z$8]" office:value-type="float" office:value="26.7066">
            <text:p>26,7066</text:p>
          </table:table-cell>
          <table:table-cell table:formula="of:=[.E24]*[.$Z$8]" office:value-type="float" office:value="24.45552">
            <text:p>24,45552</text:p>
          </table:table-cell>
          <table:table-cell table:formula="of:=[.F24]*[.$Z$8]" office:value-type="float" office:value="24.42888">
            <text:p>24,42888</text:p>
          </table:table-cell>
          <table:table-cell table:formula="of:=[.G24]*[.$Z$8]" office:value-type="float" office:value="23.643">
            <text:p>23,643</text:p>
          </table:table-cell>
          <table:table-cell table:formula="of:=[.H24]*[.$Z$8]" office:value-type="float" office:value="23.81616">
            <text:p>23,81616</text:p>
          </table:table-cell>
          <table:table-cell table:formula="of:=[.I24]*[.$Z$8]" office:value-type="float" office:value="22.67064">
            <text:p>22,67064</text:p>
          </table:table-cell>
          <table:table-cell table:formula="of:=[.J24]*[.$Z$8]" office:value-type="float" office:value="41.75154">
            <text:p>41,75154</text:p>
          </table:table-cell>
          <table:table-cell table:formula="of:=[.K24]*[.$Z$8]" office:value-type="float" office:value="40.61934">
            <text:p>40,61934</text:p>
          </table:table-cell>
          <table:table-cell table:formula="of:=[.L24]*[.$Z$8]" office:value-type="float" office:value="40.0932">
            <text:p>40,0932</text:p>
          </table:table-cell>
          <table:table-cell table:formula="of:=[.M24]*[.$Z$8]" office:value-type="float" office:value="38.8611">
            <text:p>38,8611</text:p>
          </table:table-cell>
          <table:table-cell table:formula="of:=[.N24]*[.$Z$8]" office:value-type="float" office:value="39.294">
            <text:p>39,294</text:p>
          </table:table-cell>
          <table:table-cell table:formula="of:=[.O24]*[.$Z$8]" office:value-type="float" office:value="37.24272">
            <text:p>37,24272</text:p>
          </table:table-cell>
          <table:table-cell table:formula="of:=[.P24]*[.$Z$8]" office:value-type="float" office:value="41.2254">
            <text:p>41,2254</text:p>
          </table:table-cell>
          <table:table-cell table:formula="of:=[.Q24]*[.$Z$8]" office:value-type="float" office:value="40.1598">
            <text:p>40,1598</text:p>
          </table:table-cell>
          <table:table-cell table:formula="of:=[.R24]*[.$Z$8]" office:value-type="float" office:value="40.0266">
            <text:p>40,0266</text:p>
          </table:table-cell>
          <table:table-cell table:formula="of:=[.S24]*[.$Z$8]" office:value-type="float" office:value="39.7602">
            <text:p>39,7602</text:p>
          </table:table-cell>
          <table:table-cell table:formula="of:=[.T24]*[.$Z$8]" office:value-type="float" office:value="40.293">
            <text:p>40,293</text:p>
          </table:table-cell>
          <table:table-cell table:formula="of:=[.U24]*[.$Z$8]" office:value-type="float" office:value="38.7612">
            <text:p>38,7612</text:p>
          </table:table-cell>
          <table:table-cell table:style-name="ce5" table:number-columns-repeated="979"/>
        </table:table-row>
        <table:table-row table:style-name="ro2"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/>
          <table:table-cell table:style-name="ce5" office:value-type="float" office:value="4.79">
            <text:p>4,79</text:p>
          </table:table-cell>
          <table:table-cell table:style-name="ce5" office:value-type="float" office:value="3.4">
            <text:p>3,4</text:p>
          </table:table-cell>
          <table:table-cell table:style-name="ce5" office:value-type="float" office:value="3.19">
            <text:p>3,19</text:p>
          </table:table-cell>
          <table:table-cell table:style-name="ce5" office:value-type="float" office:value="2.21">
            <text:p>2,21</text:p>
          </table:table-cell>
          <table:table-cell table:style-name="ce5" office:value-type="float" office:value="2.54">
            <text:p>2,54</text:p>
          </table:table-cell>
          <table:table-cell table:style-name="ce5" office:value-type="float" office:value="1.67">
            <text:p>1,67</text:p>
          </table:table-cell>
          <table:table-cell table:style-name="ce5" office:value-type="float" office:value="15.94">
            <text:p>15,94</text:p>
          </table:table-cell>
          <table:table-cell table:style-name="ce5" office:value-type="float" office:value="13.8">
            <text:p>13,8</text:p>
          </table:table-cell>
          <table:table-cell table:style-name="ce5" office:value-type="float" office:value="13.69">
            <text:p>13,6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.38">
            <text:p>12,3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2.5">
            <text:p>12,5</text:p>
          </table:table-cell>
          <table:table-cell table:style-name="ce5" office:value-type="float" office:value="12.4">
            <text:p>12,4</text:p>
          </table:table-cell>
          <table:table-cell table:style-name="ce5" office:value-type="float" office:value="10.8">
            <text:p>10,8</text:p>
          </table:table-cell>
          <table:table-cell table:style-name="ce5" office:value-type="float" office:value="11.6">
            <text:p>11,6</text:p>
          </table:table-cell>
          <table:table-cell table:style-name="ce5" office:value-type="float" office:value="9.7">
            <text:p>9,7</text:p>
          </table:table-cell>
          <table:table-cell table:style-name="ce5" table:number-columns-repeated="3"/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/>
          <table:table-cell table:formula="of:=[.D25]*[.$Z$8]" office:value-type="float" office:value="3.19014">
            <text:p>3,19014</text:p>
          </table:table-cell>
          <table:table-cell table:formula="of:=[.E25]*[.$Z$8]" office:value-type="float" office:value="2.2644">
            <text:p>2,2644</text:p>
          </table:table-cell>
          <table:table-cell table:formula="of:=[.F25]*[.$Z$8]" office:value-type="float" office:value="2.12454">
            <text:p>2,12454</text:p>
          </table:table-cell>
          <table:table-cell table:formula="of:=[.G25]*[.$Z$8]" office:value-type="float" office:value="1.47186">
            <text:p>1,47186</text:p>
          </table:table-cell>
          <table:table-cell table:formula="of:=[.H25]*[.$Z$8]" office:value-type="float" office:value="1.69164">
            <text:p>1,69164</text:p>
          </table:table-cell>
          <table:table-cell table:formula="of:=[.I25]*[.$Z$8]" office:value-type="float" office:value="1.11222">
            <text:p>1,11222</text:p>
          </table:table-cell>
          <table:table-cell table:formula="of:=[.J25]*[.$Z$8]" office:value-type="float" office:value="10.61604">
            <text:p>10,61604</text:p>
          </table:table-cell>
          <table:table-cell table:formula="of:=[.K25]*[.$Z$8]" office:value-type="float" office:value="9.1908">
            <text:p>9,1908</text:p>
          </table:table-cell>
          <table:table-cell table:formula="of:=[.L25]*[.$Z$8]" office:value-type="float" office:value="9.11754">
            <text:p>9,11754</text:p>
          </table:table-cell>
          <table:table-cell table:formula="of:=[.M25]*[.$Z$8]" office:value-type="float" office:value="7.326">
            <text:p>7,326</text:p>
          </table:table-cell>
          <table:table-cell table:formula="of:=[.N25]*[.$Z$8]" office:value-type="float" office:value="8.24508">
            <text:p>8,24508</text:p>
          </table:table-cell>
          <table:table-cell table:formula="of:=[.O25]*[.$Z$8]" office:value-type="float" office:value="5.994">
            <text:p>5,994</text:p>
          </table:table-cell>
          <table:table-cell table:formula="of:=[.P25]*[.$Z$8]" office:value-type="float" office:value="9.324">
            <text:p>9,324</text:p>
          </table:table-cell>
          <table:table-cell table:formula="of:=[.Q25]*[.$Z$8]" office:value-type="float" office:value="8.325">
            <text:p>8,325</text:p>
          </table:table-cell>
          <table:table-cell table:formula="of:=[.R25]*[.$Z$8]" office:value-type="float" office:value="8.2584">
            <text:p>8,2584</text:p>
          </table:table-cell>
          <table:table-cell table:formula="of:=[.S25]*[.$Z$8]" office:value-type="float" office:value="7.1928">
            <text:p>7,1928</text:p>
          </table:table-cell>
          <table:table-cell table:formula="of:=[.T25]*[.$Z$8]" office:value-type="float" office:value="7.7256">
            <text:p>7,7256</text:p>
          </table:table-cell>
          <table:table-cell table:formula="of:=[.U25]*[.$Z$8]" office:value-type="float" office:value="6.4602">
            <text:p>6,4602</text:p>
          </table:table-cell>
          <table:table-cell table:style-name="ce5" table:number-columns-repeated="979"/>
        </table:table-row>
        <table:table-row table:style-name="ro2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/>
          <table:table-cell table:style-name="ce7" office:value-type="float" office:value="64.8">
            <text:p>64,8</text:p>
          </table:table-cell>
          <table:table-cell office:value-type="float" office:value="59.4">
            <text:p>59,4</text:p>
          </table:table-cell>
          <table:table-cell office:value-type="float" office:value="59.7">
            <text:p>59,7</text:p>
          </table:table-cell>
          <table:table-cell office:value-type="float" office:value="56.2">
            <text:p>56,2</text:p>
          </table:table-cell>
          <table:table-cell office:value-type="float" office:value="57.2">
            <text:p>57,2</text:p>
          </table:table-cell>
          <table:table-cell office:value-type="float" office:value="54.8">
            <text:p>54,8</text:p>
          </table:table-cell>
          <table:table-cell office:value-type="float" office:value="116.6">
            <text:p>116,6</text:p>
          </table:table-cell>
          <table:table-cell table:style-name="ce7" office:value-type="float" office:value="113.3">
            <text:p>113,3</text:p>
          </table:table-cell>
          <table:table-cell table:style-name="ce7" office:value-type="float" office:value="111.6">
            <text:p>111,6</text:p>
          </table:table-cell>
          <table:table-cell table:style-name="ce7" office:value-type="float" office:value="105.6">
            <text:p>105,6</text:p>
          </table:table-cell>
          <table:table-cell table:style-name="ce7" office:value-type="float" office:value="110.7">
            <text:p>110,7</text:p>
          </table:table-cell>
          <table:table-cell table:style-name="ce7" office:value-type="float" office:value="102.6">
            <text:p>102,6</text:p>
          </table:table-cell>
          <table:table-cell table:style-name="ce7" office:value-type="float" office:value="137">
            <text:p>137</text:p>
          </table:table-cell>
          <table:table-cell table:style-name="ce7" office:value-type="float" office:value="133">
            <text:p>133</text:p>
          </table:table-cell>
          <table:table-cell table:style-name="ce7" office:value-type="float" office:value="134.4">
            <text:p>134,4</text:p>
          </table:table-cell>
          <table:table-cell table:style-name="ce7" office:value-type="float" office:value="129.5">
            <text:p>129,5</text:p>
          </table:table-cell>
          <table:table-cell table:style-name="ce7" office:value-type="float" office:value="133.2">
            <text:p>133,2</text:p>
          </table:table-cell>
          <table:table-cell table:style-name="ce7" office:value-type="float" office:value="127.8">
            <text:p>127,8</text:p>
          </table:table-cell>
          <table:table-cell table:style-name="ce7" table:number-columns-repeated="3"/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/>
          <table:table-cell table:formula="of:=[.D26]*[.$Z$8]" office:value-type="float" office:value="43.1568">
            <text:p>43,1568</text:p>
          </table:table-cell>
          <table:table-cell table:formula="of:=[.E26]*[.$Z$8]" office:value-type="float" office:value="39.5604">
            <text:p>39,5604</text:p>
          </table:table-cell>
          <table:table-cell table:formula="of:=[.F26]*[.$Z$8]" office:value-type="float" office:value="39.7602">
            <text:p>39,7602</text:p>
          </table:table-cell>
          <table:table-cell table:formula="of:=[.G26]*[.$Z$8]" office:value-type="float" office:value="37.4292">
            <text:p>37,4292</text:p>
          </table:table-cell>
          <table:table-cell table:formula="of:=[.H26]*[.$Z$8]" office:value-type="float" office:value="38.0952">
            <text:p>38,0952</text:p>
          </table:table-cell>
          <table:table-cell table:formula="of:=[.I26]*[.$Z$8]" office:value-type="float" office:value="36.4968">
            <text:p>36,4968</text:p>
          </table:table-cell>
          <table:table-cell table:formula="of:=[.J26]*[.$Z$8]" office:value-type="float" office:value="77.6556">
            <text:p>77,6556</text:p>
          </table:table-cell>
          <table:table-cell table:formula="of:=[.K26]*[.$Z$8]" office:value-type="float" office:value="75.4578">
            <text:p>75,4578</text:p>
          </table:table-cell>
          <table:table-cell table:formula="of:=[.L26]*[.$Z$8]" office:value-type="float" office:value="74.3256">
            <text:p>74,3256</text:p>
          </table:table-cell>
          <table:table-cell table:formula="of:=[.M26]*[.$Z$8]" office:value-type="float" office:value="70.3296">
            <text:p>70,3296</text:p>
          </table:table-cell>
          <table:table-cell table:formula="of:=[.N26]*[.$Z$8]" office:value-type="float" office:value="73.7262">
            <text:p>73,7262</text:p>
          </table:table-cell>
          <table:table-cell table:formula="of:=[.O26]*[.$Z$8]" office:value-type="float" office:value="68.3316">
            <text:p>68,3316</text:p>
          </table:table-cell>
          <table:table-cell table:formula="of:=[.P26]*[.$Z$8]" office:value-type="float" office:value="91.242">
            <text:p>91,242</text:p>
          </table:table-cell>
          <table:table-cell table:formula="of:=[.Q26]*[.$Z$8]" office:value-type="float" office:value="88.578">
            <text:p>88,578</text:p>
          </table:table-cell>
          <table:table-cell table:formula="of:=[.R26]*[.$Z$8]" office:value-type="float" office:value="89.5104">
            <text:p>89,5104</text:p>
          </table:table-cell>
          <table:table-cell table:formula="of:=[.S26]*[.$Z$8]" office:value-type="float" office:value="86.247">
            <text:p>86,247</text:p>
          </table:table-cell>
          <table:table-cell table:formula="of:=[.T26]*[.$Z$8]" office:value-type="float" office:value="88.7112">
            <text:p>88,7112</text:p>
          </table:table-cell>
          <table:table-cell table:formula="of:=[.U26]*[.$Z$8]" office:value-type="float" office:value="85.1148">
            <text:p>85,1148</text:p>
          </table:table-cell>
          <table:table-cell table:style-name="ce7" table:number-columns-repeated="979"/>
        </table:table-row>
        <table:table-row table:style-name="ro2"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 office:value-type="float" office:value="72.2">
            <text:p>72,2</text:p>
          </table:table-cell>
          <table:table-cell table:style-name="Default" office:value-type="float" office:value="67.79">
            <text:p>67,79</text:p>
          </table:table-cell>
          <table:table-cell table:style-name="Default" office:value-type="float" office:value="69.4">
            <text:p>69,4</text:p>
          </table:table-cell>
          <table:table-cell table:style-name="Default" office:value-type="float" office:value="66.7">
            <text:p>66,7</text:p>
          </table:table-cell>
          <table:table-cell table:style-name="Default" office:value-type="float" office:value="78.8">
            <text:p>78,8</text:p>
          </table:table-cell>
          <table:table-cell table:style-name="Default" office:value-type="float" office:value="77.6">
            <text:p>77,6</text:p>
          </table:table-cell>
          <table:table-cell table:style-name="Default" office:value-type="float" office:value="124.9">
            <text:p>124,9</text:p>
          </table:table-cell>
          <table:table-cell office:value-type="float" office:value="120.3">
            <text:p>120,3</text:p>
          </table:table-cell>
          <table:table-cell office:value-type="float" office:value="122.3">
            <text:p>122,3</text:p>
          </table:table-cell>
          <table:table-cell office:value-type="float" office:value="116.4">
            <text:p>116,4</text:p>
          </table:table-cell>
          <table:table-cell office:value-type="float" office:value="130.6">
            <text:p>130,6</text:p>
          </table:table-cell>
          <table:table-cell office:value-type="float" office:value="125.1">
            <text:p>125,1</text:p>
          </table:table-cell>
          <table:table-cell office:value-type="float" office:value="143.9">
            <text:p>143,9</text:p>
          </table:table-cell>
          <table:table-cell office:value-type="float" office:value="142.7">
            <text:p>142,7</text:p>
          </table:table-cell>
          <table:table-cell office:value-type="float" office:value="145.1">
            <text:p>145,1</text:p>
          </table:table-cell>
          <table:table-cell office:value-type="float" office:value="140.2">
            <text:p>140,2</text:p>
          </table:table-cell>
          <table:table-cell office:value-type="float" office:value="152.4">
            <text:p>152,4</text:p>
          </table:table-cell>
          <table:table-cell office:value-type="float" office:value="151.3">
            <text:p>151,3</text:p>
          </table:table-cell>
          <table:table-cell table:number-columns-repeated="3"/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 table:formula="of:=[.D27]*[.$Z$8]" office:value-type="float" office:value="48.0852">
            <text:p>48,0852</text:p>
          </table:table-cell>
          <table:table-cell table:formula="of:=[.E27]*[.$Z$8]" office:value-type="float" office:value="45.14814">
            <text:p>45,14814</text:p>
          </table:table-cell>
          <table:table-cell table:formula="of:=[.F27]*[.$Z$8]" office:value-type="float" office:value="46.2204">
            <text:p>46,2204</text:p>
          </table:table-cell>
          <table:table-cell table:formula="of:=[.G27]*[.$Z$8]" office:value-type="float" office:value="44.4222">
            <text:p>44,4222</text:p>
          </table:table-cell>
          <table:table-cell table:formula="of:=[.H27]*[.$Z$8]" office:value-type="float" office:value="52.4808">
            <text:p>52,4808</text:p>
          </table:table-cell>
          <table:table-cell table:formula="of:=[.I27]*[.$Z$8]" office:value-type="float" office:value="51.6816">
            <text:p>51,6816</text:p>
          </table:table-cell>
          <table:table-cell table:formula="of:=[.J27]*[.$Z$8]" office:value-type="float" office:value="83.1834">
            <text:p>83,1834</text:p>
          </table:table-cell>
          <table:table-cell table:formula="of:=[.K27]*[.$Z$8]" office:value-type="float" office:value="80.1198">
            <text:p>80,1198</text:p>
          </table:table-cell>
          <table:table-cell table:formula="of:=[.L27]*[.$Z$8]" office:value-type="float" office:value="81.4518">
            <text:p>81,4518</text:p>
          </table:table-cell>
          <table:table-cell table:formula="of:=[.M27]*[.$Z$8]" office:value-type="float" office:value="77.5224">
            <text:p>77,5224</text:p>
          </table:table-cell>
          <table:table-cell table:formula="of:=[.N27]*[.$Z$8]" office:value-type="float" office:value="86.9796">
            <text:p>86,9796</text:p>
          </table:table-cell>
          <table:table-cell table:formula="of:=[.O27]*[.$Z$8]" office:value-type="float" office:value="83.3166">
            <text:p>83,3166</text:p>
          </table:table-cell>
          <table:table-cell table:formula="of:=[.P27]*[.$Z$8]" office:value-type="float" office:value="95.8374">
            <text:p>95,8374</text:p>
          </table:table-cell>
          <table:table-cell table:formula="of:=[.Q27]*[.$Z$8]" office:value-type="float" office:value="95.0382">
            <text:p>95,0382</text:p>
          </table:table-cell>
          <table:table-cell table:formula="of:=[.R27]*[.$Z$8]" office:value-type="float" office:value="96.6366">
            <text:p>96,6366</text:p>
          </table:table-cell>
          <table:table-cell table:formula="of:=[.S27]*[.$Z$8]" office:value-type="float" office:value="93.3732">
            <text:p>93,3732</text:p>
          </table:table-cell>
          <table:table-cell table:formula="of:=[.T27]*[.$Z$8]" office:value-type="float" office:value="101.4984">
            <text:p>101,4984</text:p>
          </table:table-cell>
          <table:table-cell table:formula="of:=[.U27]*[.$Z$8]" office:value-type="float" office:value="100.7658">
            <text:p>100,7658</text:p>
          </table:table-cell>
          <table:table-cell table:number-columns-repeated="979"/>
        </table:table-row>
        <table:table-row table:style-name="ro2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office:value-type="float" office:value="1.7">
            <text:p>1,7</text:p>
          </table:table-cell>
          <table:table-cell table:style-name="Default" office:value-type="float" office:value="1.7">
            <text:p>1,7</text:p>
          </table:table-cell>
          <table:table-cell table:style-name="Default" office:value-type="float" office:value="1.75">
            <text:p>1,75</text:p>
          </table:table-cell>
          <table:table-cell table:style-name="Default" office:value-type="float" office:value="1.8">
            <text:p>1,8</text:p>
          </table:table-cell>
          <table:table-cell table:style-name="Default" office:value-type="float" office:value="1.73">
            <text:p>1,73</text:p>
          </table:table-cell>
          <table:table-cell table:number-columns-repeated="2" table:style-name="Default" office:value-type="float" office:value="1.7">
            <text:p>1,7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.7">
            <text:p>1,7</text:p>
          </table:table-cell>
          <table:table-cell office:value-type="float" office:value="1.8">
            <text:p>1,8</text:p>
          </table:table-cell>
          <table:table-cell office:value-type="float" office:value="1.7">
            <text:p>1,7</text:p>
          </table:table-cell>
          <table:table-cell office:value-type="float" office:value="1.8">
            <text:p>1,8</text:p>
          </table:table-cell>
          <table:table-cell table:number-columns-repeated="5" office:value-type="float" office:value="1.7">
            <text:p>1,7</text:p>
          </table:table-cell>
          <table:table-cell table:number-columns-repeated="3"/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table:formula="of:=[.D28]*[.$Z$8]" office:value-type="float" office:value="1.1322">
            <text:p>1,1322</text:p>
          </table:table-cell>
          <table:table-cell table:formula="of:=[.E28]*[.$Z$8]" office:value-type="float" office:value="1.1322">
            <text:p>1,1322</text:p>
          </table:table-cell>
          <table:table-cell table:formula="of:=[.F28]*[.$Z$8]" office:value-type="float" office:value="1.1655">
            <text:p>1,1655</text:p>
          </table:table-cell>
          <table:table-cell table:formula="of:=[.G28]*[.$Z$8]" office:value-type="float" office:value="1.1988">
            <text:p>1,1988</text:p>
          </table:table-cell>
          <table:table-cell table:formula="of:=[.H28]*[.$Z$8]" office:value-type="float" office:value="1.15218">
            <text:p>1,15218</text:p>
          </table:table-cell>
          <table:table-cell table:formula="of:=[.I28]*[.$Z$8]" office:value-type="float" office:value="1.1322">
            <text:p>1,1322</text:p>
          </table:table-cell>
          <table:table-cell table:formula="of:=[.J28]*[.$Z$8]" office:value-type="float" office:value="1.1322">
            <text:p>1,1322</text:p>
          </table:table-cell>
          <table:table-cell table:formula="of:=[.K28]*[.$Z$8]" office:value-type="float" office:value="1.1988">
            <text:p>1,1988</text:p>
          </table:table-cell>
          <table:table-cell table:formula="of:=[.L28]*[.$Z$8]" office:value-type="float" office:value="1.1322">
            <text:p>1,1322</text:p>
          </table:table-cell>
          <table:table-cell table:formula="of:=[.M28]*[.$Z$8]" office:value-type="float" office:value="1.1322">
            <text:p>1,1322</text:p>
          </table:table-cell>
          <table:table-cell table:formula="of:=[.N28]*[.$Z$8]" office:value-type="float" office:value="1.1988">
            <text:p>1,1988</text:p>
          </table:table-cell>
          <table:table-cell table:formula="of:=[.O28]*[.$Z$8]" office:value-type="float" office:value="1.1322">
            <text:p>1,1322</text:p>
          </table:table-cell>
          <table:table-cell table:formula="of:=[.P28]*[.$Z$8]" office:value-type="float" office:value="1.1988">
            <text:p>1,1988</text:p>
          </table:table-cell>
          <table:table-cell table:formula="of:=[.Q28]*[.$Z$8]" office:value-type="float" office:value="1.1322">
            <text:p>1,1322</text:p>
          </table:table-cell>
          <table:table-cell table:formula="of:=[.R28]*[.$Z$8]" office:value-type="float" office:value="1.1322">
            <text:p>1,1322</text:p>
          </table:table-cell>
          <table:table-cell table:formula="of:=[.S28]*[.$Z$8]" office:value-type="float" office:value="1.1322">
            <text:p>1,1322</text:p>
          </table:table-cell>
          <table:table-cell table:formula="of:=[.T28]*[.$Z$8]" office:value-type="float" office:value="1.1322">
            <text:p>1,1322</text:p>
          </table:table-cell>
          <table:table-cell table:formula="of:=[.U28]*[.$Z$8]" office:value-type="float" office:value="1.1322">
            <text:p>1,1322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3">
          <table:table-cell/>
          <table:table-cell office:value-type="string">
            <text:p>Total (ms)</text:p>
          </table:table-cell>
          <table:table-cell/>
          <table:table-cell table:style-name="ce10" table:formula="of:=[.D20]+[.D21]+[.D27]+[.D28]" office:value-type="float" office:value="84.46">
            <text:p>84,46</text:p>
          </table:table-cell>
          <table:table-cell table:style-name="ce10" table:formula="of:=[.E20]+[.E21]+[.E27]+[.E28]" office:value-type="float" office:value="80.04">
            <text:p>80,04</text:p>
          </table:table-cell>
          <table:table-cell table:style-name="ce10" table:formula="of:=[.F20]+[.F21]+[.F27]+[.F28]" office:value-type="float" office:value="81.76">
            <text:p>81,76</text:p>
          </table:table-cell>
          <table:table-cell table:style-name="ce10" table:formula="of:=[.G20]+[.G21]+[.G27]+[.G28]" office:value-type="float" office:value="79.09">
            <text:p>79,09</text:p>
          </table:table-cell>
          <table:table-cell table:style-name="ce10" table:formula="of:=[.H20]+[.H21]+[.H27]+[.H28]" office:value-type="float" office:value="90.93">
            <text:p>90,93</text:p>
          </table:table-cell>
          <table:table-cell table:style-name="ce10" table:formula="of:=[.I20]+[.I21]+[.I27]+[.I28]" office:value-type="float" office:value="89.9">
            <text:p>89,9</text:p>
          </table:table-cell>
          <table:table-cell table:style-name="ce10" table:formula="of:=[.J20]+[.J21]+[.J27]+[.J28]" office:value-type="float" office:value="137.2">
            <text:p>137,2</text:p>
          </table:table-cell>
          <table:table-cell table:style-name="ce10" table:formula="of:=[.K20]+[.K21]+[.K27]+[.K28]" office:value-type="float" office:value="132.7">
            <text:p>132,7</text:p>
          </table:table-cell>
          <table:table-cell table:style-name="ce10" table:formula="of:=[.L20]+[.L21]+[.L27]+[.L28]" office:value-type="float" office:value="134.5">
            <text:p>134,5</text:p>
          </table:table-cell>
          <table:table-cell table:style-name="ce10" table:formula="of:=[.M20]+[.M21]+[.M27]+[.M28]" office:value-type="float" office:value="128.6">
            <text:p>128,6</text:p>
          </table:table-cell>
          <table:table-cell table:style-name="ce10" table:formula="of:=[.N20]+[.N21]+[.N27]+[.N28]" office:value-type="float" office:value="143">
            <text:p>143</text:p>
          </table:table-cell>
          <table:table-cell table:style-name="ce10" table:formula="of:=[.O20]+[.O21]+[.O27]+[.O28]" office:value-type="float" office:value="137.3">
            <text:p>137,3</text:p>
          </table:table-cell>
          <table:table-cell table:style-name="ce10" table:formula="of:=[.P20]+[.P21]+[.P27]+[.P28]" office:value-type="float" office:value="156.41">
            <text:p>156,41</text:p>
          </table:table-cell>
          <table:table-cell table:style-name="ce10" table:formula="of:=[.Q20]+[.Q21]+[.Q27]+[.Q28]" office:value-type="float" office:value="154.8">
            <text:p>154,8</text:p>
          </table:table-cell>
          <table:table-cell table:style-name="ce10" table:formula="of:=[.R20]+[.R21]+[.R27]+[.R28]" office:value-type="float" office:value="157.4">
            <text:p>157,4</text:p>
          </table:table-cell>
          <table:table-cell table:style-name="ce10" table:formula="of:=[.S20]+[.S21]+[.S27]+[.S28]" office:value-type="float" office:value="152.6">
            <text:p>152,6</text:p>
          </table:table-cell>
          <table:table-cell table:style-name="ce10" table:formula="of:=[.T20]+[.T21]+[.T27]+[.T28]" office:value-type="float" office:value="164.6">
            <text:p>164,6</text:p>
          </table:table-cell>
          <table:table-cell table:style-name="ce10" table:formula="of:=[.U20]+[.U21]+[.U27]+[.U28]" office:value-type="float" office:value="163.4">
            <text:p>163,4</text:p>
          </table:table-cell>
          <table:table-cell table:number-columns-repeated="4"/>
          <table:table-cell office:value-type="string">
            <text:p>Total (ms)</text:p>
          </table:table-cell>
          <table:table-cell/>
          <table:table-cell table:style-name="ce10" table:formula="of:=[.AB20]+[.AB21]+[.AB27]+[.AB28]" office:value-type="float" office:value="56.25036">
            <text:p>56,25036</text:p>
          </table:table-cell>
          <table:table-cell table:style-name="ce10" table:formula="of:=[.AC20]+[.AC21]+[.AC27]+[.AC28]" office:value-type="float" office:value="53.30664">
            <text:p>53,30664</text:p>
          </table:table-cell>
          <table:table-cell table:style-name="ce10" table:formula="of:=[.AD20]+[.AD21]+[.AD27]+[.AD28]" office:value-type="float" office:value="54.45216">
            <text:p>54,45216</text:p>
          </table:table-cell>
          <table:table-cell table:style-name="ce10" table:formula="of:=[.AE20]+[.AE21]+[.AE27]+[.AE28]" office:value-type="float" office:value="52.67394">
            <text:p>52,67394</text:p>
          </table:table-cell>
          <table:table-cell table:style-name="ce10" table:formula="of:=[.AF20]+[.AF21]+[.AF27]+[.AF28]" office:value-type="float" office:value="60.55938">
            <text:p>60,55938</text:p>
          </table:table-cell>
          <table:table-cell table:style-name="ce10" table:formula="of:=[.AG20]+[.AG21]+[.AG27]+[.AG28]" office:value-type="float" office:value="59.8734">
            <text:p>59,8734</text:p>
          </table:table-cell>
          <table:table-cell table:style-name="ce10" table:formula="of:=[.AH20]+[.AH21]+[.AH27]+[.AH28]" office:value-type="float" office:value="91.3752">
            <text:p>91,3752</text:p>
          </table:table-cell>
          <table:table-cell table:style-name="ce10" table:formula="of:=[.AI20]+[.AI21]+[.AI27]+[.AI28]" office:value-type="float" office:value="88.3782">
            <text:p>88,3782</text:p>
          </table:table-cell>
          <table:table-cell table:style-name="ce10" table:formula="of:=[.AJ20]+[.AJ21]+[.AJ27]+[.AJ28]" office:value-type="float" office:value="89.577">
            <text:p>89,577</text:p>
          </table:table-cell>
          <table:table-cell table:style-name="ce10" table:formula="of:=[.AK20]+[.AK21]+[.AK27]+[.AK28]" office:value-type="float" office:value="85.6476">
            <text:p>85,6476</text:p>
          </table:table-cell>
          <table:table-cell table:style-name="ce10" table:formula="of:=[.AL20]+[.AL21]+[.AL27]+[.AL28]" office:value-type="float" office:value="95.238">
            <text:p>95,238</text:p>
          </table:table-cell>
          <table:table-cell table:style-name="ce10" table:formula="of:=[.AM20]+[.AM21]+[.AM27]+[.AM28]" office:value-type="float" office:value="91.4418">
            <text:p>91,4418</text:p>
          </table:table-cell>
          <table:table-cell table:style-name="ce10" table:formula="of:=[.AN20]+[.AN21]+[.AN27]+[.AN28]" office:value-type="float" office:value="104.16906">
            <text:p>104,16906</text:p>
          </table:table-cell>
          <table:table-cell table:style-name="ce10" table:formula="of:=[.AO20]+[.AO21]+[.AO27]+[.AO28]" office:value-type="float" office:value="103.0968">
            <text:p>103,0968</text:p>
          </table:table-cell>
          <table:table-cell table:style-name="ce10" table:formula="of:=[.AP20]+[.AP21]+[.AP27]+[.AP28]" office:value-type="float" office:value="104.8284">
            <text:p>104,8284</text:p>
          </table:table-cell>
          <table:table-cell table:style-name="ce10" table:formula="of:=[.AQ20]+[.AQ21]+[.AQ27]+[.AQ28]" office:value-type="float" office:value="101.6316">
            <text:p>101,6316</text:p>
          </table:table-cell>
          <table:table-cell table:style-name="ce10" table:formula="of:=[.AR20]+[.AR21]+[.AR27]+[.AR28]" office:value-type="float" office:value="109.6236">
            <text:p>109,6236</text:p>
          </table:table-cell>
          <table:table-cell table:style-name="ce10" table:formula="of:=[.AS20]+[.AS21]+[.AS27]+[.AS28]" office:value-type="float" office:value="108.8244">
            <text:p>108,8244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table:number-columns-spanned="6" table:number-rows-spanned="1">
            <text:p>1: OpenCV + HW accelerator</text:p>
          </table:table-cell>
          <table:covered-table-cell table:number-columns-repeated="5" table:style-name="Default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number-columns-repeated="100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 table:number-columns-repeated="2"/>
          <table:table-cell table:number-columns-repeated="6"/>
          <table:table-cell table:style-name="ce7"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 table:number-columns-repeated="2"/>
          <table:table-cell table:number-columns-repeated="6"/>
          <table:table-cell table:style-name="ce7"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otal (ms)</text:p>
          </table:table-cell>
          <table:table-cell/>
          <table:table-cell table:style-name="ce10" table:formula="of:=[.D38]+[.D39]+[.D45]+[.D46]" office:value-type="float" office:value="0">
            <text:p>0</text:p>
          </table:table-cell>
          <table:table-cell table:style-name="ce10" table:formula="of:=[.E38]+[.E39]+[.E45]+[.E46]" office:value-type="float" office:value="0">
            <text:p>0</text:p>
          </table:table-cell>
          <table:table-cell table:style-name="ce10" table:formula="of:=[.F38]+[.F39]+[.F45]+[.F46]" office:value-type="float" office:value="0">
            <text:p>0</text:p>
          </table:table-cell>
          <table:table-cell table:style-name="ce10" table:formula="of:=[.G38]+[.G39]+[.G45]+[.G46]" office:value-type="float" office:value="0">
            <text:p>0</text:p>
          </table:table-cell>
          <table:table-cell table:style-name="ce10" table:formula="of:=[.H38]+[.H39]+[.H45]+[.H46]" office:value-type="float" office:value="0">
            <text:p>0</text:p>
          </table:table-cell>
          <table:table-cell table:style-name="ce10" table:formula="of:=[.I38]+[.I39]+[.I45]+[.I46]" office:value-type="float" office:value="0">
            <text:p>0</text:p>
          </table:table-cell>
          <table:table-cell table:style-name="ce10" table:formula="of:=[.J38]+[.J39]+[.J45]+[.J46]" office:value-type="float" office:value="0">
            <text:p>0</text:p>
          </table:table-cell>
          <table:table-cell table:style-name="ce10" table:formula="of:=[.K38]+[.K39]+[.K45]+[.K46]" office:value-type="float" office:value="0">
            <text:p>0</text:p>
          </table:table-cell>
          <table:table-cell table:style-name="ce10" table:formula="of:=[.L38]+[.L39]+[.L45]+[.L46]" office:value-type="float" office:value="0">
            <text:p>0</text:p>
          </table:table-cell>
          <table:table-cell table:style-name="ce10" table:formula="of:=[.M38]+[.M39]+[.M45]+[.M46]" office:value-type="float" office:value="0">
            <text:p>0</text:p>
          </table:table-cell>
          <table:table-cell table:style-name="ce10" table:formula="of:=[.N38]+[.N39]+[.N45]+[.N46]" office:value-type="float" office:value="0">
            <text:p>0</text:p>
          </table:table-cell>
          <table:table-cell table:style-name="ce10" table:formula="of:=[.O38]+[.O39]+[.O45]+[.O46]" office:value-type="float" office:value="0">
            <text:p>0</text:p>
          </table:table-cell>
          <table:table-cell table:style-name="ce10" table:formula="of:=[.P38]+[.P39]+[.P45]+[.P46]" office:value-type="float" office:value="0">
            <text:p>0</text:p>
          </table:table-cell>
          <table:table-cell table:style-name="ce10" table:formula="of:=[.Q38]+[.Q39]+[.Q45]+[.Q46]" office:value-type="float" office:value="0">
            <text:p>0</text:p>
          </table:table-cell>
          <table:table-cell table:style-name="ce10" table:formula="of:=[.R38]+[.R39]+[.R45]+[.R46]" office:value-type="float" office:value="0">
            <text:p>0</text:p>
          </table:table-cell>
          <table:table-cell table:style-name="ce10" table:formula="of:=[.S38]+[.S39]+[.S45]+[.S46]" office:value-type="float" office:value="0">
            <text:p>0</text:p>
          </table:table-cell>
          <table:table-cell table:style-name="ce10" table:formula="of:=[.T38]+[.T39]+[.T45]+[.T46]" office:value-type="float" office:value="0">
            <text:p>0</text:p>
          </table:table-cell>
          <table:table-cell table:style-name="ce10" table:formula="of:=[.U38]+[.U39]+[.U45]+[.U46]" office:value-type="float" office:value="0">
            <text:p>0</text:p>
          </table:table-cell>
          <table:table-cell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table:number-columns-spanned="18" table:number-rows-spanned="1">
            <text:p>2: custom convolution with integer coefficients (only for timing profiling, since borders are not managed) <text:s/>---------- NOT USED</text:p>
          </table:table-cell>
          <table:covered-table-cell table:number-columns-repeated="6" table:style-name="Default"/>
          <table:covered-table-cell table:number-columns-repeated="11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number-columns-repeated="100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 office:value-type="float" office:value="5.7">
            <text:p>5,7</text:p>
          </table:table-cell>
          <table:table-cell table:number-columns-repeated="6" table:style-name="Default" office:value-type="float" office:value="5.5">
            <text:p>5,5</text:p>
          </table:table-cell>
          <table:table-cell table:number-columns-repeated="3" office:value-type="float" office:value="5.6">
            <text:p>5,6</text:p>
          </table:table-cell>
          <table:table-cell office:value-type="float" office:value="5.5">
            <text:p>5,5</text:p>
          </table:table-cell>
          <table:table-cell office:value-type="float" office:value="5.6">
            <text:p>5,6</text:p>
          </table:table-cell>
          <table:table-cell table:number-columns-repeated="2" office:value-type="float" office:value="5.5">
            <text:p>5,5</text:p>
          </table:table-cell>
          <table:table-cell office:value-type="float" office:value="5.6">
            <text:p>5,6</text:p>
          </table:table-cell>
          <table:table-cell office:value-type="float" office:value="5.5">
            <text:p>5,5</text:p>
          </table:table-cell>
          <table:table-cell table:number-columns-repeated="2" office:value-type="float" office:value="5.6">
            <text:p>5,6</text:p>
          </table:table-cell>
          <table:table-cell table:number-columns-repeated="1003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 office:value-type="float" office:value="4.9">
            <text:p>4,9</text:p>
          </table:table-cell>
          <table:table-cell table:number-columns-repeated="2" table:style-name="Default" office:value-type="float" office:value="4.9">
            <text:p>4,9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.9">
            <text:p>4,9</text:p>
          </table:table-cell>
          <table:table-cell table:number-columns-repeated="2" table:style-name="Default" office:value-type="float" office:value="5">
            <text:p>5</text:p>
          </table:table-cell>
          <table:table-cell office:value-type="float" office:value="4.9">
            <text:p>4,9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office:value-type="float" office:value="5">
            <text:p>5</text:p>
          </table:table-cell>
          <table:table-cell office:value-type="float" office:value="4.7">
            <text:p>4,7</text:p>
          </table:table-cell>
          <table:table-cell office:value-type="float" office:value="4.9">
            <text:p>4,9</text:p>
          </table:table-cell>
          <table:table-cell table:number-columns-repeated="2" office:value-type="float" office:value="4.8">
            <text:p>4,8</text:p>
          </table:table-cell>
          <table:table-cell table:number-columns-repeated="2" office:value-type="float" office:value="5">
            <text:p>5</text:p>
          </table:table-cell>
          <table:table-cell office:value-type="float" office:value="5.1">
            <text:p>5,1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/>
          <table:table-cell table:style-name="ce7" office:value-type="float" office:value="114.5">
            <text:p>114,5</text:p>
          </table:table-cell>
          <table:table-cell office:value-type="float" office:value="104.2">
            <text:p>104,2</text:p>
          </table:table-cell>
          <table:table-cell office:value-type="float" office:value="176.8">
            <text:p>176,8</text:p>
          </table:table-cell>
          <table:table-cell office:value-type="float" office:value="175.2">
            <text:p>175,2</text:p>
          </table:table-cell>
          <table:table-cell office:value-type="float" office:value="212.8">
            <text:p>212,8</text:p>
          </table:table-cell>
          <table:table-cell office:value-type="float" office:value="212.6">
            <text:p>212,6</text:p>
          </table:table-cell>
          <table:table-cell office:value-type="float" office:value="114.7">
            <text:p>114,7</text:p>
          </table:table-cell>
          <table:table-cell table:style-name="ce7" office:value-type="float" office:value="103.9">
            <text:p>103,9</text:p>
          </table:table-cell>
          <table:table-cell table:style-name="ce7" office:value-type="float" office:value="178.3">
            <text:p>178,3</text:p>
          </table:table-cell>
          <table:table-cell table:style-name="ce7" office:value-type="float" office:value="175.5">
            <text:p>175,5</text:p>
          </table:table-cell>
          <table:table-cell table:style-name="ce7" office:value-type="float" office:value="212.2">
            <text:p>212,2</text:p>
          </table:table-cell>
          <table:table-cell table:style-name="ce7" office:value-type="float" office:value="212.6">
            <text:p>212,6</text:p>
          </table:table-cell>
          <table:table-cell table:style-name="ce7" office:value-type="float" office:value="114.6">
            <text:p>114,6</text:p>
          </table:table-cell>
          <table:table-cell table:style-name="ce7" office:value-type="float" office:value="104.3">
            <text:p>104,3</text:p>
          </table:table-cell>
          <table:table-cell table:style-name="ce7" office:value-type="float" office:value="175">
            <text:p>175</text:p>
          </table:table-cell>
          <table:table-cell table:style-name="ce7" office:value-type="float" office:value="173.5">
            <text:p>173,5</text:p>
          </table:table-cell>
          <table:table-cell table:style-name="ce7" office:value-type="float" office:value="212.8">
            <text:p>212,8</text:p>
          </table:table-cell>
          <table:table-cell table:style-name="ce7" office:value-type="float" office:value="224.5">
            <text:p>224,5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/>
          <table:table-cell table:style-name="ce5" office:value-type="float" office:value="224.3">
            <text:p>224,3</text:p>
          </table:table-cell>
          <table:table-cell table:style-name="ce5" office:value-type="float" office:value="225">
            <text:p>225</text:p>
          </table:table-cell>
          <table:table-cell table:number-columns-repeated="4" table:style-name="ce5" office:value-type="float" office:value="224.6">
            <text:p>224,6</text:p>
          </table:table-cell>
          <table:table-cell table:style-name="ce5" office:value-type="float" office:value="364.7">
            <text:p>364,7</text:p>
          </table:table-cell>
          <table:table-cell table:style-name="ce5" office:value-type="float" office:value="360.5">
            <text:p>360,5</text:p>
          </table:table-cell>
          <table:table-cell table:style-name="ce5" office:value-type="float" office:value="370.35">
            <text:p>370,35</text:p>
          </table:table-cell>
          <table:table-cell table:style-name="ce5" office:value-type="float" office:value="369.6">
            <text:p>369,6</text:p>
          </table:table-cell>
          <table:table-cell table:style-name="ce5" office:value-type="float" office:value="359.9">
            <text:p>359,9</text:p>
          </table:table-cell>
          <table:table-cell table:style-name="ce5" office:value-type="float" office:value="370.9">
            <text:p>370,9</text:p>
          </table:table-cell>
          <table:table-cell table:style-name="ce5" office:value-type="float" office:value="447.6">
            <text:p>447,6</text:p>
          </table:table-cell>
          <table:table-cell table:style-name="ce5" office:value-type="float" office:value="447.9">
            <text:p>447,9</text:p>
          </table:table-cell>
          <table:table-cell table:style-name="ce5" office:value-type="float" office:value="448.1">
            <text:p>448,1</text:p>
          </table:table-cell>
          <table:table-cell table:style-name="ce5" office:value-type="float" office:value="447.7">
            <text:p>447,7</text:p>
          </table:table-cell>
          <table:table-cell table:style-name="ce5" office:value-type="float" office:value="448">
            <text:p>448</text:p>
          </table:table-cell>
          <table:table-cell table:style-name="ce5" office:value-type="float" office:value="448.5">
            <text:p>448,5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/>
          <table:table-cell table:style-name="ce5" office:value-type="float" office:value="38.3">
            <text:p>38,3</text:p>
          </table:table-cell>
          <table:table-cell table:number-columns-repeated="2" table:style-name="ce5" office:value-type="float" office:value="35.3">
            <text:p>35,3</text:p>
          </table:table-cell>
          <table:table-cell table:style-name="ce5" office:value-type="float" office:value="33.6">
            <text:p>33,6</text:p>
          </table:table-cell>
          <table:table-cell table:style-name="ce5" office:value-type="float" office:value="34.3">
            <text:p>34,3</text:p>
          </table:table-cell>
          <table:table-cell table:style-name="ce5" office:value-type="float" office:value="32.9">
            <text:p>32,9</text:p>
          </table:table-cell>
          <table:table-cell table:style-name="ce5" office:value-type="float" office:value="57.3">
            <text:p>57,3</text:p>
          </table:table-cell>
          <table:table-cell table:style-name="ce5" office:value-type="float" office:value="56.4">
            <text:p>56,4</text:p>
          </table:table-cell>
          <table:table-cell table:style-name="ce5" office:value-type="float" office:value="56.5">
            <text:p>56,5</text:p>
          </table:table-cell>
          <table:table-cell table:style-name="ce5" office:value-type="float" office:value="53.7">
            <text:p>53,7</text:p>
          </table:table-cell>
          <table:table-cell table:style-name="ce5" office:value-type="float" office:value="54.4">
            <text:p>54,4</text:p>
          </table:table-cell>
          <table:table-cell table:style-name="ce5" office:value-type="float" office:value="52.7">
            <text:p>52,7</text:p>
          </table:table-cell>
          <table:table-cell table:style-name="ce5" office:value-type="float" office:value="57.3">
            <text:p>57,3</text:p>
          </table:table-cell>
          <table:table-cell table:style-name="ce5" office:value-type="float" office:value="57.4">
            <text:p>57,4</text:p>
          </table:table-cell>
          <table:table-cell table:style-name="ce5" office:value-type="float" office:value="57.1">
            <text:p>57,1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54.3">
            <text:p>54,3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/>
          <table:table-cell table:style-name="ce5" office:value-type="float" office:value="5.9">
            <text:p>5,9</text:p>
          </table:table-cell>
          <table:table-cell table:style-name="ce5" office:value-type="float" office:value="4.2">
            <text:p>4,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.3">
            <text:p>3,3</text:p>
          </table:table-cell>
          <table:table-cell table:style-name="ce5" office:value-type="float" office:value="3.6">
            <text:p>3,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8">
            <text:p>18</text:p>
          </table:table-cell>
          <table:table-cell table:number-columns-repeated="2" table:style-name="ce5" office:value-type="float" office:value="17.4">
            <text:p>17,4</text:p>
          </table:table-cell>
          <table:table-cell table:style-name="ce5" office:value-type="float" office:value="16.5">
            <text:p>16,5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6.1">
            <text:p>16,1</text:p>
          </table:table-cell>
          <table:table-cell table:style-name="ce5" office:value-type="float" office:value="17.7">
            <text:p>17,7</text:p>
          </table:table-cell>
          <table:table-cell table:number-columns-repeated="2" table:style-name="ce5" office:value-type="float" office:value="17.4">
            <text:p>17,4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7.2">
            <text:p>17,2</text:p>
          </table:table-cell>
          <table:table-cell table:style-name="ce5" office:value-type="float" office:value="16.8">
            <text:p>16,8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/>
          <table:table-cell table:style-name="ce7" office:value-type="float" office:value="277.2">
            <text:p>277,2</text:p>
          </table:table-cell>
          <table:table-cell office:value-type="float" office:value="273.1">
            <text:p>273,1</text:p>
          </table:table-cell>
          <table:table-cell office:value-type="float" office:value="272.8">
            <text:p>272,8</text:p>
          </table:table-cell>
          <table:table-cell office:value-type="float" office:value="269.6">
            <text:p>269,6</text:p>
          </table:table-cell>
          <table:table-cell office:value-type="float" office:value="271.1">
            <text:p>271,1</text:p>
          </table:table-cell>
          <table:table-cell office:value-type="float" office:value="269.4">
            <text:p>269,4</text:p>
          </table:table-cell>
          <table:table-cell office:value-type="float" office:value="454.3">
            <text:p>454,3</text:p>
          </table:table-cell>
          <table:table-cell table:style-name="ce7" office:value-type="float" office:value="445.4">
            <text:p>445,4</text:p>
          </table:table-cell>
          <table:table-cell table:style-name="ce7" office:value-type="float" office:value="449.6">
            <text:p>449,6</text:p>
          </table:table-cell>
          <table:table-cell table:style-name="ce7" office:value-type="float" office:value="448.9">
            <text:p>448,9</text:p>
          </table:table-cell>
          <table:table-cell table:style-name="ce7" office:value-type="float" office:value="440.2">
            <text:p>440,2</text:p>
          </table:table-cell>
          <table:table-cell table:style-name="ce7" office:value-type="float" office:value="448.1">
            <text:p>448,1</text:p>
          </table:table-cell>
          <table:table-cell table:style-name="ce7" office:value-type="float" office:value="530.8">
            <text:p>530,8</text:p>
          </table:table-cell>
          <table:table-cell table:style-name="ce7" office:value-type="float" office:value="531">
            <text:p>531</text:p>
          </table:table-cell>
          <table:table-cell table:style-name="ce7" office:value-type="float" office:value="530">
            <text:p>530</text:p>
          </table:table-cell>
          <table:table-cell table:style-name="ce7" office:value-type="float" office:value="528.3">
            <text:p>528,3</text:p>
          </table:table-cell>
          <table:table-cell table:style-name="ce7" office:value-type="float" office:value="529">
            <text:p>529</text:p>
          </table:table-cell>
          <table:table-cell table:style-name="ce7" office:value-type="float" office:value="527">
            <text:p>527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 office:value-type="float" office:value="397.45">
            <text:p>397,45</text:p>
          </table:table-cell>
          <table:table-cell table:style-name="Default" office:value-type="float" office:value="377.7">
            <text:p>377,7</text:p>
          </table:table-cell>
          <table:table-cell table:style-name="Default" office:value-type="float" office:value="449.81">
            <text:p>449,81</text:p>
          </table:table-cell>
          <table:table-cell table:style-name="Default" office:value-type="float" office:value="445.1">
            <text:p>445,1</text:p>
          </table:table-cell>
          <table:table-cell table:style-name="Default" office:value-type="float" office:value="484.3">
            <text:p>484,3</text:p>
          </table:table-cell>
          <table:table-cell table:style-name="Default" office:value-type="float" office:value="482.2">
            <text:p>482,2</text:p>
          </table:table-cell>
          <table:table-cell table:style-name="Default" office:value-type="float" office:value="569.5">
            <text:p>569,5</text:p>
          </table:table-cell>
          <table:table-cell office:value-type="float" office:value="549.5">
            <text:p>549,5</text:p>
          </table:table-cell>
          <table:table-cell office:value-type="float" office:value="628.1">
            <text:p>628,1</text:p>
          </table:table-cell>
          <table:table-cell office:value-type="float" office:value="624.7">
            <text:p>624,7</text:p>
          </table:table-cell>
          <table:table-cell office:value-type="float" office:value="652.7">
            <text:p>652,7</text:p>
          </table:table-cell>
          <table:table-cell office:value-type="float" office:value="660.9">
            <text:p>660,9</text:p>
          </table:table-cell>
          <table:table-cell office:value-type="float" office:value="645.7">
            <text:p>645,7</text:p>
          </table:table-cell>
          <table:table-cell office:value-type="float" office:value="635.6">
            <text:p>635,6</text:p>
          </table:table-cell>
          <table:table-cell office:value-type="float" office:value="705.3">
            <text:p>705,3</text:p>
          </table:table-cell>
          <table:table-cell office:value-type="float" office:value="702">
            <text:p>702</text:p>
          </table:table-cell>
          <table:table-cell office:value-type="float" office:value="742.2">
            <text:p>742,2</text:p>
          </table:table-cell>
          <table:table-cell office:value-type="float" office:value="751.7">
            <text:p>751,7</text:p>
          </table:table-cell>
          <table:table-cell table:number-columns-repeated="1003"/>
        </table:table-row>
        <table:table-row table:style-name="ro2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office:value-type="float" office:value="1.8">
            <text:p>1,8</text:p>
          </table:table-cell>
          <table:table-cell table:number-columns-repeated="3" table:style-name="Default" office:value-type="float" office:value="1.7">
            <text:p>1,7</text:p>
          </table:table-cell>
          <table:table-cell table:number-columns-repeated="2" table:style-name="Default" office:value-type="float" office:value="1.8">
            <text:p>1,8</text:p>
          </table:table-cell>
          <table:table-cell table:style-name="Default" office:value-type="float" office:value="1.7">
            <text:p>1,7</text:p>
          </table:table-cell>
          <table:table-cell table:number-columns-repeated="2" office:value-type="float" office:value="1.7">
            <text:p>1,7</text:p>
          </table:table-cell>
          <table:table-cell office:value-type="float" office:value="1.8">
            <text:p>1,8</text:p>
          </table:table-cell>
          <table:table-cell table:number-columns-repeated="3" office:value-type="float" office:value="1.7">
            <text:p>1,7</text:p>
          </table:table-cell>
          <table:table-cell office:value-type="float" office:value="1.8">
            <text:p>1,8</text:p>
          </table:table-cell>
          <table:table-cell office:value-type="float" office:value="1.7">
            <text:p>1,7</text:p>
          </table:table-cell>
          <table:table-cell table:number-columns-repeated="3" office:value-type="float" office:value="1.8">
            <text:p>1,8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otal (ms)</text:p>
          </table:table-cell>
          <table:table-cell/>
          <table:table-cell table:formula="of:=[.D57]+[.D58]+[.D64]+[.D65]" office:value-type="float" office:value="409.85">
            <text:p>409,85</text:p>
          </table:table-cell>
          <table:table-cell table:style-name="Default" table:formula="of:=[.E57]+[.E58]+[.E64]+[.E65]" office:value-type="float" office:value="389.8">
            <text:p>389,8</text:p>
          </table:table-cell>
          <table:table-cell table:style-name="Default" table:formula="of:=[.F57]+[.F58]+[.F64]+[.F65]" office:value-type="float" office:value="461.91">
            <text:p>461,91</text:p>
          </table:table-cell>
          <table:table-cell table:style-name="Default" table:formula="of:=[.G57]+[.G58]+[.G64]+[.G65]" office:value-type="float" office:value="457.3">
            <text:p>457,3</text:p>
          </table:table-cell>
          <table:table-cell table:style-name="Default" table:formula="of:=[.H57]+[.H58]+[.H64]+[.H65]" office:value-type="float" office:value="496.5">
            <text:p>496,5</text:p>
          </table:table-cell>
          <table:table-cell table:style-name="Default" table:formula="of:=[.I57]+[.I58]+[.I64]+[.I65]" office:value-type="float" office:value="494.5">
            <text:p>494,5</text:p>
          </table:table-cell>
          <table:table-cell table:style-name="Default" table:formula="of:=[.J57]+[.J58]+[.J64]+[.J65]" office:value-type="float" office:value="581.7">
            <text:p>581,7</text:p>
          </table:table-cell>
          <table:table-cell table:formula="of:=[.K57]+[.K58]+[.K64]+[.K65]" office:value-type="float" office:value="561.7">
            <text:p>561,7</text:p>
          </table:table-cell>
          <table:table-cell table:formula="of:=[.L57]+[.L58]+[.L64]+[.L65]" office:value-type="float" office:value="640.4">
            <text:p>640,4</text:p>
          </table:table-cell>
          <table:table-cell table:formula="of:=[.M57]+[.M58]+[.M64]+[.M65]" office:value-type="float" office:value="636.9">
            <text:p>636,9</text:p>
          </table:table-cell>
          <table:table-cell table:formula="of:=[.N57]+[.N58]+[.N64]+[.N65]" office:value-type="float" office:value="664.9">
            <text:p>664,9</text:p>
          </table:table-cell>
          <table:table-cell table:formula="of:=[.O57]+[.O58]+[.O64]+[.O65]" office:value-type="float" office:value="672.9">
            <text:p>672,9</text:p>
          </table:table-cell>
          <table:table-cell table:formula="of:=[.P57]+[.P58]+[.P64]+[.P65]" office:value-type="float" office:value="657.8">
            <text:p>657,8</text:p>
          </table:table-cell>
          <table:table-cell table:formula="of:=[.Q57]+[.Q58]+[.Q64]+[.Q65]" office:value-type="float" office:value="647.7">
            <text:p>647,7</text:p>
          </table:table-cell>
          <table:table-cell table:formula="of:=[.R57]+[.R58]+[.R64]+[.R65]" office:value-type="float" office:value="717.4">
            <text:p>717,4</text:p>
          </table:table-cell>
          <table:table-cell table:formula="of:=[.S57]+[.S58]+[.S64]+[.S65]" office:value-type="float" office:value="714.3">
            <text:p>714,3</text:p>
          </table:table-cell>
          <table:table-cell table:formula="of:=[.T57]+[.T58]+[.T64]+[.T65]" office:value-type="float" office:value="754.6">
            <text:p>754,6</text:p>
          </table:table-cell>
          <table:table-cell table:formula="of:=[.U57]+[.U58]+[.U64]+[.U65]" office:value-type="float" office:value="764.2">
            <text:p>764,2</text:p>
          </table:table-cell>
          <table:table-cell table:number-columns-repeated="1003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-FPU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Default"/>
        <table:table-column table:style-name="co1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Test image:</text:p>
          </table:table-cell>
          <table:table-cell office:value-type="string">
            <text:p>lena_secret.bmp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Image size:</text:p>
          </table:table-cell>
          <table:table-cell office:value-type="string">
            <text:p>512x512x3 byte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hreshold:</text:p>
          </table:table-cell>
          <table:table-cell office:value-type="float" office:value="50">
            <text:p>50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Sigma</text:p>
          </table:table-cell>
          <table:table-cell office:value-type="string">
            <text:p>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Gblur mask size</text:p>
          </table:table-cell>
          <table:table-cell office:value-type="string">
            <text:p>NG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Canny (Sobel) mask size</text:p>
          </table:table-cell>
          <table:table-cell office:value-type="string">
            <text:p>NC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5"/>
          <table:table-cell table:formula="of:=25/1000" office:value-type="float" office:value="0.025">
            <text:p>0,025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Rocketchip running at <text:span text:style-name="T1">25MHz</text:span></text:p>
          </table:table-cell>
          <table:table-cell table:number-columns-repeated="2"/>
          <table:table-cell table:style-name="Default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Default" table:number-columns-repeated="6"/>
          <table:table-cell table:number-columns-repeated="15"/>
          <table:table-cell office:value-type="string">
            <text:p>Normalized at 1Ghz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table:style-name="ce3" table:number-columns-repeated="20"/>
          <table:table-cell table:number-columns-repeated="4"/>
          <table:table-cell table:style-name="ce3" table:number-columns-repeated="20"/>
          <table:table-cell table:number-columns-repeated="979"/>
        </table:table-row>
        <table:table-row table:style-name="ro2">
          <table:table-cell/>
          <table:table-cell table:style-name="ce4" office:value-type="string">
            <text:p>ROCKETCHIP – DefaultFPGAConfig</text:p>
          </table:table-cell>
          <table:table-cell table:number-columns-repeated="2"/>
          <table:table-cell table:style-name="Default" table:number-columns-repeated="6"/>
          <table:table-cell table:number-columns-repeated="15"/>
          <table:table-cell table:style-name="ce4" office:value-type="string">
            <text:p>ROCKETCHIP – DefaultFPGAConfig</text:p>
          </table:table-cell>
          <table:table-cell table:number-columns-repeated="998"/>
        </table:table-row>
        <table:table-row table:style-name="ro2">
          <table:table-cell table:number-columns-repeated="3"/>
          <table:table-cell table:style-name="ce4" office:value-type="string" table:number-columns-spanned="6" table:number-rows-spanned="1">
            <text:p>0: Everything done in CPU, OpenCV standard functions</text:p>
          </table:table-cell>
          <table:covered-table-cell table:number-columns-repeated="5" table:style-name="Default"/>
          <table:table-cell table:style-name="Default"/>
          <table:table-cell table:number-columns-repeated="17"/>
          <table:table-cell table:style-name="ce4" office:value-type="string" table:number-columns-spanned="6" table:number-rows-spanned="1">
            <text:p>0: Everything done in CPU, OpenCV standard functions</text:p>
          </table:table-cell>
          <table:covered-table-cell table:number-columns-repeated="5"/>
          <table:table-cell table:number-columns-repeated="991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5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979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5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979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1" table:number-columns-repeated="5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1" table:number-columns-repeated="979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 office:value-type="float" office:value="362.2">
            <text:p>362,2</text:p>
          </table:table-cell>
          <table:table-cell table:style-name="Default" office:value-type="float" office:value="360.7">
            <text:p>360,7</text:p>
          </table:table-cell>
          <table:table-cell table:style-name="Default" office:value-type="float" office:value="361.7">
            <text:p>361,7</text:p>
          </table:table-cell>
          <table:table-cell table:style-name="Default" office:value-type="float" office:value="360.9">
            <text:p>360,9</text:p>
          </table:table-cell>
          <table:table-cell table:style-name="Default" office:value-type="float" office:value="361">
            <text:p>361</text:p>
          </table:table-cell>
          <table:table-cell table:number-columns-repeated="2" table:style-name="Default" office:value-type="float" office:value="360">
            <text:p>360</text:p>
          </table:table-cell>
          <table:table-cell office:value-type="float" office:value="361">
            <text:p>361</text:p>
          </table:table-cell>
          <table:table-cell office:value-type="float" office:value="359">
            <text:p>359</text:p>
          </table:table-cell>
          <table:table-cell office:value-type="float" office:value="361">
            <text:p>361</text:p>
          </table:table-cell>
          <table:table-cell office:value-type="float" office:value="360">
            <text:p>360</text:p>
          </table:table-cell>
          <table:table-cell office:value-type="float" office:value="360.4">
            <text:p>360,4</text:p>
          </table:table-cell>
          <table:table-cell office:value-type="float" office:value="360.7">
            <text:p>360,7</text:p>
          </table:table-cell>
          <table:table-cell office:value-type="float" office:value="360">
            <text:p>360</text:p>
          </table:table-cell>
          <table:table-cell office:value-type="float" office:value="362">
            <text:p>362</text:p>
          </table:table-cell>
          <table:table-cell office:value-type="float" office:value="361.4">
            <text:p>361,4</text:p>
          </table:table-cell>
          <table:table-cell office:value-type="float" office:value="361.2">
            <text:p>361,2</text:p>
          </table:table-cell>
          <table:table-cell office:value-type="float" office:value="360">
            <text:p>360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 table:formula="of:=[.D20]*[.$Z$9]" office:value-type="float" office:value="9.055">
            <text:p>9,055</text:p>
          </table:table-cell>
          <table:table-cell table:formula="of:=[.E20]*[.$Z$9]" office:value-type="float" office:value="9.0175">
            <text:p>9,0175</text:p>
          </table:table-cell>
          <table:table-cell table:formula="of:=[.F20]*[.$Z$9]" office:value-type="float" office:value="9.0425">
            <text:p>9,0425</text:p>
          </table:table-cell>
          <table:table-cell table:formula="of:=[.G20]*[.$Z$9]" office:value-type="float" office:value="9.0225">
            <text:p>9,0225</text:p>
          </table:table-cell>
          <table:table-cell table:formula="of:=[.H20]*[.$Z$9]" office:value-type="float" office:value="9.025">
            <text:p>9,025</text:p>
          </table:table-cell>
          <table:table-cell table:formula="of:=[.I20]*[.$Z$9]" office:value-type="float" office:value="9">
            <text:p>9</text:p>
          </table:table-cell>
          <table:table-cell table:formula="of:=[.J20]*[.$Z$9]" office:value-type="float" office:value="9">
            <text:p>9</text:p>
          </table:table-cell>
          <table:table-cell table:formula="of:=[.K20]*[.$Z$9]" office:value-type="float" office:value="9.025">
            <text:p>9,025</text:p>
          </table:table-cell>
          <table:table-cell table:formula="of:=[.L20]*[.$Z$9]" office:value-type="float" office:value="8.975">
            <text:p>8,975</text:p>
          </table:table-cell>
          <table:table-cell table:formula="of:=[.M20]*[.$Z$9]" office:value-type="float" office:value="9.025">
            <text:p>9,025</text:p>
          </table:table-cell>
          <table:table-cell table:formula="of:=[.N20]*[.$Z$9]" office:value-type="float" office:value="9">
            <text:p>9</text:p>
          </table:table-cell>
          <table:table-cell table:formula="of:=[.O20]*[.$Z$9]" office:value-type="float" office:value="9.01">
            <text:p>9,01</text:p>
          </table:table-cell>
          <table:table-cell table:formula="of:=[.P20]*[.$Z$9]" office:value-type="float" office:value="9.0175">
            <text:p>9,0175</text:p>
          </table:table-cell>
          <table:table-cell table:formula="of:=[.Q20]*[.$Z$9]" office:value-type="float" office:value="9">
            <text:p>9</text:p>
          </table:table-cell>
          <table:table-cell table:formula="of:=[.R20]*[.$Z$9]" office:value-type="float" office:value="9.05">
            <text:p>9,05</text:p>
          </table:table-cell>
          <table:table-cell table:formula="of:=[.S20]*[.$Z$9]" office:value-type="float" office:value="9.035">
            <text:p>9,035</text:p>
          </table:table-cell>
          <table:table-cell table:formula="of:=[.T20]*[.$Z$9]" office:value-type="float" office:value="9.03">
            <text:p>9,03</text:p>
          </table:table-cell>
          <table:table-cell table:formula="of:=[.U20]*[.$Z$9]" office:value-type="float" office:value="9">
            <text:p>9</text:p>
          </table:table-cell>
          <table:table-cell table:number-columns-repeated="979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 office:value-type="float" office:value="415.4">
            <text:p>415,4</text:p>
          </table:table-cell>
          <table:table-cell table:style-name="Default" office:value-type="float" office:value="330.2">
            <text:p>330,2</text:p>
          </table:table-cell>
          <table:table-cell table:style-name="Default" office:value-type="float" office:value="330.4">
            <text:p>330,4</text:p>
          </table:table-cell>
          <table:table-cell table:style-name="Default" office:value-type="float" office:value="330.8">
            <text:p>330,8</text:p>
          </table:table-cell>
          <table:table-cell table:style-name="Default" office:value-type="float" office:value="328.4">
            <text:p>328,4</text:p>
          </table:table-cell>
          <table:table-cell table:style-name="Default" office:value-type="float" office:value="329.9">
            <text:p>329,9</text:p>
          </table:table-cell>
          <table:table-cell table:style-name="Default" office:value-type="float" office:value="331">
            <text:p>331</text:p>
          </table:table-cell>
          <table:table-cell office:value-type="float" office:value="330">
            <text:p>330</text:p>
          </table:table-cell>
          <table:table-cell office:value-type="float" office:value="330.5">
            <text:p>330,5</text:p>
          </table:table-cell>
          <table:table-cell office:value-type="float" office:value="330.1">
            <text:p>330,1</text:p>
          </table:table-cell>
          <table:table-cell office:value-type="float" office:value="328.5">
            <text:p>328,5</text:p>
          </table:table-cell>
          <table:table-cell office:value-type="float" office:value="330.9">
            <text:p>330,9</text:p>
          </table:table-cell>
          <table:table-cell office:value-type="float" office:value="329.9">
            <text:p>329,9</text:p>
          </table:table-cell>
          <table:table-cell office:value-type="float" office:value="330.6">
            <text:p>330,6</text:p>
          </table:table-cell>
          <table:table-cell office:value-type="float" office:value="327.2">
            <text:p>327,2</text:p>
          </table:table-cell>
          <table:table-cell office:value-type="float" office:value="330.4">
            <text:p>330,4</text:p>
          </table:table-cell>
          <table:table-cell table:number-columns-repeated="2" office:value-type="float" office:value="330">
            <text:p>330</text:p>
          </table:table-cell>
          <table:table-cell table:number-columns-repeated="3"/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 table:formula="of:=[.D21]*[.$Z$9]" office:value-type="float" office:value="10.385">
            <text:p>10,385</text:p>
          </table:table-cell>
          <table:table-cell table:formula="of:=[.E21]*[.$Z$9]" office:value-type="float" office:value="8.255">
            <text:p>8,255</text:p>
          </table:table-cell>
          <table:table-cell table:formula="of:=[.F21]*[.$Z$9]" office:value-type="float" office:value="8.26">
            <text:p>8,26</text:p>
          </table:table-cell>
          <table:table-cell table:formula="of:=[.G21]*[.$Z$9]" office:value-type="float" office:value="8.27">
            <text:p>8,27</text:p>
          </table:table-cell>
          <table:table-cell table:formula="of:=[.H21]*[.$Z$9]" office:value-type="float" office:value="8.21">
            <text:p>8,21</text:p>
          </table:table-cell>
          <table:table-cell table:formula="of:=[.I21]*[.$Z$9]" office:value-type="float" office:value="8.2475">
            <text:p>8,2475</text:p>
          </table:table-cell>
          <table:table-cell table:formula="of:=[.J21]*[.$Z$9]" office:value-type="float" office:value="8.275">
            <text:p>8,275</text:p>
          </table:table-cell>
          <table:table-cell table:formula="of:=[.K21]*[.$Z$9]" office:value-type="float" office:value="8.25">
            <text:p>8,25</text:p>
          </table:table-cell>
          <table:table-cell table:formula="of:=[.L21]*[.$Z$9]" office:value-type="float" office:value="8.2625">
            <text:p>8,2625</text:p>
          </table:table-cell>
          <table:table-cell table:formula="of:=[.M21]*[.$Z$9]" office:value-type="float" office:value="8.2525">
            <text:p>8,2525</text:p>
          </table:table-cell>
          <table:table-cell table:formula="of:=[.N21]*[.$Z$9]" office:value-type="float" office:value="8.2125">
            <text:p>8,2125</text:p>
          </table:table-cell>
          <table:table-cell table:formula="of:=[.O21]*[.$Z$9]" office:value-type="float" office:value="8.2725">
            <text:p>8,2725</text:p>
          </table:table-cell>
          <table:table-cell table:formula="of:=[.P21]*[.$Z$9]" office:value-type="float" office:value="8.2475">
            <text:p>8,2475</text:p>
          </table:table-cell>
          <table:table-cell table:formula="of:=[.Q21]*[.$Z$9]" office:value-type="float" office:value="8.265">
            <text:p>8,265</text:p>
          </table:table-cell>
          <table:table-cell table:formula="of:=[.R21]*[.$Z$9]" office:value-type="float" office:value="8.18">
            <text:p>8,18</text:p>
          </table:table-cell>
          <table:table-cell table:formula="of:=[.S21]*[.$Z$9]" office:value-type="float" office:value="8.26">
            <text:p>8,26</text:p>
          </table:table-cell>
          <table:table-cell table:formula="of:=[.T21]*[.$Z$9]" office:value-type="float" office:value="8.25">
            <text:p>8,25</text:p>
          </table:table-cell>
          <table:table-cell table:formula="of:=[.U21]*[.$Z$9]" office:value-type="float" office:value="8.25">
            <text:p>8,25</text:p>
          </table:table-cell>
          <table:table-cell table:number-columns-repeated="979"/>
        </table:table-row>
        <table:table-row table:style-name="ro2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/>
          <table:table-cell table:style-name="ce7" office:value-type="float" office:value="742.4">
            <text:p>742,4</text:p>
          </table:table-cell>
          <table:table-cell office:value-type="float" office:value="591">
            <text:p>591</text:p>
          </table:table-cell>
          <table:table-cell office:value-type="float" office:value="917.5">
            <text:p>917,5</text:p>
          </table:table-cell>
          <table:table-cell office:value-type="float" office:value="921.2">
            <text:p>921,2</text:p>
          </table:table-cell>
          <table:table-cell office:value-type="float" office:value="1488">
            <text:p>1488</text:p>
          </table:table-cell>
          <table:table-cell office:value-type="float" office:value="1488.2">
            <text:p>1488,2</text:p>
          </table:table-cell>
          <table:table-cell office:value-type="float" office:value="594.7">
            <text:p>594,7</text:p>
          </table:table-cell>
          <table:table-cell table:style-name="ce7" office:value-type="float" office:value="595.3">
            <text:p>595,3</text:p>
          </table:table-cell>
          <table:table-cell table:style-name="ce7" office:value-type="float" office:value="919.9">
            <text:p>919,9</text:p>
          </table:table-cell>
          <table:table-cell table:style-name="ce7" office:value-type="float" office:value="920.3">
            <text:p>920,3</text:p>
          </table:table-cell>
          <table:table-cell table:style-name="ce7" office:value-type="float" office:value="1488.5">
            <text:p>1488,5</text:p>
          </table:table-cell>
          <table:table-cell table:style-name="ce7" office:value-type="float" office:value="1488.2">
            <text:p>1488,2</text:p>
          </table:table-cell>
          <table:table-cell table:style-name="ce7" office:value-type="float" office:value="594.8">
            <text:p>594,8</text:p>
          </table:table-cell>
          <table:table-cell table:style-name="ce7" office:value-type="float" office:value="594.7">
            <text:p>594,7</text:p>
          </table:table-cell>
          <table:table-cell table:style-name="ce7" office:value-type="float" office:value="919.7">
            <text:p>919,7</text:p>
          </table:table-cell>
          <table:table-cell table:style-name="ce7" office:value-type="float" office:value="922.8">
            <text:p>922,8</text:p>
          </table:table-cell>
          <table:table-cell table:style-name="ce7" office:value-type="float" office:value="1487.9">
            <text:p>1487,9</text:p>
          </table:table-cell>
          <table:table-cell table:style-name="ce7" office:value-type="float" office:value="1489.1">
            <text:p>1489,1</text:p>
          </table:table-cell>
          <table:table-cell table:style-name="ce7" table:number-columns-repeated="3"/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/>
          <table:table-cell table:formula="of:=[.D22]*[.$Z$9]" office:value-type="float" office:value="18.56">
            <text:p>18,56</text:p>
          </table:table-cell>
          <table:table-cell table:formula="of:=[.E22]*[.$Z$9]" office:value-type="float" office:value="14.775">
            <text:p>14,775</text:p>
          </table:table-cell>
          <table:table-cell table:formula="of:=[.F22]*[.$Z$9]" office:value-type="float" office:value="22.9375">
            <text:p>22,9375</text:p>
          </table:table-cell>
          <table:table-cell table:formula="of:=[.G22]*[.$Z$9]" office:value-type="float" office:value="23.03">
            <text:p>23,03</text:p>
          </table:table-cell>
          <table:table-cell table:formula="of:=[.H22]*[.$Z$9]" office:value-type="float" office:value="37.2">
            <text:p>37,2</text:p>
          </table:table-cell>
          <table:table-cell table:formula="of:=[.I22]*[.$Z$9]" office:value-type="float" office:value="37.205">
            <text:p>37,205</text:p>
          </table:table-cell>
          <table:table-cell table:formula="of:=[.J22]*[.$Z$9]" office:value-type="float" office:value="14.8675">
            <text:p>14,8675</text:p>
          </table:table-cell>
          <table:table-cell table:formula="of:=[.K22]*[.$Z$9]" office:value-type="float" office:value="14.8825">
            <text:p>14,8825</text:p>
          </table:table-cell>
          <table:table-cell table:formula="of:=[.L22]*[.$Z$9]" office:value-type="float" office:value="22.9975">
            <text:p>22,9975</text:p>
          </table:table-cell>
          <table:table-cell table:formula="of:=[.M22]*[.$Z$9]" office:value-type="float" office:value="23.0075">
            <text:p>23,0075</text:p>
          </table:table-cell>
          <table:table-cell table:formula="of:=[.N22]*[.$Z$9]" office:value-type="float" office:value="37.2125">
            <text:p>37,2125</text:p>
          </table:table-cell>
          <table:table-cell table:formula="of:=[.O22]*[.$Z$9]" office:value-type="float" office:value="37.205">
            <text:p>37,205</text:p>
          </table:table-cell>
          <table:table-cell table:formula="of:=[.P22]*[.$Z$9]" office:value-type="float" office:value="14.87">
            <text:p>14,87</text:p>
          </table:table-cell>
          <table:table-cell table:formula="of:=[.Q22]*[.$Z$9]" office:value-type="float" office:value="14.8675">
            <text:p>14,8675</text:p>
          </table:table-cell>
          <table:table-cell table:formula="of:=[.R22]*[.$Z$9]" office:value-type="float" office:value="22.9925">
            <text:p>22,9925</text:p>
          </table:table-cell>
          <table:table-cell table:formula="of:=[.S22]*[.$Z$9]" office:value-type="float" office:value="23.07">
            <text:p>23,07</text:p>
          </table:table-cell>
          <table:table-cell table:formula="of:=[.T22]*[.$Z$9]" office:value-type="float" office:value="37.1975">
            <text:p>37,1975</text:p>
          </table:table-cell>
          <table:table-cell table:formula="of:=[.U22]*[.$Z$9]" office:value-type="float" office:value="37.2275">
            <text:p>37,2275</text:p>
          </table:table-cell>
          <table:table-cell table:style-name="ce7" table:number-columns-repeated="979"/>
        </table:table-row>
        <table:table-row table:style-name="ro2"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/>
          <table:table-cell table:style-name="ce5" office:value-type="float" office:value="802.5">
            <text:p>802,5</text:p>
          </table:table-cell>
          <table:table-cell table:number-columns-repeated="2" table:style-name="ce5" office:value-type="float" office:value="802.2">
            <text:p>802,2</text:p>
          </table:table-cell>
          <table:table-cell table:style-name="ce5" office:value-type="float" office:value="803.84">
            <text:p>803,84</text:p>
          </table:table-cell>
          <table:table-cell table:style-name="ce5" office:value-type="float" office:value="800.7">
            <text:p>800,7</text:p>
          </table:table-cell>
          <table:table-cell table:style-name="ce5" office:value-type="float" office:value="801.8">
            <text:p>801,8</text:p>
          </table:table-cell>
          <table:table-cell table:style-name="ce5" office:value-type="float" office:value="1776.5">
            <text:p>1776,5</text:p>
          </table:table-cell>
          <table:table-cell table:style-name="ce5" office:value-type="float" office:value="1940.8">
            <text:p>1940,8</text:p>
          </table:table-cell>
          <table:table-cell table:style-name="ce5" office:value-type="float" office:value="1777.5">
            <text:p>1777,5</text:p>
          </table:table-cell>
          <table:table-cell table:style-name="ce5" office:value-type="float" office:value="1778.6">
            <text:p>1778,6</text:p>
          </table:table-cell>
          <table:table-cell table:style-name="ce5" office:value-type="float" office:value="1775.6">
            <text:p>1775,6</text:p>
          </table:table-cell>
          <table:table-cell table:style-name="ce5" office:value-type="float" office:value="1777.4">
            <text:p>1777,4</text:p>
          </table:table-cell>
          <table:table-cell table:style-name="ce5" office:value-type="float" office:value="2991.2">
            <text:p>2991,2</text:p>
          </table:table-cell>
          <table:table-cell table:number-columns-repeated="2" table:style-name="ce5" office:value-type="float" office:value="2989.7">
            <text:p>2989,7</text:p>
          </table:table-cell>
          <table:table-cell table:style-name="ce5" office:value-type="float" office:value="2991">
            <text:p>2991</text:p>
          </table:table-cell>
          <table:table-cell table:style-name="ce5" office:value-type="float" office:value="2988.2">
            <text:p>2988,2</text:p>
          </table:table-cell>
          <table:table-cell table:style-name="ce5" office:value-type="float" office:value="2988.4">
            <text:p>2988,4</text:p>
          </table:table-cell>
          <table:table-cell table:style-name="ce5" table:number-columns-repeated="3"/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/>
          <table:table-cell table:formula="of:=[.D23]*[.$Z$9]" office:value-type="float" office:value="20.0625">
            <text:p>20,0625</text:p>
          </table:table-cell>
          <table:table-cell table:formula="of:=[.E23]*[.$Z$9]" office:value-type="float" office:value="20.055">
            <text:p>20,055</text:p>
          </table:table-cell>
          <table:table-cell table:formula="of:=[.F23]*[.$Z$9]" office:value-type="float" office:value="20.055">
            <text:p>20,055</text:p>
          </table:table-cell>
          <table:table-cell table:formula="of:=[.G23]*[.$Z$9]" office:value-type="float" office:value="20.096">
            <text:p>20,096</text:p>
          </table:table-cell>
          <table:table-cell table:formula="of:=[.H23]*[.$Z$9]" office:value-type="float" office:value="20.0175">
            <text:p>20,0175</text:p>
          </table:table-cell>
          <table:table-cell table:formula="of:=[.I23]*[.$Z$9]" office:value-type="float" office:value="20.045">
            <text:p>20,045</text:p>
          </table:table-cell>
          <table:table-cell table:formula="of:=[.J23]*[.$Z$9]" office:value-type="float" office:value="44.4125">
            <text:p>44,4125</text:p>
          </table:table-cell>
          <table:table-cell table:formula="of:=[.K23]*[.$Z$9]" office:value-type="float" office:value="48.52">
            <text:p>48,52</text:p>
          </table:table-cell>
          <table:table-cell table:formula="of:=[.L23]*[.$Z$9]" office:value-type="float" office:value="44.4375">
            <text:p>44,4375</text:p>
          </table:table-cell>
          <table:table-cell table:formula="of:=[.M23]*[.$Z$9]" office:value-type="float" office:value="44.465">
            <text:p>44,465</text:p>
          </table:table-cell>
          <table:table-cell table:formula="of:=[.N23]*[.$Z$9]" office:value-type="float" office:value="44.39">
            <text:p>44,39</text:p>
          </table:table-cell>
          <table:table-cell table:formula="of:=[.O23]*[.$Z$9]" office:value-type="float" office:value="44.435">
            <text:p>44,435</text:p>
          </table:table-cell>
          <table:table-cell table:formula="of:=[.P23]*[.$Z$9]" office:value-type="float" office:value="74.78">
            <text:p>74,78</text:p>
          </table:table-cell>
          <table:table-cell table:formula="of:=[.Q23]*[.$Z$9]" office:value-type="float" office:value="74.7425">
            <text:p>74,7425</text:p>
          </table:table-cell>
          <table:table-cell table:formula="of:=[.R23]*[.$Z$9]" office:value-type="float" office:value="74.7425">
            <text:p>74,7425</text:p>
          </table:table-cell>
          <table:table-cell table:formula="of:=[.S23]*[.$Z$9]" office:value-type="float" office:value="74.775">
            <text:p>74,775</text:p>
          </table:table-cell>
          <table:table-cell table:formula="of:=[.T23]*[.$Z$9]" office:value-type="float" office:value="74.705">
            <text:p>74,705</text:p>
          </table:table-cell>
          <table:table-cell table:formula="of:=[.U23]*[.$Z$9]" office:value-type="float" office:value="74.71">
            <text:p>74,71</text:p>
          </table:table-cell>
          <table:table-cell table:style-name="ce5" table:number-columns-repeated="979"/>
        </table:table-row>
        <table:table-row table:style-name="ro2"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/>
          <table:table-cell table:style-name="ce5" office:value-type="float" office:value="1377.4">
            <text:p>1377,4</text:p>
          </table:table-cell>
          <table:table-cell table:style-name="ce5" office:value-type="float" office:value="1273.4">
            <text:p>1273,4</text:p>
          </table:table-cell>
          <table:table-cell table:style-name="ce5" office:value-type="float" office:value="1267.8">
            <text:p>1267,8</text:p>
          </table:table-cell>
          <table:table-cell table:style-name="ce5" office:value-type="float" office:value="1218.4">
            <text:p>1218,4</text:p>
          </table:table-cell>
          <table:table-cell table:style-name="ce5" office:value-type="float" office:value="1239.4">
            <text:p>1239,4</text:p>
          </table:table-cell>
          <table:table-cell table:style-name="ce5" office:value-type="float" office:value="1188.2">
            <text:p>1188,2</text:p>
          </table:table-cell>
          <table:table-cell table:style-name="ce5" office:value-type="float" office:value="2330">
            <text:p>2330</text:p>
          </table:table-cell>
          <table:table-cell table:style-name="ce5" office:value-type="float" office:value="2187.7">
            <text:p>2187,7</text:p>
          </table:table-cell>
          <table:table-cell table:style-name="ce5" office:value-type="float" office:value="2183.9">
            <text:p>2183,9</text:p>
          </table:table-cell>
          <table:table-cell table:style-name="ce5" office:value-type="float" office:value="2057.7">
            <text:p>2057,7</text:p>
          </table:table-cell>
          <table:table-cell table:style-name="ce5" office:value-type="float" office:value="2144.5">
            <text:p>2144,5</text:p>
          </table:table-cell>
          <table:table-cell table:style-name="ce5" office:value-type="float" office:value="2009.2">
            <text:p>2009,2</text:p>
          </table:table-cell>
          <table:table-cell table:style-name="ce5" office:value-type="float" office:value="2257.5">
            <text:p>2257,5</text:p>
          </table:table-cell>
          <table:table-cell table:style-name="ce5" office:value-type="float" office:value="2234.6">
            <text:p>2234,6</text:p>
          </table:table-cell>
          <table:table-cell table:style-name="ce5" office:value-type="float" office:value="2230.9">
            <text:p>2230,9</text:p>
          </table:table-cell>
          <table:table-cell table:style-name="ce5" office:value-type="float" office:value="2201.6">
            <text:p>2201,6</text:p>
          </table:table-cell>
          <table:table-cell table:style-name="ce5" office:value-type="float" office:value="2217.8">
            <text:p>2217,8</text:p>
          </table:table-cell>
          <table:table-cell table:style-name="ce5" office:value-type="float" office:value="2184.3">
            <text:p>2184,3</text:p>
          </table:table-cell>
          <table:table-cell table:style-name="ce5" table:number-columns-repeated="3"/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/>
          <table:table-cell table:formula="of:=[.D24]*[.$Z$9]" office:value-type="float" office:value="34.435">
            <text:p>34,435</text:p>
          </table:table-cell>
          <table:table-cell table:formula="of:=[.E24]*[.$Z$9]" office:value-type="float" office:value="31.835">
            <text:p>31,835</text:p>
          </table:table-cell>
          <table:table-cell table:formula="of:=[.F24]*[.$Z$9]" office:value-type="float" office:value="31.695">
            <text:p>31,695</text:p>
          </table:table-cell>
          <table:table-cell table:formula="of:=[.G24]*[.$Z$9]" office:value-type="float" office:value="30.46">
            <text:p>30,46</text:p>
          </table:table-cell>
          <table:table-cell table:formula="of:=[.H24]*[.$Z$9]" office:value-type="float" office:value="30.985">
            <text:p>30,985</text:p>
          </table:table-cell>
          <table:table-cell table:formula="of:=[.I24]*[.$Z$9]" office:value-type="float" office:value="29.705">
            <text:p>29,705</text:p>
          </table:table-cell>
          <table:table-cell table:formula="of:=[.J24]*[.$Z$9]" office:value-type="float" office:value="58.25">
            <text:p>58,25</text:p>
          </table:table-cell>
          <table:table-cell table:formula="of:=[.K24]*[.$Z$9]" office:value-type="float" office:value="54.6925">
            <text:p>54,6925</text:p>
          </table:table-cell>
          <table:table-cell table:formula="of:=[.L24]*[.$Z$9]" office:value-type="float" office:value="54.5975">
            <text:p>54,5975</text:p>
          </table:table-cell>
          <table:table-cell table:formula="of:=[.M24]*[.$Z$9]" office:value-type="float" office:value="51.4425">
            <text:p>51,4425</text:p>
          </table:table-cell>
          <table:table-cell table:formula="of:=[.N24]*[.$Z$9]" office:value-type="float" office:value="53.6125">
            <text:p>53,6125</text:p>
          </table:table-cell>
          <table:table-cell table:formula="of:=[.O24]*[.$Z$9]" office:value-type="float" office:value="50.23">
            <text:p>50,23</text:p>
          </table:table-cell>
          <table:table-cell table:formula="of:=[.P24]*[.$Z$9]" office:value-type="float" office:value="56.4375">
            <text:p>56,4375</text:p>
          </table:table-cell>
          <table:table-cell table:formula="of:=[.Q24]*[.$Z$9]" office:value-type="float" office:value="55.865">
            <text:p>55,865</text:p>
          </table:table-cell>
          <table:table-cell table:formula="of:=[.R24]*[.$Z$9]" office:value-type="float" office:value="55.7725">
            <text:p>55,7725</text:p>
          </table:table-cell>
          <table:table-cell table:formula="of:=[.S24]*[.$Z$9]" office:value-type="float" office:value="55.04">
            <text:p>55,04</text:p>
          </table:table-cell>
          <table:table-cell table:formula="of:=[.T24]*[.$Z$9]" office:value-type="float" office:value="55.445">
            <text:p>55,445</text:p>
          </table:table-cell>
          <table:table-cell table:formula="of:=[.U24]*[.$Z$9]" office:value-type="float" office:value="54.6075">
            <text:p>54,6075</text:p>
          </table:table-cell>
          <table:table-cell table:style-name="ce5" table:number-columns-repeated="979"/>
        </table:table-row>
        <table:table-row table:style-name="ro2"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/>
          <table:table-cell table:style-name="ce5" office:value-type="float" office:value="146.5">
            <text:p>146,5</text:p>
          </table:table-cell>
          <table:table-cell table:style-name="ce5" office:value-type="float" office:value="106.9">
            <text:p>106,9</text:p>
          </table:table-cell>
          <table:table-cell table:style-name="ce5" office:value-type="float" office:value="98.48">
            <text:p>98,48</text:p>
          </table:table-cell>
          <table:table-cell table:style-name="ce5" office:value-type="float" office:value="69.5">
            <text:p>69,5</text:p>
          </table:table-cell>
          <table:table-cell table:style-name="ce5" office:value-type="float" office:value="78.3">
            <text:p>78,3</text:p>
          </table:table-cell>
          <table:table-cell table:style-name="ce5" office:value-type="float" office:value="50.7">
            <text:p>50,7</text:p>
          </table:table-cell>
          <table:table-cell table:style-name="ce5" office:value-type="float" office:value="482.5">
            <text:p>482,5</text:p>
          </table:table-cell>
          <table:table-cell table:style-name="ce5" office:value-type="float" office:value="420.3">
            <text:p>420,3</text:p>
          </table:table-cell>
          <table:table-cell table:style-name="ce5" office:value-type="float" office:value="417.5">
            <text:p>417,5</text:p>
          </table:table-cell>
          <table:table-cell table:style-name="ce5" office:value-type="float" office:value="336.9">
            <text:p>336,9</text:p>
          </table:table-cell>
          <table:table-cell table:style-name="ce5" office:value-type="float" office:value="378.9">
            <text:p>378,9</text:p>
          </table:table-cell>
          <table:table-cell table:style-name="ce5" office:value-type="float" office:value="279.3">
            <text:p>279,3</text:p>
          </table:table-cell>
          <table:table-cell table:style-name="ce5" office:value-type="float" office:value="422.6">
            <text:p>422,6</text:p>
          </table:table-cell>
          <table:table-cell table:style-name="ce5" office:value-type="float" office:value="378.5">
            <text:p>378,5</text:p>
          </table:table-cell>
          <table:table-cell table:style-name="ce5" office:value-type="float" office:value="376.5">
            <text:p>376,5</text:p>
          </table:table-cell>
          <table:table-cell table:style-name="ce5" office:value-type="float" office:value="328.7">
            <text:p>328,7</text:p>
          </table:table-cell>
          <table:table-cell table:style-name="ce5" office:value-type="float" office:value="350.9">
            <text:p>350,9</text:p>
          </table:table-cell>
          <table:table-cell table:style-name="ce5" office:value-type="float" office:value="299.1">
            <text:p>299,1</text:p>
          </table:table-cell>
          <table:table-cell table:style-name="ce5" table:number-columns-repeated="3"/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/>
          <table:table-cell table:formula="of:=[.D25]*[.$Z$9]" office:value-type="float" office:value="3.6625">
            <text:p>3,6625</text:p>
          </table:table-cell>
          <table:table-cell table:formula="of:=[.E25]*[.$Z$9]" office:value-type="float" office:value="2.6725">
            <text:p>2,6725</text:p>
          </table:table-cell>
          <table:table-cell table:formula="of:=[.F25]*[.$Z$9]" office:value-type="float" office:value="2.462">
            <text:p>2,462</text:p>
          </table:table-cell>
          <table:table-cell table:formula="of:=[.G25]*[.$Z$9]" office:value-type="float" office:value="1.7375">
            <text:p>1,7375</text:p>
          </table:table-cell>
          <table:table-cell table:formula="of:=[.H25]*[.$Z$9]" office:value-type="float" office:value="1.9575">
            <text:p>1,9575</text:p>
          </table:table-cell>
          <table:table-cell table:formula="of:=[.I25]*[.$Z$9]" office:value-type="float" office:value="1.2675">
            <text:p>1,2675</text:p>
          </table:table-cell>
          <table:table-cell table:formula="of:=[.J25]*[.$Z$9]" office:value-type="float" office:value="12.0625">
            <text:p>12,0625</text:p>
          </table:table-cell>
          <table:table-cell table:formula="of:=[.K25]*[.$Z$9]" office:value-type="float" office:value="10.5075">
            <text:p>10,5075</text:p>
          </table:table-cell>
          <table:table-cell table:formula="of:=[.L25]*[.$Z$9]" office:value-type="float" office:value="10.4375">
            <text:p>10,4375</text:p>
          </table:table-cell>
          <table:table-cell table:formula="of:=[.M25]*[.$Z$9]" office:value-type="float" office:value="8.4225">
            <text:p>8,4225</text:p>
          </table:table-cell>
          <table:table-cell table:formula="of:=[.N25]*[.$Z$9]" office:value-type="float" office:value="9.4725">
            <text:p>9,4725</text:p>
          </table:table-cell>
          <table:table-cell table:formula="of:=[.O25]*[.$Z$9]" office:value-type="float" office:value="6.9825">
            <text:p>6,9825</text:p>
          </table:table-cell>
          <table:table-cell table:formula="of:=[.P25]*[.$Z$9]" office:value-type="float" office:value="10.565">
            <text:p>10,565</text:p>
          </table:table-cell>
          <table:table-cell table:formula="of:=[.Q25]*[.$Z$9]" office:value-type="float" office:value="9.4625">
            <text:p>9,4625</text:p>
          </table:table-cell>
          <table:table-cell table:formula="of:=[.R25]*[.$Z$9]" office:value-type="float" office:value="9.4125">
            <text:p>9,4125</text:p>
          </table:table-cell>
          <table:table-cell table:formula="of:=[.S25]*[.$Z$9]" office:value-type="float" office:value="8.2175">
            <text:p>8,2175</text:p>
          </table:table-cell>
          <table:table-cell table:formula="of:=[.T25]*[.$Z$9]" office:value-type="float" office:value="8.7725">
            <text:p>8,7725</text:p>
          </table:table-cell>
          <table:table-cell table:formula="of:=[.U25]*[.$Z$9]" office:value-type="float" office:value="7.4775">
            <text:p>7,4775</text:p>
          </table:table-cell>
          <table:table-cell table:style-name="ce5" table:number-columns-repeated="979"/>
        </table:table-row>
        <table:table-row table:style-name="ro2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/>
          <table:table-cell table:style-name="ce7" office:value-type="float" office:value="2663">
            <text:p>2663</text:p>
          </table:table-cell>
          <table:table-cell office:value-type="float" office:value="2523.1">
            <text:p>2523,1</text:p>
          </table:table-cell>
          <table:table-cell office:value-type="float" office:value="2506.3">
            <text:p>2506,3</text:p>
          </table:table-cell>
          <table:table-cell office:value-type="float" office:value="2425.4">
            <text:p>2425,4</text:p>
          </table:table-cell>
          <table:table-cell office:value-type="float" office:value="2455.9">
            <text:p>2455,9</text:p>
          </table:table-cell>
          <table:table-cell office:value-type="float" office:value="2375.1">
            <text:p>2375,1</text:p>
          </table:table-cell>
          <table:table-cell office:value-type="float" office:value="4926.4">
            <text:p>4926,4</text:p>
          </table:table-cell>
          <table:table-cell table:style-name="ce7" office:value-type="float" office:value="4718.9">
            <text:p>4718,9</text:p>
          </table:table-cell>
          <table:table-cell table:style-name="ce7" office:value-type="float" office:value="4710.36">
            <text:p>4710,36</text:p>
          </table:table-cell>
          <table:table-cell table:style-name="ce7" office:value-type="float" office:value="4506.9">
            <text:p>4506,9</text:p>
          </table:table-cell>
          <table:table-cell table:style-name="ce7" office:value-type="float" office:value="4633">
            <text:p>4633</text:p>
          </table:table-cell>
          <table:table-cell table:style-name="ce7" office:value-type="float" office:value="4395.9">
            <text:p>4395,9</text:p>
          </table:table-cell>
          <table:table-cell table:style-name="ce7" office:value-type="float" office:value="6019.5">
            <text:p>6019,5</text:p>
          </table:table-cell>
          <table:table-cell table:style-name="ce7" office:value-type="float" office:value="5956.6">
            <text:p>5956,6</text:p>
          </table:table-cell>
          <table:table-cell table:style-name="ce7" office:value-type="float" office:value="5944.1">
            <text:p>5944,1</text:p>
          </table:table-cell>
          <table:table-cell table:style-name="ce7" office:value-type="float" office:value="5866.1">
            <text:p>5866,1</text:p>
          </table:table-cell>
          <table:table-cell table:style-name="ce7" office:value-type="float" office:value="5903.5">
            <text:p>5903,5</text:p>
          </table:table-cell>
          <table:table-cell table:style-name="ce7" office:value-type="float" office:value="5816">
            <text:p>5816</text:p>
          </table:table-cell>
          <table:table-cell table:style-name="ce7" table:number-columns-repeated="3"/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/>
          <table:table-cell table:formula="of:=[.D26]*[.$Z$9]" office:value-type="float" office:value="66.575">
            <text:p>66,575</text:p>
          </table:table-cell>
          <table:table-cell table:formula="of:=[.E26]*[.$Z$9]" office:value-type="float" office:value="63.0775">
            <text:p>63,0775</text:p>
          </table:table-cell>
          <table:table-cell table:formula="of:=[.F26]*[.$Z$9]" office:value-type="float" office:value="62.6575">
            <text:p>62,6575</text:p>
          </table:table-cell>
          <table:table-cell table:formula="of:=[.G26]*[.$Z$9]" office:value-type="float" office:value="60.635">
            <text:p>60,635</text:p>
          </table:table-cell>
          <table:table-cell table:formula="of:=[.H26]*[.$Z$9]" office:value-type="float" office:value="61.3975">
            <text:p>61,3975</text:p>
          </table:table-cell>
          <table:table-cell table:formula="of:=[.I26]*[.$Z$9]" office:value-type="float" office:value="59.3775">
            <text:p>59,3775</text:p>
          </table:table-cell>
          <table:table-cell table:formula="of:=[.J26]*[.$Z$9]" office:value-type="float" office:value="123.16">
            <text:p>123,16</text:p>
          </table:table-cell>
          <table:table-cell table:formula="of:=[.K26]*[.$Z$9]" office:value-type="float" office:value="117.9725">
            <text:p>117,9725</text:p>
          </table:table-cell>
          <table:table-cell table:formula="of:=[.L26]*[.$Z$9]" office:value-type="float" office:value="117.759">
            <text:p>117,759</text:p>
          </table:table-cell>
          <table:table-cell table:formula="of:=[.M26]*[.$Z$9]" office:value-type="float" office:value="112.6725">
            <text:p>112,6725</text:p>
          </table:table-cell>
          <table:table-cell table:formula="of:=[.N26]*[.$Z$9]" office:value-type="float" office:value="115.825">
            <text:p>115,825</text:p>
          </table:table-cell>
          <table:table-cell table:formula="of:=[.O26]*[.$Z$9]" office:value-type="float" office:value="109.8975">
            <text:p>109,8975</text:p>
          </table:table-cell>
          <table:table-cell table:formula="of:=[.P26]*[.$Z$9]" office:value-type="float" office:value="150.4875">
            <text:p>150,4875</text:p>
          </table:table-cell>
          <table:table-cell table:formula="of:=[.Q26]*[.$Z$9]" office:value-type="float" office:value="148.915">
            <text:p>148,915</text:p>
          </table:table-cell>
          <table:table-cell table:formula="of:=[.R26]*[.$Z$9]" office:value-type="float" office:value="148.6025">
            <text:p>148,6025</text:p>
          </table:table-cell>
          <table:table-cell table:formula="of:=[.S26]*[.$Z$9]" office:value-type="float" office:value="146.6525">
            <text:p>146,6525</text:p>
          </table:table-cell>
          <table:table-cell table:formula="of:=[.T26]*[.$Z$9]" office:value-type="float" office:value="147.5875">
            <text:p>147,5875</text:p>
          </table:table-cell>
          <table:table-cell table:formula="of:=[.U26]*[.$Z$9]" office:value-type="float" office:value="145.4">
            <text:p>145,4</text:p>
          </table:table-cell>
          <table:table-cell table:style-name="ce7" table:number-columns-repeated="979"/>
        </table:table-row>
        <table:table-row table:style-name="ro2"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 office:value-type="float" office:value="3420.9">
            <text:p>3420,9</text:p>
          </table:table-cell>
          <table:table-cell table:style-name="Default" office:value-type="float" office:value="3129.6">
            <text:p>3129,6</text:p>
          </table:table-cell>
          <table:table-cell table:style-name="Default" office:value-type="float" office:value="3439.4">
            <text:p>3439,4</text:p>
          </table:table-cell>
          <table:table-cell table:style-name="Default" office:value-type="float" office:value="3364.5">
            <text:p>3364,5</text:p>
          </table:table-cell>
          <table:table-cell table:style-name="Default" office:value-type="float" office:value="3961.9">
            <text:p>3961,9</text:p>
          </table:table-cell>
          <table:table-cell table:style-name="Default" office:value-type="float" office:value="3881.3">
            <text:p>3881,3</text:p>
          </table:table-cell>
          <table:table-cell table:style-name="Default" office:value-type="float" office:value="5539.1">
            <text:p>5539,1</text:p>
          </table:table-cell>
          <table:table-cell office:value-type="float" office:value="5332.3">
            <text:p>5332,3</text:p>
          </table:table-cell>
          <table:table-cell office:value-type="float" office:value="5648.9">
            <text:p>5648,9</text:p>
          </table:table-cell>
          <table:table-cell office:value-type="float" office:value="5445.2">
            <text:p>5445,2</text:p>
          </table:table-cell>
          <table:table-cell office:value-type="float" office:value="6139.7">
            <text:p>6139,7</text:p>
          </table:table-cell>
          <table:table-cell office:value-type="float" office:value="5902.4">
            <text:p>5902,4</text:p>
          </table:table-cell>
          <table:table-cell office:value-type="float" office:value="6632.4">
            <text:p>6632,4</text:p>
          </table:table-cell>
          <table:table-cell office:value-type="float" office:value="6570">
            <text:p>6570</text:p>
          </table:table-cell>
          <table:table-cell office:value-type="float" office:value="6881.9">
            <text:p>6881,9</text:p>
          </table:table-cell>
          <table:table-cell office:value-type="float" office:value="6807">
            <text:p>6807</text:p>
          </table:table-cell>
          <table:table-cell office:value-type="float" office:value="7409">
            <text:p>7409</text:p>
          </table:table-cell>
          <table:table-cell office:value-type="float" office:value="7323.4">
            <text:p>7323,4</text:p>
          </table:table-cell>
          <table:table-cell table:number-columns-repeated="3"/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 table:formula="of:=[.D27]*[.$Z$9]" office:value-type="float" office:value="85.5225">
            <text:p>85,5225</text:p>
          </table:table-cell>
          <table:table-cell table:formula="of:=[.E27]*[.$Z$9]" office:value-type="float" office:value="78.24">
            <text:p>78,24</text:p>
          </table:table-cell>
          <table:table-cell table:formula="of:=[.F27]*[.$Z$9]" office:value-type="float" office:value="85.985">
            <text:p>85,985</text:p>
          </table:table-cell>
          <table:table-cell table:formula="of:=[.G27]*[.$Z$9]" office:value-type="float" office:value="84.1125">
            <text:p>84,1125</text:p>
          </table:table-cell>
          <table:table-cell table:formula="of:=[.H27]*[.$Z$9]" office:value-type="float" office:value="99.0475">
            <text:p>99,0475</text:p>
          </table:table-cell>
          <table:table-cell table:formula="of:=[.I27]*[.$Z$9]" office:value-type="float" office:value="97.0325">
            <text:p>97,0325</text:p>
          </table:table-cell>
          <table:table-cell table:formula="of:=[.J27]*[.$Z$9]" office:value-type="float" office:value="138.4775">
            <text:p>138,4775</text:p>
          </table:table-cell>
          <table:table-cell table:formula="of:=[.K27]*[.$Z$9]" office:value-type="float" office:value="133.3075">
            <text:p>133,3075</text:p>
          </table:table-cell>
          <table:table-cell table:formula="of:=[.L27]*[.$Z$9]" office:value-type="float" office:value="141.2225">
            <text:p>141,2225</text:p>
          </table:table-cell>
          <table:table-cell table:formula="of:=[.M27]*[.$Z$9]" office:value-type="float" office:value="136.13">
            <text:p>136,13</text:p>
          </table:table-cell>
          <table:table-cell table:formula="of:=[.N27]*[.$Z$9]" office:value-type="float" office:value="153.4925">
            <text:p>153,4925</text:p>
          </table:table-cell>
          <table:table-cell table:formula="of:=[.O27]*[.$Z$9]" office:value-type="float" office:value="147.56">
            <text:p>147,56</text:p>
          </table:table-cell>
          <table:table-cell table:formula="of:=[.P27]*[.$Z$9]" office:value-type="float" office:value="165.81">
            <text:p>165,81</text:p>
          </table:table-cell>
          <table:table-cell table:formula="of:=[.Q27]*[.$Z$9]" office:value-type="float" office:value="164.25">
            <text:p>164,25</text:p>
          </table:table-cell>
          <table:table-cell table:formula="of:=[.R27]*[.$Z$9]" office:value-type="float" office:value="172.0475">
            <text:p>172,0475</text:p>
          </table:table-cell>
          <table:table-cell table:formula="of:=[.S27]*[.$Z$9]" office:value-type="float" office:value="170.175">
            <text:p>170,175</text:p>
          </table:table-cell>
          <table:table-cell table:formula="of:=[.T27]*[.$Z$9]" office:value-type="float" office:value="185.225">
            <text:p>185,225</text:p>
          </table:table-cell>
          <table:table-cell table:formula="of:=[.U27]*[.$Z$9]" office:value-type="float" office:value="183.085">
            <text:p>183,085</text:p>
          </table:table-cell>
          <table:table-cell table:number-columns-repeated="979"/>
        </table:table-row>
        <table:table-row table:style-name="ro2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office:value-type="float" office:value="191.7">
            <text:p>191,7</text:p>
          </table:table-cell>
          <table:table-cell table:style-name="Default" office:value-type="float" office:value="204.5">
            <text:p>204,5</text:p>
          </table:table-cell>
          <table:table-cell table:style-name="Default" office:value-type="float" office:value="204.6">
            <text:p>204,6</text:p>
          </table:table-cell>
          <table:table-cell table:style-name="Default" office:value-type="float" office:value="208">
            <text:p>208</text:p>
          </table:table-cell>
          <table:table-cell table:style-name="Default" office:value-type="float" office:value="206">
            <text:p>206</text:p>
          </table:table-cell>
          <table:table-cell table:style-name="Default" office:value-type="float" office:value="208.8">
            <text:p>208,8</text:p>
          </table:table-cell>
          <table:table-cell table:style-name="Default" office:value-type="float" office:value="209.8">
            <text:p>209,8</text:p>
          </table:table-cell>
          <table:table-cell office:value-type="float" office:value="211">
            <text:p>211</text:p>
          </table:table-cell>
          <table:table-cell office:value-type="float" office:value="208">
            <text:p>208</text:p>
          </table:table-cell>
          <table:table-cell table:number-columns-repeated="2" office:value-type="float" office:value="209">
            <text:p>209</text:p>
          </table:table-cell>
          <table:table-cell office:value-type="float" office:value="207.8">
            <text:p>207,8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float" office:value="208.8">
            <text:p>208,8</text:p>
          </table:table-cell>
          <table:table-cell office:value-type="float" office:value="210">
            <text:p>210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table:number-columns-repeated="3"/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table:formula="of:=[.D28]*[.$Z$9]" office:value-type="float" office:value="4.7925">
            <text:p>4,7925</text:p>
          </table:table-cell>
          <table:table-cell table:formula="of:=[.E28]*[.$Z$9]" office:value-type="float" office:value="5.1125">
            <text:p>5,1125</text:p>
          </table:table-cell>
          <table:table-cell table:formula="of:=[.F28]*[.$Z$9]" office:value-type="float" office:value="5.115">
            <text:p>5,115</text:p>
          </table:table-cell>
          <table:table-cell table:formula="of:=[.G28]*[.$Z$9]" office:value-type="float" office:value="5.2">
            <text:p>5,2</text:p>
          </table:table-cell>
          <table:table-cell table:formula="of:=[.H28]*[.$Z$9]" office:value-type="float" office:value="5.15">
            <text:p>5,15</text:p>
          </table:table-cell>
          <table:table-cell table:formula="of:=[.I28]*[.$Z$9]" office:value-type="float" office:value="5.22">
            <text:p>5,22</text:p>
          </table:table-cell>
          <table:table-cell table:formula="of:=[.J28]*[.$Z$9]" office:value-type="float" office:value="5.245">
            <text:p>5,245</text:p>
          </table:table-cell>
          <table:table-cell table:formula="of:=[.K28]*[.$Z$9]" office:value-type="float" office:value="5.275">
            <text:p>5,275</text:p>
          </table:table-cell>
          <table:table-cell table:formula="of:=[.L28]*[.$Z$9]" office:value-type="float" office:value="5.2">
            <text:p>5,2</text:p>
          </table:table-cell>
          <table:table-cell table:formula="of:=[.M28]*[.$Z$9]" office:value-type="float" office:value="5.225">
            <text:p>5,225</text:p>
          </table:table-cell>
          <table:table-cell table:formula="of:=[.N28]*[.$Z$9]" office:value-type="float" office:value="5.225">
            <text:p>5,225</text:p>
          </table:table-cell>
          <table:table-cell table:formula="of:=[.O28]*[.$Z$9]" office:value-type="float" office:value="5.195">
            <text:p>5,195</text:p>
          </table:table-cell>
          <table:table-cell table:formula="of:=[.P28]*[.$Z$9]" office:value-type="float" office:value="5.15">
            <text:p>5,15</text:p>
          </table:table-cell>
          <table:table-cell table:formula="of:=[.Q28]*[.$Z$9]" office:value-type="float" office:value="5.225">
            <text:p>5,225</text:p>
          </table:table-cell>
          <table:table-cell table:formula="of:=[.R28]*[.$Z$9]" office:value-type="float" office:value="5.22">
            <text:p>5,22</text:p>
          </table:table-cell>
          <table:table-cell table:formula="of:=[.S28]*[.$Z$9]" office:value-type="float" office:value="5.25">
            <text:p>5,25</text:p>
          </table:table-cell>
          <table:table-cell table:formula="of:=[.T28]*[.$Z$9]" office:value-type="float" office:value="5.15">
            <text:p>5,15</text:p>
          </table:table-cell>
          <table:table-cell table:formula="of:=[.U28]*[.$Z$9]" office:value-type="float" office:value="5.175">
            <text:p>5,175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otal (ms)</text:p>
          </table:table-cell>
          <table:table-cell/>
          <table:table-cell table:style-name="ce10" table:formula="of:=[.D20]+[.D21]+[.D27]+[.D28]" office:value-type="float" office:value="4390.2">
            <text:p>4390,2</text:p>
          </table:table-cell>
          <table:table-cell table:style-name="ce10" table:formula="of:=[.E20]+[.E21]+[.E27]+[.E28]" office:value-type="float" office:value="4025">
            <text:p>4025</text:p>
          </table:table-cell>
          <table:table-cell table:style-name="ce10" table:formula="of:=[.F20]+[.F21]+[.F27]+[.F28]" office:value-type="float" office:value="4336.1">
            <text:p>4336,1</text:p>
          </table:table-cell>
          <table:table-cell table:style-name="ce10" table:formula="of:=[.G20]+[.G21]+[.G27]+[.G28]" office:value-type="float" office:value="4264.2">
            <text:p>4264,2</text:p>
          </table:table-cell>
          <table:table-cell table:style-name="ce10" table:formula="of:=[.H20]+[.H21]+[.H27]+[.H28]" office:value-type="float" office:value="4857.3">
            <text:p>4857,3</text:p>
          </table:table-cell>
          <table:table-cell table:style-name="ce10" table:formula="of:=[.I20]+[.I21]+[.I27]+[.I28]" office:value-type="float" office:value="4780">
            <text:p>4780</text:p>
          </table:table-cell>
          <table:table-cell table:style-name="ce10" table:formula="of:=[.J20]+[.J21]+[.J27]+[.J28]" office:value-type="float" office:value="6439.9">
            <text:p>6439,9</text:p>
          </table:table-cell>
          <table:table-cell table:style-name="ce10" table:formula="of:=[.K20]+[.K21]+[.K27]+[.K28]" office:value-type="float" office:value="6234.3">
            <text:p>6234,3</text:p>
          </table:table-cell>
          <table:table-cell table:style-name="ce10" table:formula="of:=[.L20]+[.L21]+[.L27]+[.L28]" office:value-type="float" office:value="6546.4">
            <text:p>6546,4</text:p>
          </table:table-cell>
          <table:table-cell table:style-name="ce10" table:formula="of:=[.M20]+[.M21]+[.M27]+[.M28]" office:value-type="float" office:value="6345.3">
            <text:p>6345,3</text:p>
          </table:table-cell>
          <table:table-cell table:style-name="ce10" table:formula="of:=[.N20]+[.N21]+[.N27]+[.N28]" office:value-type="float" office:value="7037.2">
            <text:p>7037,2</text:p>
          </table:table-cell>
          <table:table-cell table:style-name="ce10" table:formula="of:=[.O20]+[.O21]+[.O27]+[.O28]" office:value-type="float" office:value="6801.5">
            <text:p>6801,5</text:p>
          </table:table-cell>
          <table:table-cell table:style-name="ce10" table:formula="of:=[.P20]+[.P21]+[.P27]+[.P28]" office:value-type="float" office:value="7529">
            <text:p>7529</text:p>
          </table:table-cell>
          <table:table-cell table:style-name="ce10" table:formula="of:=[.Q20]+[.Q21]+[.Q27]+[.Q28]" office:value-type="float" office:value="7469.6">
            <text:p>7469,6</text:p>
          </table:table-cell>
          <table:table-cell table:style-name="ce10" table:formula="of:=[.R20]+[.R21]+[.R27]+[.R28]" office:value-type="float" office:value="7779.9">
            <text:p>7779,9</text:p>
          </table:table-cell>
          <table:table-cell table:style-name="ce10" table:formula="of:=[.S20]+[.S21]+[.S27]+[.S28]" office:value-type="float" office:value="7708.8">
            <text:p>7708,8</text:p>
          </table:table-cell>
          <table:table-cell table:style-name="ce10" table:formula="of:=[.T20]+[.T21]+[.T27]+[.T28]" office:value-type="float" office:value="8306.2">
            <text:p>8306,2</text:p>
          </table:table-cell>
          <table:table-cell table:style-name="ce10" table:formula="of:=[.U20]+[.U21]+[.U27]+[.U28]" office:value-type="float" office:value="8220.4">
            <text:p>8220,4</text:p>
          </table:table-cell>
          <table:table-cell table:number-columns-repeated="4"/>
          <table:table-cell office:value-type="string">
            <text:p>Total (ms)</text:p>
          </table:table-cell>
          <table:table-cell/>
          <table:table-cell table:style-name="ce10" table:formula="of:=[.AB20]+[.AB21]+[.AB27]+[.AB28]" office:value-type="float" office:value="109.755">
            <text:p>109,755</text:p>
          </table:table-cell>
          <table:table-cell table:style-name="ce10" table:formula="of:=[.AC20]+[.AC21]+[.AC27]+[.AC28]" office:value-type="float" office:value="100.625">
            <text:p>100,625</text:p>
          </table:table-cell>
          <table:table-cell table:style-name="ce10" table:formula="of:=[.AD20]+[.AD21]+[.AD27]+[.AD28]" office:value-type="float" office:value="108.4025">
            <text:p>108,4025</text:p>
          </table:table-cell>
          <table:table-cell table:style-name="ce10" table:formula="of:=[.AE20]+[.AE21]+[.AE27]+[.AE28]" office:value-type="float" office:value="106.605">
            <text:p>106,605</text:p>
          </table:table-cell>
          <table:table-cell table:style-name="ce10" table:formula="of:=[.AF20]+[.AF21]+[.AF27]+[.AF28]" office:value-type="float" office:value="121.4325">
            <text:p>121,4325</text:p>
          </table:table-cell>
          <table:table-cell table:style-name="ce10" table:formula="of:=[.AG20]+[.AG21]+[.AG27]+[.AG28]" office:value-type="float" office:value="119.5">
            <text:p>119,5</text:p>
          </table:table-cell>
          <table:table-cell table:style-name="ce10" table:formula="of:=[.AH20]+[.AH21]+[.AH27]+[.AH28]" office:value-type="float" office:value="160.9975">
            <text:p>160,9975</text:p>
          </table:table-cell>
          <table:table-cell table:style-name="ce10" table:formula="of:=[.AI20]+[.AI21]+[.AI27]+[.AI28]" office:value-type="float" office:value="155.8575">
            <text:p>155,8575</text:p>
          </table:table-cell>
          <table:table-cell table:style-name="ce10" table:formula="of:=[.AJ20]+[.AJ21]+[.AJ27]+[.AJ28]" office:value-type="float" office:value="163.66">
            <text:p>163,66</text:p>
          </table:table-cell>
          <table:table-cell table:style-name="ce10" table:formula="of:=[.AK20]+[.AK21]+[.AK27]+[.AK28]" office:value-type="float" office:value="158.6325">
            <text:p>158,6325</text:p>
          </table:table-cell>
          <table:table-cell table:style-name="ce10" table:formula="of:=[.AL20]+[.AL21]+[.AL27]+[.AL28]" office:value-type="float" office:value="175.93">
            <text:p>175,93</text:p>
          </table:table-cell>
          <table:table-cell table:style-name="ce10" table:formula="of:=[.AM20]+[.AM21]+[.AM27]+[.AM28]" office:value-type="float" office:value="170.0375">
            <text:p>170,0375</text:p>
          </table:table-cell>
          <table:table-cell table:style-name="ce10" table:formula="of:=[.AN20]+[.AN21]+[.AN27]+[.AN28]" office:value-type="float" office:value="188.225">
            <text:p>188,225</text:p>
          </table:table-cell>
          <table:table-cell table:style-name="ce10" table:formula="of:=[.AO20]+[.AO21]+[.AO27]+[.AO28]" office:value-type="float" office:value="186.74">
            <text:p>186,74</text:p>
          </table:table-cell>
          <table:table-cell table:style-name="ce10" table:formula="of:=[.AP20]+[.AP21]+[.AP27]+[.AP28]" office:value-type="float" office:value="194.4975">
            <text:p>194,4975</text:p>
          </table:table-cell>
          <table:table-cell table:style-name="ce10" table:formula="of:=[.AQ20]+[.AQ21]+[.AQ27]+[.AQ28]" office:value-type="float" office:value="192.72">
            <text:p>192,72</text:p>
          </table:table-cell>
          <table:table-cell table:style-name="ce10" table:formula="of:=[.AR20]+[.AR21]+[.AR27]+[.AR28]" office:value-type="float" office:value="207.655">
            <text:p>207,655</text:p>
          </table:table-cell>
          <table:table-cell table:style-name="ce10" table:formula="of:=[.AS20]+[.AS21]+[.AS27]+[.AS28]" office:value-type="float" office:value="205.51">
            <text:p>205,51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table:number-columns-spanned="6" table:number-rows-spanned="1">
            <text:p>2: OpenCV + HW accelerator</text:p>
          </table:table-cell>
          <table:covered-table-cell table:number-columns-repeated="5" table:style-name="Default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number-columns-repeated="100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 table:number-columns-repeated="2"/>
          <table:table-cell table:number-columns-repeated="6"/>
          <table:table-cell table:style-name="ce7"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 table:number-columns-repeated="19"/>
          <table:table-cell table:number-columns-repeated="1003"/>
        </table:table-row>
        <table:table-row table:style-name="ro2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 table:number-columns-repeated="2"/>
          <table:table-cell table:number-columns-repeated="6"/>
          <table:table-cell table:style-name="ce7"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2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2">
          <table:table-cell/>
          <table:table-cell office:value-type="string">
            <text:p>Total (ms)</text:p>
          </table:table-cell>
          <table:table-cell/>
          <table:table-cell table:style-name="ce10" table:formula="of:=[.D38]+[.D39]+[.D45]+[.D46]" office:value-type="float" office:value="0">
            <text:p>0</text:p>
          </table:table-cell>
          <table:table-cell table:style-name="ce10" table:formula="of:=[.E38]+[.E39]+[.E45]+[.E46]" office:value-type="float" office:value="0">
            <text:p>0</text:p>
          </table:table-cell>
          <table:table-cell table:style-name="ce10" table:formula="of:=[.F38]+[.F39]+[.F45]+[.F46]" office:value-type="float" office:value="0">
            <text:p>0</text:p>
          </table:table-cell>
          <table:table-cell table:style-name="ce10" table:formula="of:=[.G38]+[.G39]+[.G45]+[.G46]" office:value-type="float" office:value="0">
            <text:p>0</text:p>
          </table:table-cell>
          <table:table-cell table:style-name="ce10" table:formula="of:=[.H38]+[.H39]+[.H45]+[.H46]" office:value-type="float" office:value="0">
            <text:p>0</text:p>
          </table:table-cell>
          <table:table-cell table:style-name="ce10" table:formula="of:=[.I38]+[.I39]+[.I45]+[.I46]" office:value-type="float" office:value="0">
            <text:p>0</text:p>
          </table:table-cell>
          <table:table-cell table:style-name="ce10" table:formula="of:=[.J38]+[.J39]+[.J45]+[.J46]" office:value-type="float" office:value="0">
            <text:p>0</text:p>
          </table:table-cell>
          <table:table-cell table:style-name="ce10" table:formula="of:=[.K38]+[.K39]+[.K45]+[.K46]" office:value-type="float" office:value="0">
            <text:p>0</text:p>
          </table:table-cell>
          <table:table-cell table:style-name="ce10" table:formula="of:=[.L38]+[.L39]+[.L45]+[.L46]" office:value-type="float" office:value="0">
            <text:p>0</text:p>
          </table:table-cell>
          <table:table-cell table:style-name="ce10" table:formula="of:=[.M38]+[.M39]+[.M45]+[.M46]" office:value-type="float" office:value="0">
            <text:p>0</text:p>
          </table:table-cell>
          <table:table-cell table:style-name="ce10" table:formula="of:=[.N38]+[.N39]+[.N45]+[.N46]" office:value-type="float" office:value="0">
            <text:p>0</text:p>
          </table:table-cell>
          <table:table-cell table:style-name="ce10" table:formula="of:=[.O38]+[.O39]+[.O45]+[.O46]" office:value-type="float" office:value="0">
            <text:p>0</text:p>
          </table:table-cell>
          <table:table-cell table:style-name="ce10" table:formula="of:=[.P38]+[.P39]+[.P45]+[.P46]" office:value-type="float" office:value="0">
            <text:p>0</text:p>
          </table:table-cell>
          <table:table-cell table:style-name="ce10" table:formula="of:=[.Q38]+[.Q39]+[.Q45]+[.Q46]" office:value-type="float" office:value="0">
            <text:p>0</text:p>
          </table:table-cell>
          <table:table-cell table:style-name="ce10" table:formula="of:=[.R38]+[.R39]+[.R45]+[.R46]" office:value-type="float" office:value="0">
            <text:p>0</text:p>
          </table:table-cell>
          <table:table-cell table:style-name="ce10" table:formula="of:=[.S38]+[.S39]+[.S45]+[.S46]" office:value-type="float" office:value="0">
            <text:p>0</text:p>
          </table:table-cell>
          <table:table-cell table:style-name="ce10" table:formula="of:=[.T38]+[.T39]+[.T45]+[.T46]" office:value-type="float" office:value="0">
            <text:p>0</text:p>
          </table:table-cell>
          <table:table-cell table:style-name="ce10" table:formula="of:=[.U38]+[.U39]+[.U45]+[.U46]" office:value-type="float" office:value="0">
            <text:p>0</text:p>
          </table:table-cell>
          <table:table-cell table:number-columns-repeated="1003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C-NoFPU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Default"/>
        <table:table-column table:style-name="co1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Test image:</text:p>
          </table:table-cell>
          <table:table-cell office:value-type="string">
            <text:p>lena_secret.bmp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3">
          <table:table-cell/>
          <table:table-cell office:value-type="string">
            <text:p>Image size:</text:p>
          </table:table-cell>
          <table:table-cell office:value-type="string">
            <text:p>512x512x3 byte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3">
          <table:table-cell/>
          <table:table-cell office:value-type="string">
            <text:p>Threshold:</text:p>
          </table:table-cell>
          <table:table-cell office:value-type="float" office:value="50">
            <text:p>50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office:value-type="string">
            <text:p>Sigma</text:p>
          </table:table-cell>
          <table:table-cell office:value-type="string">
            <text:p>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3">
          <table:table-cell/>
          <table:table-cell office:value-type="string">
            <text:p>Gblur mask size</text:p>
          </table:table-cell>
          <table:table-cell office:value-type="string">
            <text:p>NG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3">
          <table:table-cell/>
          <table:table-cell office:value-type="string">
            <text:p>Canny (Sobel) mask size</text:p>
          </table:table-cell>
          <table:table-cell office:value-type="string">
            <text:p>NC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6"/>
          <table:table-cell table:formula="of:=25/1000" office:value-type="float" office:value="0.025">
            <text:p>0,025</text:p>
          </table:table-cell>
          <table:table-cell table:number-columns-repeated="997"/>
        </table:table-row>
        <table:table-row table:style-name="ro1" table:number-rows-repeated="2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3">
          <table:table-cell table:number-columns-repeated="4"/>
          <table:table-cell table:style-name="Default" table:number-columns-repeated="6"/>
          <table:table-cell table:number-columns-repeated="15"/>
          <table:table-cell table:style-name="ce4" office:value-type="string">
            <text:p>Normalized at 1Ghz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1">
          <table:table-cell/>
          <table:table-cell table:style-name="ce3" table:number-columns-repeated="20"/>
          <table:table-cell table:number-columns-repeated="4"/>
          <table:table-cell table:style-name="ce3" table:number-columns-repeated="20"/>
          <table:table-cell table:number-columns-repeated="979"/>
        </table:table-row>
        <table:table-row table:style-name="ro3">
          <table:table-cell/>
          <table:table-cell table:style-name="ce4" office:value-type="string">
            <text:p>ROCKETCHIP – NoFPU</text:p>
          </table:table-cell>
          <table:table-cell table:number-columns-repeated="2"/>
          <table:table-cell table:style-name="Default" table:number-columns-repeated="6"/>
          <table:table-cell table:number-columns-repeated="15"/>
          <table:table-cell table:style-name="ce4" office:value-type="string">
            <text:p>ROCKETCHIP – NoFPU</text:p>
          </table:table-cell>
          <table:table-cell table:number-columns-repeated="998"/>
        </table:table-row>
        <table:table-row table:style-name="ro3">
          <table:table-cell table:number-columns-repeated="3"/>
          <table:table-cell table:style-name="ce4" office:value-type="string" table:number-columns-spanned="6" table:number-rows-spanned="1">
            <text:p>0: Everything done in ARM, OpenCV standard functions</text:p>
          </table:table-cell>
          <table:covered-table-cell table:number-columns-repeated="5" table:style-name="Default"/>
          <table:table-cell table:style-name="Default"/>
          <table:table-cell table:number-columns-repeated="17"/>
          <table:table-cell table:style-name="ce4" office:value-type="string" table:number-columns-spanned="6" table:number-rows-spanned="1">
            <text:p>0: Everything done in CPU, OpenCV standard functions</text:p>
          </table:table-cell>
          <table:covered-table-cell table:number-columns-repeated="5"/>
          <table:table-cell table:number-columns-repeated="991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5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979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5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979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1" table:number-columns-repeated="979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 office:value-type="float" office:value="372.2">
            <text:p>372,2</text:p>
          </table:table-cell>
          <table:table-cell table:style-name="Default" office:value-type="float" office:value="371.7">
            <text:p>371,7</text:p>
          </table:table-cell>
          <table:table-cell table:style-name="Default" office:value-type="float" office:value="366.8">
            <text:p>366,8</text:p>
          </table:table-cell>
          <table:table-cell table:style-name="Default" office:value-type="float" office:value="366.2">
            <text:p>366,2</text:p>
          </table:table-cell>
          <table:table-cell table:style-name="Default" office:value-type="float" office:value="366.3">
            <text:p>366,3</text:p>
          </table:table-cell>
          <table:table-cell table:style-name="Default" office:value-type="float" office:value="365.1">
            <text:p>365,1</text:p>
          </table:table-cell>
          <table:table-cell table:style-name="Default" office:value-type="float" office:value="365.2">
            <text:p>365,2</text:p>
          </table:table-cell>
          <table:table-cell office:value-type="float" office:value="363.4">
            <text:p>363,4</text:p>
          </table:table-cell>
          <table:table-cell office:value-type="float" office:value="366.2">
            <text:p>366,2</text:p>
          </table:table-cell>
          <table:table-cell office:value-type="float" office:value="368">
            <text:p>368</text:p>
          </table:table-cell>
          <table:table-cell office:value-type="float" office:value="365.5">
            <text:p>365,5</text:p>
          </table:table-cell>
          <table:table-cell office:value-type="float" office:value="367.5">
            <text:p>367,5</text:p>
          </table:table-cell>
          <table:table-cell office:value-type="float" office:value="366.5">
            <text:p>366,5</text:p>
          </table:table-cell>
          <table:table-cell office:value-type="float" office:value="365.4">
            <text:p>365,4</text:p>
          </table:table-cell>
          <table:table-cell office:value-type="float" office:value="365.1">
            <text:p>365,1</text:p>
          </table:table-cell>
          <table:table-cell office:value-type="float" office:value="367.2">
            <text:p>367,2</text:p>
          </table:table-cell>
          <table:table-cell office:value-type="float" office:value="365.5">
            <text:p>365,5</text:p>
          </table:table-cell>
          <table:table-cell office:value-type="float" office:value="365.4">
            <text:p>365,4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 table:formula="of:=[.D20]*[.$AA$9]" office:value-type="float" office:value="9.305">
            <text:p>9,305</text:p>
          </table:table-cell>
          <table:table-cell table:formula="of:=[.E20]*[.$AA$9]" office:value-type="float" office:value="9.2925">
            <text:p>9,2925</text:p>
          </table:table-cell>
          <table:table-cell table:formula="of:=[.F20]*[.$AA$9]" office:value-type="float" office:value="9.17">
            <text:p>9,17</text:p>
          </table:table-cell>
          <table:table-cell table:formula="of:=[.G20]*[.$AA$9]" office:value-type="float" office:value="9.155">
            <text:p>9,155</text:p>
          </table:table-cell>
          <table:table-cell table:formula="of:=[.H20]*[.$AA$9]" office:value-type="float" office:value="9.1575">
            <text:p>9,1575</text:p>
          </table:table-cell>
          <table:table-cell table:formula="of:=[.I20]*[.$AA$9]" office:value-type="float" office:value="9.1275">
            <text:p>9,1275</text:p>
          </table:table-cell>
          <table:table-cell table:formula="of:=[.J20]*[.$AA$9]" office:value-type="float" office:value="9.13">
            <text:p>9,13</text:p>
          </table:table-cell>
          <table:table-cell table:formula="of:=[.K20]*[.$AA$9]" office:value-type="float" office:value="9.085">
            <text:p>9,085</text:p>
          </table:table-cell>
          <table:table-cell table:formula="of:=[.L20]*[.$AA$9]" office:value-type="float" office:value="9.155">
            <text:p>9,155</text:p>
          </table:table-cell>
          <table:table-cell table:formula="of:=[.M20]*[.$AA$9]" office:value-type="float" office:value="9.2">
            <text:p>9,2</text:p>
          </table:table-cell>
          <table:table-cell table:formula="of:=[.N20]*[.$AA$9]" office:value-type="float" office:value="9.1375">
            <text:p>9,1375</text:p>
          </table:table-cell>
          <table:table-cell table:formula="of:=[.O20]*[.$AA$9]" office:value-type="float" office:value="9.1875">
            <text:p>9,1875</text:p>
          </table:table-cell>
          <table:table-cell table:formula="of:=[.P20]*[.$AA$9]" office:value-type="float" office:value="9.1625">
            <text:p>9,1625</text:p>
          </table:table-cell>
          <table:table-cell table:formula="of:=[.Q20]*[.$AA$9]" office:value-type="float" office:value="9.135">
            <text:p>9,135</text:p>
          </table:table-cell>
          <table:table-cell table:formula="of:=[.R20]*[.$AA$9]" office:value-type="float" office:value="9.1275">
            <text:p>9,1275</text:p>
          </table:table-cell>
          <table:table-cell table:formula="of:=[.S20]*[.$AA$9]" office:value-type="float" office:value="9.18">
            <text:p>9,18</text:p>
          </table:table-cell>
          <table:table-cell table:formula="of:=[.T20]*[.$AA$9]" office:value-type="float" office:value="9.1375">
            <text:p>9,1375</text:p>
          </table:table-cell>
          <table:table-cell table:formula="of:=[.U20]*[.$AA$9]" office:value-type="float" office:value="9.135">
            <text:p>9,135</text:p>
          </table:table-cell>
          <table:table-cell table:number-columns-repeated="979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 office:value-type="float" office:value="884.7">
            <text:p>884,7</text:p>
          </table:table-cell>
          <table:table-cell table:style-name="Default" office:value-type="float" office:value="743.8">
            <text:p>743,8</text:p>
          </table:table-cell>
          <table:table-cell table:style-name="Default" office:value-type="float" office:value="744.4">
            <text:p>744,4</text:p>
          </table:table-cell>
          <table:table-cell table:style-name="Default" office:value-type="float" office:value="743.4">
            <text:p>743,4</text:p>
          </table:table-cell>
          <table:table-cell table:style-name="Default" office:value-type="float" office:value="743.2">
            <text:p>743,2</text:p>
          </table:table-cell>
          <table:table-cell table:style-name="Default" office:value-type="float" office:value="743">
            <text:p>743</text:p>
          </table:table-cell>
          <table:table-cell table:style-name="Default" office:value-type="float" office:value="743.3">
            <text:p>743,3</text:p>
          </table:table-cell>
          <table:table-cell office:value-type="float" office:value="745.2">
            <text:p>745,2</text:p>
          </table:table-cell>
          <table:table-cell office:value-type="float" office:value="743.6">
            <text:p>743,6</text:p>
          </table:table-cell>
          <table:table-cell office:value-type="float" office:value="743.9">
            <text:p>743,9</text:p>
          </table:table-cell>
          <table:table-cell table:number-columns-repeated="3" office:value-type="float" office:value="743.5">
            <text:p>743,5</text:p>
          </table:table-cell>
          <table:table-cell office:value-type="float" office:value="744.1">
            <text:p>744,1</text:p>
          </table:table-cell>
          <table:table-cell office:value-type="float" office:value="746.7">
            <text:p>746,7</text:p>
          </table:table-cell>
          <table:table-cell office:value-type="float" office:value="744.2">
            <text:p>744,2</text:p>
          </table:table-cell>
          <table:table-cell office:value-type="float" office:value="743.9">
            <text:p>743,9</text:p>
          </table:table-cell>
          <table:table-cell office:value-type="float" office:value="743.3">
            <text:p>743,3</text:p>
          </table:table-cell>
          <table:table-cell table:number-columns-repeated="3"/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 table:formula="of:=[.D21]*[.$AA$9]" office:value-type="float" office:value="22.1175">
            <text:p>22,1175</text:p>
          </table:table-cell>
          <table:table-cell table:formula="of:=[.E21]*[.$AA$9]" office:value-type="float" office:value="18.595">
            <text:p>18,595</text:p>
          </table:table-cell>
          <table:table-cell table:formula="of:=[.F21]*[.$AA$9]" office:value-type="float" office:value="18.61">
            <text:p>18,61</text:p>
          </table:table-cell>
          <table:table-cell table:formula="of:=[.G21]*[.$AA$9]" office:value-type="float" office:value="18.585">
            <text:p>18,585</text:p>
          </table:table-cell>
          <table:table-cell table:formula="of:=[.H21]*[.$AA$9]" office:value-type="float" office:value="18.58">
            <text:p>18,58</text:p>
          </table:table-cell>
          <table:table-cell table:formula="of:=[.I21]*[.$AA$9]" office:value-type="float" office:value="18.575">
            <text:p>18,575</text:p>
          </table:table-cell>
          <table:table-cell table:formula="of:=[.J21]*[.$AA$9]" office:value-type="float" office:value="18.5825">
            <text:p>18,5825</text:p>
          </table:table-cell>
          <table:table-cell table:formula="of:=[.K21]*[.$AA$9]" office:value-type="float" office:value="18.63">
            <text:p>18,63</text:p>
          </table:table-cell>
          <table:table-cell table:formula="of:=[.L21]*[.$AA$9]" office:value-type="float" office:value="18.59">
            <text:p>18,59</text:p>
          </table:table-cell>
          <table:table-cell table:formula="of:=[.M21]*[.$AA$9]" office:value-type="float" office:value="18.5975">
            <text:p>18,5975</text:p>
          </table:table-cell>
          <table:table-cell table:formula="of:=[.N21]*[.$AA$9]" office:value-type="float" office:value="18.5875">
            <text:p>18,5875</text:p>
          </table:table-cell>
          <table:table-cell table:formula="of:=[.O21]*[.$AA$9]" office:value-type="float" office:value="18.5875">
            <text:p>18,5875</text:p>
          </table:table-cell>
          <table:table-cell table:formula="of:=[.P21]*[.$AA$9]" office:value-type="float" office:value="18.5875">
            <text:p>18,5875</text:p>
          </table:table-cell>
          <table:table-cell table:formula="of:=[.Q21]*[.$AA$9]" office:value-type="float" office:value="18.6025">
            <text:p>18,6025</text:p>
          </table:table-cell>
          <table:table-cell table:formula="of:=[.R21]*[.$AA$9]" office:value-type="float" office:value="18.6675">
            <text:p>18,6675</text:p>
          </table:table-cell>
          <table:table-cell table:formula="of:=[.S21]*[.$AA$9]" office:value-type="float" office:value="18.605">
            <text:p>18,605</text:p>
          </table:table-cell>
          <table:table-cell table:formula="of:=[.T21]*[.$AA$9]" office:value-type="float" office:value="18.5975">
            <text:p>18,5975</text:p>
          </table:table-cell>
          <table:table-cell table:formula="of:=[.U21]*[.$AA$9]" office:value-type="float" office:value="18.5825">
            <text:p>18,5825</text:p>
          </table:table-cell>
          <table:table-cell table:number-columns-repeated="979"/>
        </table:table-row>
        <table:table-row table:style-name="ro3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/>
          <table:table-cell table:style-name="ce7" office:value-type="float" office:value="1980.6">
            <text:p>1980,6</text:p>
          </table:table-cell>
          <table:table-cell office:value-type="float" office:value="1666">
            <text:p>1666</text:p>
          </table:table-cell>
          <table:table-cell office:value-type="float" office:value="2523">
            <text:p>2523</text:p>
          </table:table-cell>
          <table:table-cell office:value-type="float" office:value="2522.4">
            <text:p>2522,4</text:p>
          </table:table-cell>
          <table:table-cell office:value-type="float" office:value="3796.6">
            <text:p>3796,6</text:p>
          </table:table-cell>
          <table:table-cell office:value-type="float" office:value="3798.7">
            <text:p>3798,7</text:p>
          </table:table-cell>
          <table:table-cell office:value-type="float" office:value="1667.2">
            <text:p>1667,2</text:p>
          </table:table-cell>
          <table:table-cell table:style-name="ce7" office:value-type="float" office:value="1668.4">
            <text:p>1668,4</text:p>
          </table:table-cell>
          <table:table-cell table:style-name="ce7" office:value-type="float" office:value="2552.5">
            <text:p>2552,5</text:p>
          </table:table-cell>
          <table:table-cell table:style-name="ce7" office:value-type="float" office:value="2522.7">
            <text:p>2522,7</text:p>
          </table:table-cell>
          <table:table-cell table:style-name="ce7" office:value-type="float" office:value="3797">
            <text:p>3797</text:p>
          </table:table-cell>
          <table:table-cell table:style-name="ce7" office:value-type="float" office:value="3795.6">
            <text:p>3795,6</text:p>
          </table:table-cell>
          <table:table-cell table:style-name="ce7" office:value-type="float" office:value="1668.7">
            <text:p>1668,7</text:p>
          </table:table-cell>
          <table:table-cell table:style-name="ce7" office:value-type="float" office:value="1666">
            <text:p>1666</text:p>
          </table:table-cell>
          <table:table-cell table:style-name="ce7" office:value-type="float" office:value="2522.8">
            <text:p>2522,8</text:p>
          </table:table-cell>
          <table:table-cell table:style-name="ce7" office:value-type="float" office:value="2525.4">
            <text:p>2525,4</text:p>
          </table:table-cell>
          <table:table-cell table:style-name="ce7" office:value-type="float" office:value="3795">
            <text:p>3795</text:p>
          </table:table-cell>
          <table:table-cell table:style-name="ce7" office:value-type="float" office:value="3798.3">
            <text:p>3798,3</text:p>
          </table:table-cell>
          <table:table-cell table:style-name="ce7" table:number-columns-repeated="2"/>
          <table:table-cell/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/>
          <table:table-cell table:formula="of:=[.D22]*[.$AA$9]" office:value-type="float" office:value="49.515">
            <text:p>49,515</text:p>
          </table:table-cell>
          <table:table-cell table:formula="of:=[.E22]*[.$AA$9]" office:value-type="float" office:value="41.65">
            <text:p>41,65</text:p>
          </table:table-cell>
          <table:table-cell table:formula="of:=[.F22]*[.$AA$9]" office:value-type="float" office:value="63.075">
            <text:p>63,075</text:p>
          </table:table-cell>
          <table:table-cell table:formula="of:=[.G22]*[.$AA$9]" office:value-type="float" office:value="63.06">
            <text:p>63,06</text:p>
          </table:table-cell>
          <table:table-cell table:formula="of:=[.H22]*[.$AA$9]" office:value-type="float" office:value="94.915">
            <text:p>94,915</text:p>
          </table:table-cell>
          <table:table-cell table:formula="of:=[.I22]*[.$AA$9]" office:value-type="float" office:value="94.9675">
            <text:p>94,9675</text:p>
          </table:table-cell>
          <table:table-cell table:formula="of:=[.J22]*[.$AA$9]" office:value-type="float" office:value="41.68">
            <text:p>41,68</text:p>
          </table:table-cell>
          <table:table-cell table:formula="of:=[.K22]*[.$AA$9]" office:value-type="float" office:value="41.71">
            <text:p>41,71</text:p>
          </table:table-cell>
          <table:table-cell table:formula="of:=[.L22]*[.$AA$9]" office:value-type="float" office:value="63.8125">
            <text:p>63,8125</text:p>
          </table:table-cell>
          <table:table-cell table:formula="of:=[.M22]*[.$AA$9]" office:value-type="float" office:value="63.0675">
            <text:p>63,0675</text:p>
          </table:table-cell>
          <table:table-cell table:formula="of:=[.N22]*[.$AA$9]" office:value-type="float" office:value="94.925">
            <text:p>94,925</text:p>
          </table:table-cell>
          <table:table-cell table:formula="of:=[.O22]*[.$AA$9]" office:value-type="float" office:value="94.89">
            <text:p>94,89</text:p>
          </table:table-cell>
          <table:table-cell table:formula="of:=[.P22]*[.$AA$9]" office:value-type="float" office:value="41.7175">
            <text:p>41,7175</text:p>
          </table:table-cell>
          <table:table-cell table:formula="of:=[.Q22]*[.$AA$9]" office:value-type="float" office:value="41.65">
            <text:p>41,65</text:p>
          </table:table-cell>
          <table:table-cell table:formula="of:=[.R22]*[.$AA$9]" office:value-type="float" office:value="63.07">
            <text:p>63,07</text:p>
          </table:table-cell>
          <table:table-cell table:formula="of:=[.S22]*[.$AA$9]" office:value-type="float" office:value="63.135">
            <text:p>63,135</text:p>
          </table:table-cell>
          <table:table-cell table:formula="of:=[.T22]*[.$AA$9]" office:value-type="float" office:value="94.875">
            <text:p>94,875</text:p>
          </table:table-cell>
          <table:table-cell table:formula="of:=[.U22]*[.$AA$9]" office:value-type="float" office:value="94.9575">
            <text:p>94,9575</text:p>
          </table:table-cell>
          <table:table-cell table:style-name="ce7" table:number-columns-repeated="979"/>
        </table:table-row>
        <table:table-row table:style-name="ro3"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/>
          <table:table-cell table:style-name="ce5" office:value-type="float" office:value="2727.9">
            <text:p>2727,9</text:p>
          </table:table-cell>
          <table:table-cell table:style-name="ce5" office:value-type="float" office:value="2694.2">
            <text:p>2694,2</text:p>
          </table:table-cell>
          <table:table-cell table:style-name="ce5" office:value-type="float" office:value="2696.5">
            <text:p>2696,5</text:p>
          </table:table-cell>
          <table:table-cell table:style-name="ce5" office:value-type="float" office:value="2696.9">
            <text:p>2696,9</text:p>
          </table:table-cell>
          <table:table-cell table:style-name="ce5" office:value-type="float" office:value="2694">
            <text:p>2694</text:p>
          </table:table-cell>
          <table:table-cell table:style-name="ce5" office:value-type="float" office:value="2693.2">
            <text:p>2693,2</text:p>
          </table:table-cell>
          <table:table-cell table:style-name="ce5" office:value-type="float" office:value="4564">
            <text:p>4564</text:p>
          </table:table-cell>
          <table:table-cell table:style-name="ce5" office:value-type="float" office:value="4557.4">
            <text:p>4557,4</text:p>
          </table:table-cell>
          <table:table-cell table:style-name="ce5" office:value-type="float" office:value="4560.2">
            <text:p>4560,2</text:p>
          </table:table-cell>
          <table:table-cell table:style-name="ce5" office:value-type="float" office:value="4561.1">
            <text:p>4561,1</text:p>
          </table:table-cell>
          <table:table-cell table:style-name="ce5" office:value-type="float" office:value="4558.6">
            <text:p>4558,6</text:p>
          </table:table-cell>
          <table:table-cell table:style-name="ce5" office:value-type="float" office:value="4558.9">
            <text:p>4558,9</text:p>
          </table:table-cell>
          <table:table-cell table:style-name="ce5" office:value-type="float" office:value="7342.8">
            <text:p>7342,8</text:p>
          </table:table-cell>
          <table:table-cell table:style-name="ce5" office:value-type="float" office:value="7338.2">
            <text:p>7338,2</text:p>
          </table:table-cell>
          <table:table-cell table:style-name="ce5" office:value-type="float" office:value="7337.8">
            <text:p>7337,8</text:p>
          </table:table-cell>
          <table:table-cell table:style-name="ce5" office:value-type="float" office:value="7337.9">
            <text:p>7337,9</text:p>
          </table:table-cell>
          <table:table-cell table:style-name="ce5" office:value-type="float" office:value="7334.4">
            <text:p>7334,4</text:p>
          </table:table-cell>
          <table:table-cell table:style-name="ce5" office:value-type="float" office:value="7333.5">
            <text:p>7333,5</text:p>
          </table:table-cell>
          <table:table-cell table:style-name="ce5" table:number-columns-repeated="2"/>
          <table:table-cell/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/>
          <table:table-cell table:formula="of:=[.D23]*[.$AA$9]" office:value-type="float" office:value="68.1975">
            <text:p>68,1975</text:p>
          </table:table-cell>
          <table:table-cell table:formula="of:=[.E23]*[.$AA$9]" office:value-type="float" office:value="67.355">
            <text:p>67,355</text:p>
          </table:table-cell>
          <table:table-cell table:formula="of:=[.F23]*[.$AA$9]" office:value-type="float" office:value="67.4125">
            <text:p>67,4125</text:p>
          </table:table-cell>
          <table:table-cell table:formula="of:=[.G23]*[.$AA$9]" office:value-type="float" office:value="67.4225">
            <text:p>67,4225</text:p>
          </table:table-cell>
          <table:table-cell table:formula="of:=[.H23]*[.$AA$9]" office:value-type="float" office:value="67.35">
            <text:p>67,35</text:p>
          </table:table-cell>
          <table:table-cell table:formula="of:=[.I23]*[.$AA$9]" office:value-type="float" office:value="67.33">
            <text:p>67,33</text:p>
          </table:table-cell>
          <table:table-cell table:formula="of:=[.J23]*[.$AA$9]" office:value-type="float" office:value="114.1">
            <text:p>114,1</text:p>
          </table:table-cell>
          <table:table-cell table:formula="of:=[.K23]*[.$AA$9]" office:value-type="float" office:value="113.935">
            <text:p>113,935</text:p>
          </table:table-cell>
          <table:table-cell table:formula="of:=[.L23]*[.$AA$9]" office:value-type="float" office:value="114.005">
            <text:p>114,005</text:p>
          </table:table-cell>
          <table:table-cell table:formula="of:=[.M23]*[.$AA$9]" office:value-type="float" office:value="114.0275">
            <text:p>114,0275</text:p>
          </table:table-cell>
          <table:table-cell table:formula="of:=[.N23]*[.$AA$9]" office:value-type="float" office:value="113.965">
            <text:p>113,965</text:p>
          </table:table-cell>
          <table:table-cell table:formula="of:=[.O23]*[.$AA$9]" office:value-type="float" office:value="113.9725">
            <text:p>113,9725</text:p>
          </table:table-cell>
          <table:table-cell table:formula="of:=[.P23]*[.$AA$9]" office:value-type="float" office:value="183.57">
            <text:p>183,57</text:p>
          </table:table-cell>
          <table:table-cell table:formula="of:=[.Q23]*[.$AA$9]" office:value-type="float" office:value="183.455">
            <text:p>183,455</text:p>
          </table:table-cell>
          <table:table-cell table:formula="of:=[.R23]*[.$AA$9]" office:value-type="float" office:value="183.445">
            <text:p>183,445</text:p>
          </table:table-cell>
          <table:table-cell table:formula="of:=[.S23]*[.$AA$9]" office:value-type="float" office:value="183.4475">
            <text:p>183,4475</text:p>
          </table:table-cell>
          <table:table-cell table:formula="of:=[.T23]*[.$AA$9]" office:value-type="float" office:value="183.36">
            <text:p>183,36</text:p>
          </table:table-cell>
          <table:table-cell table:formula="of:=[.U23]*[.$AA$9]" office:value-type="float" office:value="183.3375">
            <text:p>183,3375</text:p>
          </table:table-cell>
          <table:table-cell table:style-name="ce5" table:number-columns-repeated="979"/>
        </table:table-row>
        <table:table-row table:style-name="ro3"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/>
          <table:table-cell table:style-name="ce5" office:value-type="float" office:value="4802">
            <text:p>4802</text:p>
          </table:table-cell>
          <table:table-cell table:style-name="ce5" office:value-type="float" office:value="4514.8">
            <text:p>4514,8</text:p>
          </table:table-cell>
          <table:table-cell table:style-name="ce5" office:value-type="float" office:value="4511.9">
            <text:p>4511,9</text:p>
          </table:table-cell>
          <table:table-cell table:style-name="ce5" office:value-type="float" office:value="4349.8">
            <text:p>4349,8</text:p>
          </table:table-cell>
          <table:table-cell table:style-name="ce5" office:value-type="float" office:value="4421.5">
            <text:p>4421,5</text:p>
          </table:table-cell>
          <table:table-cell table:style-name="ce5" office:value-type="float" office:value="4260">
            <text:p>4260</text:p>
          </table:table-cell>
          <table:table-cell table:style-name="ce5" office:value-type="float" office:value="6385.8">
            <text:p>6385,8</text:p>
          </table:table-cell>
          <table:table-cell table:style-name="ce5" office:value-type="float" office:value="6187.4">
            <text:p>6187,4</text:p>
          </table:table-cell>
          <table:table-cell table:style-name="ce5" office:value-type="float" office:value="6188.9">
            <text:p>6188,9</text:p>
          </table:table-cell>
          <table:table-cell table:style-name="ce5" office:value-type="float" office:value="5983.3">
            <text:p>5983,3</text:p>
          </table:table-cell>
          <table:table-cell table:style-name="ce5" office:value-type="float" office:value="6106.9">
            <text:p>6106,9</text:p>
          </table:table-cell>
          <table:table-cell table:style-name="ce5" office:value-type="float" office:value="5874.3">
            <text:p>5874,3</text:p>
          </table:table-cell>
          <table:table-cell table:style-name="ce5" office:value-type="float" office:value="6232.4">
            <text:p>6232,4</text:p>
          </table:table-cell>
          <table:table-cell table:style-name="ce5" office:value-type="float" office:value="6138.2">
            <text:p>6138,2</text:p>
          </table:table-cell>
          <table:table-cell table:style-name="ce5" office:value-type="float" office:value="6140.8">
            <text:p>6140,8</text:p>
          </table:table-cell>
          <table:table-cell table:style-name="ce5" office:value-type="float" office:value="6067.8">
            <text:p>6067,8</text:p>
          </table:table-cell>
          <table:table-cell table:style-name="ce5" office:value-type="float" office:value="6087.1">
            <text:p>6087,1</text:p>
          </table:table-cell>
          <table:table-cell table:style-name="ce5" office:value-type="float" office:value="5978.6">
            <text:p>5978,6</text:p>
          </table:table-cell>
          <table:table-cell table:style-name="ce5" table:number-columns-repeated="2"/>
          <table:table-cell/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/>
          <table:table-cell table:formula="of:=[.D24]*[.$AA$9]" office:value-type="float" office:value="120.05">
            <text:p>120,05</text:p>
          </table:table-cell>
          <table:table-cell table:formula="of:=[.E24]*[.$AA$9]" office:value-type="float" office:value="112.87">
            <text:p>112,87</text:p>
          </table:table-cell>
          <table:table-cell table:formula="of:=[.F24]*[.$AA$9]" office:value-type="float" office:value="112.7975">
            <text:p>112,7975</text:p>
          </table:table-cell>
          <table:table-cell table:formula="of:=[.G24]*[.$AA$9]" office:value-type="float" office:value="108.745">
            <text:p>108,745</text:p>
          </table:table-cell>
          <table:table-cell table:formula="of:=[.H24]*[.$AA$9]" office:value-type="float" office:value="110.5375">
            <text:p>110,5375</text:p>
          </table:table-cell>
          <table:table-cell table:formula="of:=[.I24]*[.$AA$9]" office:value-type="float" office:value="106.5">
            <text:p>106,5</text:p>
          </table:table-cell>
          <table:table-cell table:formula="of:=[.J24]*[.$AA$9]" office:value-type="float" office:value="159.645">
            <text:p>159,645</text:p>
          </table:table-cell>
          <table:table-cell table:formula="of:=[.K24]*[.$AA$9]" office:value-type="float" office:value="154.685">
            <text:p>154,685</text:p>
          </table:table-cell>
          <table:table-cell table:formula="of:=[.L24]*[.$AA$9]" office:value-type="float" office:value="154.7225">
            <text:p>154,7225</text:p>
          </table:table-cell>
          <table:table-cell table:formula="of:=[.M24]*[.$AA$9]" office:value-type="float" office:value="149.5825">
            <text:p>149,5825</text:p>
          </table:table-cell>
          <table:table-cell table:formula="of:=[.N24]*[.$AA$9]" office:value-type="float" office:value="152.6725">
            <text:p>152,6725</text:p>
          </table:table-cell>
          <table:table-cell table:formula="of:=[.O24]*[.$AA$9]" office:value-type="float" office:value="146.8575">
            <text:p>146,8575</text:p>
          </table:table-cell>
          <table:table-cell table:formula="of:=[.P24]*[.$AA$9]" office:value-type="float" office:value="155.81">
            <text:p>155,81</text:p>
          </table:table-cell>
          <table:table-cell table:formula="of:=[.Q24]*[.$AA$9]" office:value-type="float" office:value="153.455">
            <text:p>153,455</text:p>
          </table:table-cell>
          <table:table-cell table:formula="of:=[.R24]*[.$AA$9]" office:value-type="float" office:value="153.52">
            <text:p>153,52</text:p>
          </table:table-cell>
          <table:table-cell table:formula="of:=[.S24]*[.$AA$9]" office:value-type="float" office:value="151.695">
            <text:p>151,695</text:p>
          </table:table-cell>
          <table:table-cell table:formula="of:=[.T24]*[.$AA$9]" office:value-type="float" office:value="152.1775">
            <text:p>152,1775</text:p>
          </table:table-cell>
          <table:table-cell table:formula="of:=[.U24]*[.$AA$9]" office:value-type="float" office:value="149.465">
            <text:p>149,465</text:p>
          </table:table-cell>
          <table:table-cell table:style-name="ce5" table:number-columns-repeated="979"/>
        </table:table-row>
        <table:table-row table:style-name="ro3"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/>
          <table:table-cell table:style-name="ce5" office:value-type="float" office:value="147.2">
            <text:p>147,2</text:p>
          </table:table-cell>
          <table:table-cell table:style-name="ce5" office:value-type="float" office:value="106.6">
            <text:p>106,6</text:p>
          </table:table-cell>
          <table:table-cell table:style-name="ce5" office:value-type="float" office:value="98.3">
            <text:p>98,3</text:p>
          </table:table-cell>
          <table:table-cell table:style-name="ce5" office:value-type="float" office:value="68.5">
            <text:p>68,5</text:p>
          </table:table-cell>
          <table:table-cell table:style-name="ce5" office:value-type="float" office:value="78.2">
            <text:p>78,2</text:p>
          </table:table-cell>
          <table:table-cell table:style-name="ce5" office:value-type="float" office:value="50.7">
            <text:p>50,7</text:p>
          </table:table-cell>
          <table:table-cell table:style-name="ce5" office:value-type="float" office:value="481.5">
            <text:p>481,5</text:p>
          </table:table-cell>
          <table:table-cell table:style-name="ce5" office:value-type="float" office:value="420.2">
            <text:p>420,2</text:p>
          </table:table-cell>
          <table:table-cell table:style-name="ce5" office:value-type="float" office:value="416.9">
            <text:p>416,9</text:p>
          </table:table-cell>
          <table:table-cell table:style-name="ce5" office:value-type="float" office:value="335.6">
            <text:p>335,6</text:p>
          </table:table-cell>
          <table:table-cell table:style-name="ce5" office:value-type="float" office:value="378.2">
            <text:p>378,2</text:p>
          </table:table-cell>
          <table:table-cell table:style-name="ce5" office:value-type="float" office:value="279.4">
            <text:p>279,4</text:p>
          </table:table-cell>
          <table:table-cell table:style-name="ce5" office:value-type="float" office:value="422.6">
            <text:p>422,6</text:p>
          </table:table-cell>
          <table:table-cell table:style-name="ce5" office:value-type="float" office:value="375.8">
            <text:p>375,8</text:p>
          </table:table-cell>
          <table:table-cell table:style-name="ce5" office:value-type="float" office:value="370.6">
            <text:p>370,6</text:p>
          </table:table-cell>
          <table:table-cell table:style-name="ce5" office:value-type="float" office:value="328.5">
            <text:p>328,5</text:p>
          </table:table-cell>
          <table:table-cell table:style-name="ce5" office:value-type="float" office:value="350.7">
            <text:p>350,7</text:p>
          </table:table-cell>
          <table:table-cell table:style-name="ce5" office:value-type="float" office:value="298.9">
            <text:p>298,9</text:p>
          </table:table-cell>
          <table:table-cell table:style-name="ce5" table:number-columns-repeated="2"/>
          <table:table-cell/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/>
          <table:table-cell table:formula="of:=[.D25]*[.$AA$9]" office:value-type="float" office:value="3.68">
            <text:p>3,68</text:p>
          </table:table-cell>
          <table:table-cell table:formula="of:=[.E25]*[.$AA$9]" office:value-type="float" office:value="2.665">
            <text:p>2,665</text:p>
          </table:table-cell>
          <table:table-cell table:formula="of:=[.F25]*[.$AA$9]" office:value-type="float" office:value="2.4575">
            <text:p>2,4575</text:p>
          </table:table-cell>
          <table:table-cell table:formula="of:=[.G25]*[.$AA$9]" office:value-type="float" office:value="1.7125">
            <text:p>1,7125</text:p>
          </table:table-cell>
          <table:table-cell table:formula="of:=[.H25]*[.$AA$9]" office:value-type="float" office:value="1.955">
            <text:p>1,955</text:p>
          </table:table-cell>
          <table:table-cell table:formula="of:=[.I25]*[.$AA$9]" office:value-type="float" office:value="1.2675">
            <text:p>1,2675</text:p>
          </table:table-cell>
          <table:table-cell table:formula="of:=[.J25]*[.$AA$9]" office:value-type="float" office:value="12.0375">
            <text:p>12,0375</text:p>
          </table:table-cell>
          <table:table-cell table:formula="of:=[.K25]*[.$AA$9]" office:value-type="float" office:value="10.505">
            <text:p>10,505</text:p>
          </table:table-cell>
          <table:table-cell table:formula="of:=[.L25]*[.$AA$9]" office:value-type="float" office:value="10.4225">
            <text:p>10,4225</text:p>
          </table:table-cell>
          <table:table-cell table:formula="of:=[.M25]*[.$AA$9]" office:value-type="float" office:value="8.39">
            <text:p>8,39</text:p>
          </table:table-cell>
          <table:table-cell table:formula="of:=[.N25]*[.$AA$9]" office:value-type="float" office:value="9.455">
            <text:p>9,455</text:p>
          </table:table-cell>
          <table:table-cell table:formula="of:=[.O25]*[.$AA$9]" office:value-type="float" office:value="6.985">
            <text:p>6,985</text:p>
          </table:table-cell>
          <table:table-cell table:formula="of:=[.P25]*[.$AA$9]" office:value-type="float" office:value="10.565">
            <text:p>10,565</text:p>
          </table:table-cell>
          <table:table-cell table:formula="of:=[.Q25]*[.$AA$9]" office:value-type="float" office:value="9.395">
            <text:p>9,395</text:p>
          </table:table-cell>
          <table:table-cell table:formula="of:=[.R25]*[.$AA$9]" office:value-type="float" office:value="9.265">
            <text:p>9,265</text:p>
          </table:table-cell>
          <table:table-cell table:formula="of:=[.S25]*[.$AA$9]" office:value-type="float" office:value="8.2125">
            <text:p>8,2125</text:p>
          </table:table-cell>
          <table:table-cell table:formula="of:=[.T25]*[.$AA$9]" office:value-type="float" office:value="8.7675">
            <text:p>8,7675</text:p>
          </table:table-cell>
          <table:table-cell table:formula="of:=[.U25]*[.$AA$9]" office:value-type="float" office:value="7.4725">
            <text:p>7,4725</text:p>
          </table:table-cell>
          <table:table-cell table:style-name="ce5" table:number-columns-repeated="979"/>
        </table:table-row>
        <table:table-row table:style-name="ro3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/>
          <table:table-cell table:style-name="ce7" office:value-type="float" office:value="8037">
            <text:p>8037</text:p>
          </table:table-cell>
          <table:table-cell office:value-type="float" office:value="7676.9">
            <text:p>7676,9</text:p>
          </table:table-cell>
          <table:table-cell office:value-type="float" office:value="7667">
            <text:p>7667</text:p>
          </table:table-cell>
          <table:table-cell office:value-type="float" office:value="7476.8">
            <text:p>7476,8</text:p>
          </table:table-cell>
          <table:table-cell office:value-type="float" office:value="7554.5">
            <text:p>7554,5</text:p>
          </table:table-cell>
          <table:table-cell office:value-type="float" office:value="7365.3">
            <text:p>7365,3</text:p>
          </table:table-cell>
          <table:table-cell office:value-type="float" office:value="11796.8">
            <text:p>11796,8</text:p>
          </table:table-cell>
          <table:table-cell table:style-name="ce7" office:value-type="float" office:value="11528.9">
            <text:p>11528,9</text:p>
          </table:table-cell>
          <table:table-cell table:style-name="ce7" office:value-type="float" office:value="11529.8">
            <text:p>11529,8</text:p>
          </table:table-cell>
          <table:table-cell table:style-name="ce7" office:value-type="float" office:value="11242.5">
            <text:p>11242,5</text:p>
          </table:table-cell>
          <table:table-cell table:style-name="ce7" office:value-type="float" office:value="11408.4">
            <text:p>11408,4</text:p>
          </table:table-cell>
          <table:table-cell table:style-name="ce7" office:value-type="float" office:value="11074.9">
            <text:p>11074,9</text:p>
          </table:table-cell>
          <table:table-cell table:style-name="ce7" office:value-type="float" office:value="14361.6">
            <text:p>14361,6</text:p>
          </table:table-cell>
          <table:table-cell table:style-name="ce7" office:value-type="float" office:value="14220.1">
            <text:p>14220,1</text:p>
          </table:table-cell>
          <table:table-cell table:style-name="ce7" office:value-type="float" office:value="14217.8">
            <text:p>14217,8</text:p>
          </table:table-cell>
          <table:table-cell table:style-name="ce7" office:value-type="float" office:value="14097.8">
            <text:p>14097,8</text:p>
          </table:table-cell>
          <table:table-cell table:style-name="ce7" office:value-type="float" office:value="14137">
            <text:p>14137</text:p>
          </table:table-cell>
          <table:table-cell table:style-name="ce7" office:value-type="float" office:value="13974.5">
            <text:p>13974,5</text:p>
          </table:table-cell>
          <table:table-cell table:style-name="ce7" table:number-columns-repeated="2"/>
          <table:table-cell/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/>
          <table:table-cell table:formula="of:=[.D26]*[.$AA$9]" office:value-type="float" office:value="200.925">
            <text:p>200,925</text:p>
          </table:table-cell>
          <table:table-cell table:formula="of:=[.E26]*[.$AA$9]" office:value-type="float" office:value="191.9225">
            <text:p>191,9225</text:p>
          </table:table-cell>
          <table:table-cell table:formula="of:=[.F26]*[.$AA$9]" office:value-type="float" office:value="191.675">
            <text:p>191,675</text:p>
          </table:table-cell>
          <table:table-cell table:formula="of:=[.G26]*[.$AA$9]" office:value-type="float" office:value="186.92">
            <text:p>186,92</text:p>
          </table:table-cell>
          <table:table-cell table:formula="of:=[.H26]*[.$AA$9]" office:value-type="float" office:value="188.8625">
            <text:p>188,8625</text:p>
          </table:table-cell>
          <table:table-cell table:formula="of:=[.I26]*[.$AA$9]" office:value-type="float" office:value="184.1325">
            <text:p>184,1325</text:p>
          </table:table-cell>
          <table:table-cell table:formula="of:=[.J26]*[.$AA$9]" office:value-type="float" office:value="294.92">
            <text:p>294,92</text:p>
          </table:table-cell>
          <table:table-cell table:formula="of:=[.K26]*[.$AA$9]" office:value-type="float" office:value="288.2225">
            <text:p>288,2225</text:p>
          </table:table-cell>
          <table:table-cell table:formula="of:=[.L26]*[.$AA$9]" office:value-type="float" office:value="288.245">
            <text:p>288,245</text:p>
          </table:table-cell>
          <table:table-cell table:formula="of:=[.M26]*[.$AA$9]" office:value-type="float" office:value="281.0625">
            <text:p>281,0625</text:p>
          </table:table-cell>
          <table:table-cell table:formula="of:=[.N26]*[.$AA$9]" office:value-type="float" office:value="285.21">
            <text:p>285,21</text:p>
          </table:table-cell>
          <table:table-cell table:formula="of:=[.O26]*[.$AA$9]" office:value-type="float" office:value="276.8725">
            <text:p>276,8725</text:p>
          </table:table-cell>
          <table:table-cell table:formula="of:=[.P26]*[.$AA$9]" office:value-type="float" office:value="359.04">
            <text:p>359,04</text:p>
          </table:table-cell>
          <table:table-cell table:formula="of:=[.Q26]*[.$AA$9]" office:value-type="float" office:value="355.5025">
            <text:p>355,5025</text:p>
          </table:table-cell>
          <table:table-cell table:formula="of:=[.R26]*[.$AA$9]" office:value-type="float" office:value="355.445">
            <text:p>355,445</text:p>
          </table:table-cell>
          <table:table-cell table:formula="of:=[.S26]*[.$AA$9]" office:value-type="float" office:value="352.445">
            <text:p>352,445</text:p>
          </table:table-cell>
          <table:table-cell table:formula="of:=[.T26]*[.$AA$9]" office:value-type="float" office:value="353.425">
            <text:p>353,425</text:p>
          </table:table-cell>
          <table:table-cell table:formula="of:=[.U26]*[.$AA$9]" office:value-type="float" office:value="349.3625">
            <text:p>349,3625</text:p>
          </table:table-cell>
          <table:table-cell table:style-name="ce7" table:number-columns-repeated="979"/>
        </table:table-row>
        <table:table-row table:style-name="ro3"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 office:value-type="float" office:value="10027.2">
            <text:p>10027,2</text:p>
          </table:table-cell>
          <table:table-cell table:style-name="Default" office:value-type="float" office:value="9352.9">
            <text:p>9352,9</text:p>
          </table:table-cell>
          <table:table-cell table:style-name="Default" office:value-type="float" office:value="10199.7">
            <text:p>10199,7</text:p>
          </table:table-cell>
          <table:table-cell table:style-name="Default" office:value-type="float" office:value="10008.5">
            <text:p>10008,5</text:p>
          </table:table-cell>
          <table:table-cell table:style-name="Default" office:value-type="float" office:value="11360.8">
            <text:p>11360,8</text:p>
          </table:table-cell>
          <table:table-cell table:style-name="Default" office:value-type="float" office:value="11173.6">
            <text:p>11173,6</text:p>
          </table:table-cell>
          <table:table-cell table:style-name="Default" office:value-type="float" office:value="13473.9">
            <text:p>13473,9</text:p>
          </table:table-cell>
          <table:table-cell office:value-type="float" office:value="13207.7">
            <text:p>13207,7</text:p>
          </table:table-cell>
          <table:table-cell office:value-type="float" office:value="14062.2">
            <text:p>14062,2</text:p>
          </table:table-cell>
          <table:table-cell office:value-type="float" office:value="13775.2">
            <text:p>13775,2</text:p>
          </table:table-cell>
          <table:table-cell office:value-type="float" office:value="15215">
            <text:p>15215</text:p>
          </table:table-cell>
          <table:table-cell office:value-type="float" office:value="14880.5">
            <text:p>14880,5</text:p>
          </table:table-cell>
          <table:table-cell office:value-type="float" office:value="16040.2">
            <text:p>16040,2</text:p>
          </table:table-cell>
          <table:table-cell office:value-type="float" office:value="15896.4">
            <text:p>15896,4</text:p>
          </table:table-cell>
          <table:table-cell office:value-type="float" office:value="16750">
            <text:p>16750</text:p>
          </table:table-cell>
          <table:table-cell office:value-type="float" office:value="16634.2">
            <text:p>16634,2</text:p>
          </table:table-cell>
          <table:table-cell office:value-type="float" office:value="17942.1">
            <text:p>17942,1</text:p>
          </table:table-cell>
          <table:table-cell office:value-type="float" office:value="17782.4">
            <text:p>17782,4</text:p>
          </table:table-cell>
          <table:table-cell table:number-columns-repeated="3"/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 table:formula="of:=[.D27]*[.$AA$9]" office:value-type="float" office:value="250.68">
            <text:p>250,68</text:p>
          </table:table-cell>
          <table:table-cell table:formula="of:=[.E27]*[.$AA$9]" office:value-type="float" office:value="233.8225">
            <text:p>233,8225</text:p>
          </table:table-cell>
          <table:table-cell table:formula="of:=[.F27]*[.$AA$9]" office:value-type="float" office:value="254.9925">
            <text:p>254,9925</text:p>
          </table:table-cell>
          <table:table-cell table:formula="of:=[.G27]*[.$AA$9]" office:value-type="float" office:value="250.2125">
            <text:p>250,2125</text:p>
          </table:table-cell>
          <table:table-cell table:formula="of:=[.H27]*[.$AA$9]" office:value-type="float" office:value="284.02">
            <text:p>284,02</text:p>
          </table:table-cell>
          <table:table-cell table:formula="of:=[.I27]*[.$AA$9]" office:value-type="float" office:value="279.34">
            <text:p>279,34</text:p>
          </table:table-cell>
          <table:table-cell table:formula="of:=[.J27]*[.$AA$9]" office:value-type="float" office:value="336.8475">
            <text:p>336,8475</text:p>
          </table:table-cell>
          <table:table-cell table:formula="of:=[.K27]*[.$AA$9]" office:value-type="float" office:value="330.1925">
            <text:p>330,1925</text:p>
          </table:table-cell>
          <table:table-cell table:formula="of:=[.L27]*[.$AA$9]" office:value-type="float" office:value="351.555">
            <text:p>351,555</text:p>
          </table:table-cell>
          <table:table-cell table:formula="of:=[.M27]*[.$AA$9]" office:value-type="float" office:value="344.38">
            <text:p>344,38</text:p>
          </table:table-cell>
          <table:table-cell table:formula="of:=[.N27]*[.$AA$9]" office:value-type="float" office:value="380.375">
            <text:p>380,375</text:p>
          </table:table-cell>
          <table:table-cell table:formula="of:=[.O27]*[.$AA$9]" office:value-type="float" office:value="372.0125">
            <text:p>372,0125</text:p>
          </table:table-cell>
          <table:table-cell table:formula="of:=[.P27]*[.$AA$9]" office:value-type="float" office:value="401.005">
            <text:p>401,005</text:p>
          </table:table-cell>
          <table:table-cell table:formula="of:=[.Q27]*[.$AA$9]" office:value-type="float" office:value="397.41">
            <text:p>397,41</text:p>
          </table:table-cell>
          <table:table-cell table:formula="of:=[.R27]*[.$AA$9]" office:value-type="float" office:value="418.75">
            <text:p>418,75</text:p>
          </table:table-cell>
          <table:table-cell table:formula="of:=[.S27]*[.$AA$9]" office:value-type="float" office:value="415.855">
            <text:p>415,855</text:p>
          </table:table-cell>
          <table:table-cell table:formula="of:=[.T27]*[.$AA$9]" office:value-type="float" office:value="448.5525">
            <text:p>448,5525</text:p>
          </table:table-cell>
          <table:table-cell table:formula="of:=[.U27]*[.$AA$9]" office:value-type="float" office:value="444.56">
            <text:p>444,56</text:p>
          </table:table-cell>
          <table:table-cell table:number-columns-repeated="979"/>
        </table:table-row>
        <table:table-row table:style-name="ro3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office:value-type="float" office:value="214.5">
            <text:p>214,5</text:p>
          </table:table-cell>
          <table:table-cell table:style-name="Default" office:value-type="float" office:value="214.4">
            <text:p>214,4</text:p>
          </table:table-cell>
          <table:table-cell table:style-name="Default" office:value-type="float" office:value="213">
            <text:p>213</text:p>
          </table:table-cell>
          <table:table-cell table:style-name="Default" office:value-type="float" office:value="210.9">
            <text:p>210,9</text:p>
          </table:table-cell>
          <table:table-cell table:style-name="Default" office:value-type="float" office:value="218.4">
            <text:p>218,4</text:p>
          </table:table-cell>
          <table:table-cell table:style-name="Default" office:value-type="float" office:value="209.8">
            <text:p>209,8</text:p>
          </table:table-cell>
          <table:table-cell table:style-name="Default" office:value-type="float" office:value="212">
            <text:p>212</text:p>
          </table:table-cell>
          <table:table-cell office:value-type="float" office:value="214">
            <text:p>214</text:p>
          </table:table-cell>
          <table:table-cell office:value-type="float" office:value="212.2">
            <text:p>212,2</text:p>
          </table:table-cell>
          <table:table-cell office:value-type="float" office:value="215.9">
            <text:p>215,9</text:p>
          </table:table-cell>
          <table:table-cell office:value-type="float" office:value="211.2">
            <text:p>211,2</text:p>
          </table:table-cell>
          <table:table-cell office:value-type="float" office:value="213.2">
            <text:p>213,2</text:p>
          </table:table-cell>
          <table:table-cell office:value-type="float" office:value="212">
            <text:p>212</text:p>
          </table:table-cell>
          <table:table-cell office:value-type="float" office:value="213.2">
            <text:p>213,2</text:p>
          </table:table-cell>
          <table:table-cell office:value-type="float" office:value="214.8">
            <text:p>214,8</text:p>
          </table:table-cell>
          <table:table-cell office:value-type="float" office:value="215.8">
            <text:p>215,8</text:p>
          </table:table-cell>
          <table:table-cell office:value-type="float" office:value="213">
            <text:p>213</text:p>
          </table:table-cell>
          <table:table-cell office:value-type="float" office:value="211.9">
            <text:p>211,9</text:p>
          </table:table-cell>
          <table:table-cell table:number-columns-repeated="3"/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 table:formula="of:=[.D28]*[.$AA$9]" office:value-type="float" office:value="5.3625">
            <text:p>5,3625</text:p>
          </table:table-cell>
          <table:table-cell table:formula="of:=[.E28]*[.$AA$9]" office:value-type="float" office:value="5.36">
            <text:p>5,36</text:p>
          </table:table-cell>
          <table:table-cell table:formula="of:=[.F28]*[.$AA$9]" office:value-type="float" office:value="5.325">
            <text:p>5,325</text:p>
          </table:table-cell>
          <table:table-cell table:formula="of:=[.G28]*[.$AA$9]" office:value-type="float" office:value="5.2725">
            <text:p>5,2725</text:p>
          </table:table-cell>
          <table:table-cell table:formula="of:=[.H28]*[.$AA$9]" office:value-type="float" office:value="5.46">
            <text:p>5,46</text:p>
          </table:table-cell>
          <table:table-cell table:formula="of:=[.I28]*[.$AA$9]" office:value-type="float" office:value="5.245">
            <text:p>5,245</text:p>
          </table:table-cell>
          <table:table-cell table:formula="of:=[.J28]*[.$AA$9]" office:value-type="float" office:value="5.3">
            <text:p>5,3</text:p>
          </table:table-cell>
          <table:table-cell table:formula="of:=[.K28]*[.$AA$9]" office:value-type="float" office:value="5.35">
            <text:p>5,35</text:p>
          </table:table-cell>
          <table:table-cell table:formula="of:=[.L28]*[.$AA$9]" office:value-type="float" office:value="5.305">
            <text:p>5,305</text:p>
          </table:table-cell>
          <table:table-cell table:formula="of:=[.M28]*[.$AA$9]" office:value-type="float" office:value="5.3975">
            <text:p>5,3975</text:p>
          </table:table-cell>
          <table:table-cell table:formula="of:=[.N28]*[.$AA$9]" office:value-type="float" office:value="5.28">
            <text:p>5,28</text:p>
          </table:table-cell>
          <table:table-cell table:formula="of:=[.O28]*[.$AA$9]" office:value-type="float" office:value="5.33">
            <text:p>5,33</text:p>
          </table:table-cell>
          <table:table-cell table:formula="of:=[.P28]*[.$AA$9]" office:value-type="float" office:value="5.3">
            <text:p>5,3</text:p>
          </table:table-cell>
          <table:table-cell table:formula="of:=[.Q28]*[.$AA$9]" office:value-type="float" office:value="5.33">
            <text:p>5,33</text:p>
          </table:table-cell>
          <table:table-cell table:formula="of:=[.R28]*[.$AA$9]" office:value-type="float" office:value="5.37">
            <text:p>5,37</text:p>
          </table:table-cell>
          <table:table-cell table:formula="of:=[.S28]*[.$AA$9]" office:value-type="float" office:value="5.395">
            <text:p>5,395</text:p>
          </table:table-cell>
          <table:table-cell table:formula="of:=[.T28]*[.$AA$9]" office:value-type="float" office:value="5.325">
            <text:p>5,325</text:p>
          </table:table-cell>
          <table:table-cell table:formula="of:=[.U28]*[.$AA$9]" office:value-type="float" office:value="5.2975">
            <text:p>5,2975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4">
          <table:table-cell/>
          <table:table-cell office:value-type="string">
            <text:p>Total (ms)</text:p>
          </table:table-cell>
          <table:table-cell/>
          <table:table-cell table:style-name="ce10" table:formula="of:=[.D20]+[.D21]+[.D27]+[.D28]" office:value-type="float" office:value="11498.6">
            <text:p>11498,6</text:p>
          </table:table-cell>
          <table:table-cell table:style-name="ce10" table:formula="of:=[.E20]+[.E21]+[.E27]+[.E28]" office:value-type="float" office:value="10682.8">
            <text:p>10682,8</text:p>
          </table:table-cell>
          <table:table-cell table:style-name="ce10" table:formula="of:=[.F20]+[.F21]+[.F27]+[.F28]" office:value-type="float" office:value="11523.9">
            <text:p>11523,9</text:p>
          </table:table-cell>
          <table:table-cell table:style-name="ce10" table:formula="of:=[.G20]+[.G21]+[.G27]+[.G28]" office:value-type="float" office:value="11329">
            <text:p>11329</text:p>
          </table:table-cell>
          <table:table-cell table:style-name="ce10" table:formula="of:=[.H20]+[.H21]+[.H27]+[.H28]" office:value-type="float" office:value="12688.7">
            <text:p>12688,7</text:p>
          </table:table-cell>
          <table:table-cell table:style-name="ce10" table:formula="of:=[.I20]+[.I21]+[.I27]+[.I28]" office:value-type="float" office:value="12491.5">
            <text:p>12491,5</text:p>
          </table:table-cell>
          <table:table-cell table:style-name="ce10" table:formula="of:=[.J20]+[.J21]+[.J27]+[.J28]" office:value-type="float" office:value="14794.4">
            <text:p>14794,4</text:p>
          </table:table-cell>
          <table:table-cell table:style-name="ce10" table:formula="of:=[.K20]+[.K21]+[.K27]+[.K28]" office:value-type="float" office:value="14530.3">
            <text:p>14530,3</text:p>
          </table:table-cell>
          <table:table-cell table:style-name="ce10" table:formula="of:=[.L20]+[.L21]+[.L27]+[.L28]" office:value-type="float" office:value="15384.2">
            <text:p>15384,2</text:p>
          </table:table-cell>
          <table:table-cell table:style-name="ce10" table:formula="of:=[.M20]+[.M21]+[.M27]+[.M28]" office:value-type="float" office:value="15103">
            <text:p>15103</text:p>
          </table:table-cell>
          <table:table-cell table:style-name="ce10" table:formula="of:=[.N20]+[.N21]+[.N27]+[.N28]" office:value-type="float" office:value="16535.2">
            <text:p>16535,2</text:p>
          </table:table-cell>
          <table:table-cell table:style-name="ce10" table:formula="of:=[.O20]+[.O21]+[.O27]+[.O28]" office:value-type="float" office:value="16204.7">
            <text:p>16204,7</text:p>
          </table:table-cell>
          <table:table-cell table:style-name="ce10" table:formula="of:=[.P20]+[.P21]+[.P27]+[.P28]" office:value-type="float" office:value="17362.2">
            <text:p>17362,2</text:p>
          </table:table-cell>
          <table:table-cell table:style-name="ce10" table:formula="of:=[.Q20]+[.Q21]+[.Q27]+[.Q28]" office:value-type="float" office:value="17219.1">
            <text:p>17219,1</text:p>
          </table:table-cell>
          <table:table-cell table:style-name="ce10" table:formula="of:=[.R20]+[.R21]+[.R27]+[.R28]" office:value-type="float" office:value="18076.6">
            <text:p>18076,6</text:p>
          </table:table-cell>
          <table:table-cell table:style-name="ce10" table:formula="of:=[.S20]+[.S21]+[.S27]+[.S28]" office:value-type="float" office:value="17961.4">
            <text:p>17961,4</text:p>
          </table:table-cell>
          <table:table-cell table:style-name="ce10" table:formula="of:=[.T20]+[.T21]+[.T27]+[.T28]" office:value-type="float" office:value="19264.5">
            <text:p>19264,5</text:p>
          </table:table-cell>
          <table:table-cell table:style-name="ce10" table:formula="of:=[.U20]+[.U21]+[.U27]+[.U28]" office:value-type="float" office:value="19103">
            <text:p>19103</text:p>
          </table:table-cell>
          <table:table-cell table:number-columns-repeated="4"/>
          <table:table-cell office:value-type="string">
            <text:p>Total (ms)</text:p>
          </table:table-cell>
          <table:table-cell/>
          <table:table-cell table:style-name="ce10" table:formula="of:=[.AB20]+[.AB21]+[.AB27]+[.AB28]" office:value-type="float" office:value="287.465">
            <text:p>287,465</text:p>
          </table:table-cell>
          <table:table-cell table:style-name="ce10" table:formula="of:=[.AC20]+[.AC21]+[.AC27]+[.AC28]" office:value-type="float" office:value="267.07">
            <text:p>267,07</text:p>
          </table:table-cell>
          <table:table-cell table:style-name="ce10" table:formula="of:=[.AD20]+[.AD21]+[.AD27]+[.AD28]" office:value-type="float" office:value="288.0975">
            <text:p>288,0975</text:p>
          </table:table-cell>
          <table:table-cell table:style-name="ce10" table:formula="of:=[.AE20]+[.AE21]+[.AE27]+[.AE28]" office:value-type="float" office:value="283.225">
            <text:p>283,225</text:p>
          </table:table-cell>
          <table:table-cell table:style-name="ce10" table:formula="of:=[.AF20]+[.AF21]+[.AF27]+[.AF28]" office:value-type="float" office:value="317.2175">
            <text:p>317,2175</text:p>
          </table:table-cell>
          <table:table-cell table:style-name="ce10" table:formula="of:=[.AG20]+[.AG21]+[.AG27]+[.AG28]" office:value-type="float" office:value="312.2875">
            <text:p>312,2875</text:p>
          </table:table-cell>
          <table:table-cell table:style-name="ce10" table:formula="of:=[.AH20]+[.AH21]+[.AH27]+[.AH28]" office:value-type="float" office:value="369.86">
            <text:p>369,86</text:p>
          </table:table-cell>
          <table:table-cell table:style-name="ce10" table:formula="of:=[.AI20]+[.AI21]+[.AI27]+[.AI28]" office:value-type="float" office:value="363.2575">
            <text:p>363,2575</text:p>
          </table:table-cell>
          <table:table-cell table:style-name="ce10" table:formula="of:=[.AJ20]+[.AJ21]+[.AJ27]+[.AJ28]" office:value-type="float" office:value="384.605">
            <text:p>384,605</text:p>
          </table:table-cell>
          <table:table-cell table:style-name="ce10" table:formula="of:=[.AK20]+[.AK21]+[.AK27]+[.AK28]" office:value-type="float" office:value="377.575">
            <text:p>377,575</text:p>
          </table:table-cell>
          <table:table-cell table:style-name="ce10" table:formula="of:=[.AL20]+[.AL21]+[.AL27]+[.AL28]" office:value-type="float" office:value="413.38">
            <text:p>413,38</text:p>
          </table:table-cell>
          <table:table-cell table:style-name="ce10" table:formula="of:=[.AM20]+[.AM21]+[.AM27]+[.AM28]" office:value-type="float" office:value="405.1175">
            <text:p>405,1175</text:p>
          </table:table-cell>
          <table:table-cell table:style-name="ce10" table:formula="of:=[.AN20]+[.AN21]+[.AN27]+[.AN28]" office:value-type="float" office:value="434.055">
            <text:p>434,055</text:p>
          </table:table-cell>
          <table:table-cell table:style-name="ce10" table:formula="of:=[.AO20]+[.AO21]+[.AO27]+[.AO28]" office:value-type="float" office:value="430.4775">
            <text:p>430,4775</text:p>
          </table:table-cell>
          <table:table-cell table:style-name="ce10" table:formula="of:=[.AP20]+[.AP21]+[.AP27]+[.AP28]" office:value-type="float" office:value="451.915">
            <text:p>451,915</text:p>
          </table:table-cell>
          <table:table-cell table:style-name="ce10" table:formula="of:=[.AQ20]+[.AQ21]+[.AQ27]+[.AQ28]" office:value-type="float" office:value="449.035">
            <text:p>449,035</text:p>
          </table:table-cell>
          <table:table-cell table:style-name="ce10" table:formula="of:=[.AR20]+[.AR21]+[.AR27]+[.AR28]" office:value-type="float" office:value="481.6125">
            <text:p>481,6125</text:p>
          </table:table-cell>
          <table:table-cell table:style-name="ce10" table:formula="of:=[.AS20]+[.AS21]+[.AS27]+[.AS28]" office:value-type="float" office:value="477.575">
            <text:p>477,575</text:p>
          </table:table-cell>
          <table:table-cell table:number-columns-repeated="979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4">
          <table:table-cell/>
          <table:table-cell table:style-name="ce14" office:value-type="string">
            <text:p>RISULTATI SOPRA: DA BUTTARE! NonMaxSuppress faceva operazioni con double</text:p>
          </table:table-cell>
          <table:table-cell table:style-name="ce15" table:number-columns-repeated="2"/>
          <table:table-cell table:style-name="ce16" table:number-columns-repeated="6"/>
          <table:table-cell table:style-name="ce15" table:number-columns-repeated="1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4" office:value-type="string">
            <text:p>ROCKETCHIP – NoFPU</text:p>
          </table:table-cell>
          <table:table-cell table:number-columns-repeated="2"/>
          <table:table-cell table:style-name="Default" table:number-columns-repeated="6"/>
          <table:table-cell table:number-columns-repeated="1014"/>
        </table:table-row>
        <table:table-row table:style-name="ro4">
          <table:table-cell table:number-columns-repeated="3"/>
          <table:table-cell table:style-name="ce4" office:value-type="string" table:number-columns-spanned="6" table:number-rows-spanned="1">
            <text:p>0: Everything done in ARM, OpenCV standard functions</text:p>
          </table:table-cell>
          <table:covered-table-cell table:number-columns-repeated="5" table:style-name="Default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number-columns-repeated="1003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4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 table:number-columns-repeated="2"/>
          <table:table-cell table:number-columns-repeated="6"/>
          <table:table-cell table:style-name="ce7" table:number-columns-repeated="11"/>
          <table:table-cell table:number-columns-repeated="1003"/>
        </table:table-row>
        <table:table-row table:style-name="ro4"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 table:number-columns-repeated="19"/>
          <table:table-cell table:number-columns-repeated="1003"/>
        </table:table-row>
        <table:table-row table:style-name="ro4"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 table:number-columns-repeated="19"/>
          <table:table-cell table:number-columns-repeated="1003"/>
        </table:table-row>
        <table:table-row table:style-name="ro4"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 table:number-columns-repeated="19"/>
          <table:table-cell table:number-columns-repeated="1003"/>
        </table:table-row>
        <table:table-row table:style-name="ro4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 table:number-columns-repeated="2"/>
          <table:table-cell table:number-columns-repeated="6"/>
          <table:table-cell table:style-name="ce7" table:number-columns-repeated="11"/>
          <table:table-cell table:number-columns-repeated="1003"/>
        </table:table-row>
        <table:table-row table:style-name="ro4"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4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4">
          <table:table-cell/>
          <table:table-cell office:value-type="string">
            <text:p>Total (ms)</text:p>
          </table:table-cell>
          <table:table-cell/>
          <table:table-cell table:style-name="ce10" table:formula="of:=[.D39]+[.D40]+[.D46]+[.D47]" office:value-type="float" office:value="0">
            <text:p>0</text:p>
          </table:table-cell>
          <table:table-cell table:style-name="ce10" table:formula="of:=[.E39]+[.E40]+[.E46]+[.E47]" office:value-type="float" office:value="0">
            <text:p>0</text:p>
          </table:table-cell>
          <table:table-cell table:style-name="ce10" table:formula="of:=[.F39]+[.F40]+[.F46]+[.F47]" office:value-type="float" office:value="0">
            <text:p>0</text:p>
          </table:table-cell>
          <table:table-cell table:style-name="ce10" table:formula="of:=[.G39]+[.G40]+[.G46]+[.G47]" office:value-type="float" office:value="0">
            <text:p>0</text:p>
          </table:table-cell>
          <table:table-cell table:style-name="ce10" table:formula="of:=[.H39]+[.H40]+[.H46]+[.H47]" office:value-type="float" office:value="0">
            <text:p>0</text:p>
          </table:table-cell>
          <table:table-cell table:style-name="ce10" table:formula="of:=[.I39]+[.I40]+[.I46]+[.I47]" office:value-type="float" office:value="0">
            <text:p>0</text:p>
          </table:table-cell>
          <table:table-cell table:style-name="ce10" table:formula="of:=[.J39]+[.J40]+[.J46]+[.J47]" office:value-type="float" office:value="0">
            <text:p>0</text:p>
          </table:table-cell>
          <table:table-cell table:style-name="ce10" table:formula="of:=[.K39]+[.K40]+[.K46]+[.K47]" office:value-type="float" office:value="0">
            <text:p>0</text:p>
          </table:table-cell>
          <table:table-cell table:style-name="ce10" table:formula="of:=[.L39]+[.L40]+[.L46]+[.L47]" office:value-type="float" office:value="0">
            <text:p>0</text:p>
          </table:table-cell>
          <table:table-cell table:style-name="ce10" table:formula="of:=[.M39]+[.M40]+[.M46]+[.M47]" office:value-type="float" office:value="0">
            <text:p>0</text:p>
          </table:table-cell>
          <table:table-cell table:style-name="ce10" table:formula="of:=[.N39]+[.N40]+[.N46]+[.N47]" office:value-type="float" office:value="0">
            <text:p>0</text:p>
          </table:table-cell>
          <table:table-cell table:style-name="ce10" table:formula="of:=[.O39]+[.O40]+[.O46]+[.O47]" office:value-type="float" office:value="0">
            <text:p>0</text:p>
          </table:table-cell>
          <table:table-cell table:style-name="ce10" table:formula="of:=[.P39]+[.P40]+[.P46]+[.P47]" office:value-type="float" office:value="0">
            <text:p>0</text:p>
          </table:table-cell>
          <table:table-cell table:style-name="ce10" table:formula="of:=[.Q39]+[.Q40]+[.Q46]+[.Q47]" office:value-type="float" office:value="0">
            <text:p>0</text:p>
          </table:table-cell>
          <table:table-cell table:style-name="ce10" table:formula="of:=[.R39]+[.R40]+[.R46]+[.R47]" office:value-type="float" office:value="0">
            <text:p>0</text:p>
          </table:table-cell>
          <table:table-cell table:style-name="ce10" table:formula="of:=[.S39]+[.S40]+[.S46]+[.S47]" office:value-type="float" office:value="0">
            <text:p>0</text:p>
          </table:table-cell>
          <table:table-cell table:style-name="ce10" table:formula="of:=[.T39]+[.T40]+[.T46]+[.T47]" office:value-type="float" office:value="0">
            <text:p>0</text:p>
          </table:table-cell>
          <table:table-cell table:style-name="ce10" table:formula="of:=[.U39]+[.U40]+[.U46]+[.U47]" office:value-type="float" office:value="0">
            <text:p>0</text:p>
          </table:table-cell>
          <table:table-cell table:number-columns-repeated="1003"/>
        </table:table-row>
        <table:table-row table:style-name="ro1" table:number-rows-repeated="5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 table:number-columns-spanned="6" table:number-rows-spanned="1">
            <text:p>2: OpenCV + HW accelerator</text:p>
          </table:table-cell>
          <table:covered-table-cell table:number-columns-repeated="5" table:style-name="Default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string">
            <text:p>NC</text:p>
          </table:table-cell>
          <table:table-cell table:style-name="ce8" office:value-type="float" office:value="3" table:number-columns-spanned="6" table:number-rows-spanned="1">
            <text:p>3</text:p>
          </table:table-cell>
          <table:covered-table-cell table:number-columns-repeated="5" table:style-name="ce8"/>
          <table:table-cell table:style-name="ce8" office:value-type="float" office:value="5" table:number-columns-spanned="6" table:number-rows-spanned="1">
            <text:p>5</text:p>
          </table:table-cell>
          <table:covered-table-cell table:number-columns-repeated="4" table:style-name="ce8"/>
          <table:covered-table-cell table:style-name="ce11"/>
          <table:table-cell table:style-name="ce8" office:value-type="float" office:value="7" table:number-columns-spanned="6" table:number-rows-spanned="1">
            <text:p>7</text:p>
          </table:table-cell>
          <table:covered-table-cell table:number-columns-repeated="4" table:style-name="ce8"/>
          <table:covered-table-cell table:style-name="ce11"/>
          <table:table-cell table:number-columns-repeated="1003"/>
        </table:table-row>
        <table:table-row table:style-name="ro1">
          <table:table-cell table:number-columns-repeated="2"/>
          <table:table-cell table:style-name="ce4" office:value-type="string">
            <text:p>NG</text:p>
          </table: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8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style-name="ce8" office:value-type="float" office:value="3" table:number-columns-spanned="2" table:number-rows-spanned="1">
            <text:p>3</text:p>
          </table:table-cell>
          <table:covered-table-cell table:style-name="ce8"/>
          <table:table-cell table:style-name="ce8" office:value-type="float" office:value="5" table:number-columns-spanned="2" table:number-rows-spanned="1">
            <text:p>5</text:p>
          </table:table-cell>
          <table:covered-table-cell table:style-name="ce8"/>
          <table:table-cell table:style-name="ce8" office:value-type="float" office:value="7" table:number-columns-spanned="2" table:number-rows-spanned="1">
            <text:p>7</text:p>
          </table:table-cell>
          <table:covered-table-cell table:style-name="ce11" office:value-type="float" office:value="7">
            <text:p>7</text:p>
          </table:covered-table-cell>
          <table:table-cell table:number-columns-repeated="1003"/>
        </table:table-row>
        <table:table-row table:style-name="ro1">
          <table:table-cell table:style-name="ce1" table:number-columns-repeated="2"/>
          <table:table-cell table:style-name="ce6" office:value-type="string">
            <text:p>S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style-name="ce9" office:value-type="string">
            <text:p>0,4</text:p>
          </table:table-cell>
          <table:table-cell table:style-name="ce9" office:value-type="string">
            <text:p>1</text:p>
          </table:table-cell>
          <table:table-cell table:style-name="ce9" office:value-type="string">
            <text:p>0,8</text:p>
          </table:table-cell>
          <table:table-cell table:style-name="ce9" office:value-type="string">
            <text:p>1,3</text:p>
          </table:table-cell>
          <table:table-cell table:style-name="ce9" office:value-type="string">
            <text:p>1</text:p>
          </table:table-cell>
          <table:table-cell table:style-name="ce9" office:value-type="string">
            <text:p>1,5</text:p>
          </table:table-cell>
          <table:table-cell table:number-columns-repeated="1003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5" office:value-type="string">
            <text:p>Input Frame (imread)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5" office:value-type="string">
            <text:p>cvtColor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3">
          <table:table-cell table:style-name="ce2" office:value-type="string">
            <text:p>3.1</text:p>
          </table:table-cell>
          <table:table-cell table:style-name="ce5" office:value-type="string">
            <text:p>Gblur</text:p>
          </table:table-cell>
          <table:table-cell table:style-name="ce7" table:number-columns-repeated="2"/>
          <table:table-cell table:number-columns-repeated="6"/>
          <table:table-cell table:style-name="ce7" table:number-columns-repeated="11"/>
          <table:table-cell table:number-columns-repeated="1003"/>
        </table:table-row>
        <table:table-row table:style-name="ro3">
          <table:table-cell table:style-name="ce2" office:value-type="string">
            <text:p>3.2.1</text:p>
          </table:table-cell>
          <table:table-cell table:style-name="ce5" office:value-type="string">
            <text:p>SobelDx and SobelDy</text:p>
          </table:table-cell>
          <table:table-cell table:style-name="ce5" table:number-columns-repeated="19"/>
          <table:table-cell table:number-columns-repeated="1003"/>
        </table:table-row>
        <table:table-row table:style-name="ro3">
          <table:table-cell table:style-name="ce2" office:value-type="string">
            <text:p>3.2.2</text:p>
          </table:table-cell>
          <table:table-cell table:style-name="ce5" office:value-type="string">
            <text:p>NonMaxSuppress</text:p>
          </table:table-cell>
          <table:table-cell table:style-name="ce5" table:number-columns-repeated="19"/>
          <table:table-cell table:number-columns-repeated="1003"/>
        </table:table-row>
        <table:table-row table:style-name="ro3">
          <table:table-cell table:style-name="ce2" office:value-type="string">
            <text:p>3.2.3</text:p>
          </table:table-cell>
          <table:table-cell table:style-name="ce5" office:value-type="string">
            <text:p>HysteresisThreshold</text:p>
          </table:table-cell>
          <table:table-cell table:style-name="ce5" table:number-columns-repeated="19"/>
          <table:table-cell table:number-columns-repeated="1003"/>
        </table:table-row>
        <table:table-row table:style-name="ro3">
          <table:table-cell table:style-name="ce2" office:value-type="string">
            <text:p>3.2</text:p>
          </table:table-cell>
          <table:table-cell table:style-name="ce5" office:value-type="string">
            <text:p>CannyEdge total</text:p>
          </table:table-cell>
          <table:table-cell table:style-name="ce7" table:number-columns-repeated="2"/>
          <table:table-cell table:number-columns-repeated="6"/>
          <table:table-cell table:style-name="ce7" table:number-columns-repeated="11"/>
          <table:table-cell table:number-columns-repeated="1003"/>
        </table:table-row>
        <table:table-row table:style-name="ro3">
          <table:table-cell table:style-name="ce2" office:value-type="string">
            <text:p>3</text:p>
          </table:table-cell>
          <table:table-cell table:style-name="ce5" office:value-type="string">
            <text:p>Gblur+Canny – total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3">
          <table:table-cell table:style-name="ce2" office:value-type="string">
            <text:p>4</text:p>
          </table:table-cell>
          <table:table-cell office:value-type="string">
            <text:p>Output frame (imwrite)</text:p>
          </table:table-cell>
          <table:table-cell/>
          <table:table-cell/>
          <table:table-cell table:number-columns-repeated="6" table:style-name="Default"/>
          <table:table-cell table:number-columns-repeated="11"/>
          <table:table-cell table:number-columns-repeated="1003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4"/>
        </table:table-row>
        <table:table-row table:style-name="ro4">
          <table:table-cell/>
          <table:table-cell office:value-type="string">
            <text:p>Total (ms)</text:p>
          </table:table-cell>
          <table:table-cell/>
          <table:table-cell table:style-name="ce10" table:formula="of:=[.D59]+[.D60]+[.D66]+[.D67]" office:value-type="float" office:value="0">
            <text:p>0</text:p>
          </table:table-cell>
          <table:table-cell table:style-name="ce10" table:formula="of:=[.E59]+[.E60]+[.E66]+[.E67]" office:value-type="float" office:value="0">
            <text:p>0</text:p>
          </table:table-cell>
          <table:table-cell table:style-name="ce10" table:formula="of:=[.F59]+[.F60]+[.F66]+[.F67]" office:value-type="float" office:value="0">
            <text:p>0</text:p>
          </table:table-cell>
          <table:table-cell table:style-name="ce10" table:formula="of:=[.G59]+[.G60]+[.G66]+[.G67]" office:value-type="float" office:value="0">
            <text:p>0</text:p>
          </table:table-cell>
          <table:table-cell table:style-name="ce10" table:formula="of:=[.H59]+[.H60]+[.H66]+[.H67]" office:value-type="float" office:value="0">
            <text:p>0</text:p>
          </table:table-cell>
          <table:table-cell table:style-name="ce10" table:formula="of:=[.I59]+[.I60]+[.I66]+[.I67]" office:value-type="float" office:value="0">
            <text:p>0</text:p>
          </table:table-cell>
          <table:table-cell table:style-name="ce10" table:formula="of:=[.J59]+[.J60]+[.J66]+[.J67]" office:value-type="float" office:value="0">
            <text:p>0</text:p>
          </table:table-cell>
          <table:table-cell table:style-name="ce10" table:formula="of:=[.K59]+[.K60]+[.K66]+[.K67]" office:value-type="float" office:value="0">
            <text:p>0</text:p>
          </table:table-cell>
          <table:table-cell table:style-name="ce10" table:formula="of:=[.L59]+[.L60]+[.L66]+[.L67]" office:value-type="float" office:value="0">
            <text:p>0</text:p>
          </table:table-cell>
          <table:table-cell table:style-name="ce10" table:formula="of:=[.M59]+[.M60]+[.M66]+[.M67]" office:value-type="float" office:value="0">
            <text:p>0</text:p>
          </table:table-cell>
          <table:table-cell table:style-name="ce10" table:formula="of:=[.N59]+[.N60]+[.N66]+[.N67]" office:value-type="float" office:value="0">
            <text:p>0</text:p>
          </table:table-cell>
          <table:table-cell table:style-name="ce10" table:formula="of:=[.O59]+[.O60]+[.O66]+[.O67]" office:value-type="float" office:value="0">
            <text:p>0</text:p>
          </table:table-cell>
          <table:table-cell table:style-name="ce10" table:formula="of:=[.P59]+[.P60]+[.P66]+[.P67]" office:value-type="float" office:value="0">
            <text:p>0</text:p>
          </table:table-cell>
          <table:table-cell table:style-name="ce10" table:formula="of:=[.Q59]+[.Q60]+[.Q66]+[.Q67]" office:value-type="float" office:value="0">
            <text:p>0</text:p>
          </table:table-cell>
          <table:table-cell table:style-name="ce10" table:formula="of:=[.R59]+[.R60]+[.R66]+[.R67]" office:value-type="float" office:value="0">
            <text:p>0</text:p>
          </table:table-cell>
          <table:table-cell table:style-name="ce10" table:formula="of:=[.S59]+[.S60]+[.S66]+[.S67]" office:value-type="float" office:value="0">
            <text:p>0</text:p>
          </table:table-cell>
          <table:table-cell table:style-name="ce10" table:formula="of:=[.T59]+[.T60]+[.T66]+[.T67]" office:value-type="float" office:value="0">
            <text:p>0</text:p>
          </table:table-cell>
          <table:table-cell table:style-name="ce10" table:formula="of:=[.U59]+[.U60]+[.U66]+[.U67]" office:value-type="float" office:value="0">
            <text:p>0</text:p>
          </table:table-cell>
          <table:table-cell table:number-columns-repeated="1003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27/06/2016</text:date>, <text:time>15.54.1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Cillo</meta:initial-creator>
    <meta:creation-date>2016-06-08T11:38:52</meta:creation-date>
    <dc:date>2016-06-27T15:54:19</dc:date>
    <dc:creator>Stefano Cillo</dc:creator>
    <meta:editing-duration>PT14H39M32S</meta:editing-duration>
    <meta:editing-cycles>23</meta:editing-cycles>
    <meta:generator>OpenOffice/4.1.1$Unix OpenOffice.org_project/411m6$Build-9775</meta:generator>
    <meta:document-statistic meta:table-count="3" meta:cell-count="2288" meta:object-count="0"/>
  </office:meta>
</office:document-meta>
</file>